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2.098in"/>
    </style:style>
    <style:style style:name="co6" style:family="table-column">
      <style:table-column-properties fo:break-before="auto" style:column-width="1.2953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0.3091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3008in"/>
    </style:style>
    <style:style style:name="co14" style:family="table-column">
      <style:table-column-properties fo:break-before="auto" style:column-width="2.189in"/>
    </style:style>
    <style:style style:name="co15" style:family="table-column">
      <style:table-column-properties fo:break-before="auto" style:column-width="1.7717in"/>
    </style:style>
    <style:style style:name="co16" style:family="table-column">
      <style:table-column-properties fo:break-before="auto" style:column-width="0.4756in"/>
    </style:style>
    <style:style style:name="co17" style:family="table-column">
      <style:table-column-properties fo:break-before="auto" style:column-width="0.2925in"/>
    </style:style>
    <style:style style:name="co18" style:family="table-column">
      <style:table-column-properties fo:break-before="auto" style:column-width="1.8217in"/>
    </style:style>
    <style:style style:name="co19" style:family="table-column">
      <style:table-column-properties fo:break-before="auto" style:column-width="1.7047in"/>
    </style:style>
    <style:style style:name="co20" style:family="table-column">
      <style:table-column-properties fo:break-before="auto" style:column-width="0.3173in"/>
    </style:style>
    <style:style style:name="co21" style:family="table-column">
      <style:table-column-properties fo:break-before="auto" style:column-width="1.9055in"/>
    </style:style>
    <style:style style:name="co22" style:family="table-column">
      <style:table-column-properties fo:break-before="auto" style:column-width="1.2618in"/>
    </style:style>
    <style:style style:name="co23" style:family="table-column">
      <style:table-column-properties fo:break-before="auto" style:column-width="1.2118in"/>
    </style:style>
    <style:style style:name="co24" style:family="table-column">
      <style:table-column-properties fo:break-before="auto" style:column-width="1.0528in"/>
    </style:style>
    <style:style style:name="co25" style:family="table-column">
      <style:table-column-properties fo:break-before="auto" style:column-width="1.2366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2.2563in"/>
    </style:style>
    <style:style style:name="co28" style:family="table-column">
      <style:table-column-properties fo:break-before="auto" style:column-width="1.6626in"/>
    </style:style>
    <style:style style:name="co29" style:family="table-column">
      <style:table-column-properties fo:break-before="auto" style:column-width="0.4339in"/>
    </style:style>
    <style:style style:name="co30" style:family="table-column">
      <style:table-column-properties fo:break-before="auto" style:column-width="0.3673in"/>
    </style:style>
    <style:style style:name="co31" style:family="table-column">
      <style:table-column-properties fo:break-before="auto" style:column-width="2.022in"/>
    </style:style>
    <style:style style:name="co32" style:family="table-column">
      <style:table-column-properties fo:break-before="auto" style:column-width="1.1693in"/>
    </style:style>
    <style:style style:name="co33" style:family="table-column">
      <style:table-column-properties fo:break-before="auto" style:column-width="1.0862in"/>
    </style:style>
    <style:style style:name="co34" style:family="table-column">
      <style:table-column-properties fo:break-before="auto" style:column-width="0.2839in"/>
    </style:style>
    <style:style style:name="co35" style:family="table-column">
      <style:table-column-properties fo:break-before="auto" style:column-width="2.6161in"/>
    </style:style>
    <style:style style:name="co36" style:family="table-column">
      <style:table-column-properties fo:break-before="auto" style:column-width="0.4839in"/>
    </style:style>
    <style:style style:name="co37" style:family="table-column">
      <style:table-column-properties fo:break-before="auto" style:column-width="0.2165in"/>
    </style:style>
    <style:style style:name="co38" style:family="table-column">
      <style:table-column-properties fo:break-before="auto" style:column-width="2.298in"/>
    </style:style>
    <style:style style:name="co39" style:family="table-column">
      <style:table-column-properties fo:break-before="auto" style:column-width="5.1154in"/>
    </style:style>
    <style:style style:name="co40" style:family="table-column">
      <style:table-column-properties fo:break-before="auto" style:column-width="5.081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56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3091in" fo:break-before="auto" style:use-optimal-row-height="fals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2508in" fo:break-before="auto" style:use-optimal-row-height="false"/>
    </style:style>
    <style:style style:name="ro11" style:family="table-row">
      <style:table-row-properties style:row-height="0.2339in" fo:break-before="auto" style:use-optimal-row-height="false"/>
    </style:style>
    <style:style style:name="ro12" style:family="table-row">
      <style:table-row-properties style:row-height="0.2673in" fo:break-before="auto" style:use-optimal-row-height="false"/>
    </style:style>
    <style:style style:name="ro13" style:family="table-row">
      <style:table-row-properties style:row-height="0.5772in" fo:break-before="auto" style:use-optimal-row-height="false"/>
    </style:style>
    <style:style style:name="ro14" style:family="table-row">
      <style:table-row-properties style:row-height="0.4929in" fo:break-before="auto" style:use-optimal-row-height="true"/>
    </style:style>
    <style:style style:name="ro15" style:family="table-row">
      <style:table-row-properties style:row-height="0.861in" fo:break-before="auto" style:use-optimal-row-height="false"/>
    </style:style>
    <style:style style:name="ro16" style:family="table-row">
      <style:table-row-properties style:row-height="0.811in" fo:break-before="auto" style:use-optimal-row-height="true"/>
    </style:style>
    <style:style style:name="ro17" style:family="table-row">
      <style:table-row-properties style:row-height="0.3339in" fo:break-before="auto" style:use-optimal-row-height="true"/>
    </style:style>
    <style:style style:name="ro18" style:family="table-row">
      <style:table-row-properties style:row-height="0.652in" fo:break-before="auto" style:use-optimal-row-height="true"/>
    </style:style>
    <style:style style:name="ro19" style:family="table-row">
      <style:table-row-properties style:row-height="1.1291in" fo:break-before="auto" style:use-optimal-row-height="true"/>
    </style:style>
    <style:style style:name="ro20" style:family="table-row">
      <style:table-row-properties style:row-height="0.9701in" fo:break-before="auto" style:use-optimal-row-height="true"/>
    </style:style>
    <style:style style:name="ro21" style:family="table-row">
      <style:table-row-properties style:row-height="1.7654in" fo:break-before="auto" style:use-optimal-row-height="true"/>
    </style:style>
    <style:style style:name="ro22" style:family="table-row">
      <style:table-row-properties style:row-height="0.6854in" fo:break-before="auto" style:use-optimal-row-height="false"/>
    </style:style>
    <style:style style:name="ro23" style:family="table-row">
      <style:table-row-properties style:row-height="1.4472in" fo:break-before="auto" style:use-optimal-row-height="true"/>
    </style:style>
    <style:style style:name="ro24" style:family="table-row">
      <style:table-row-properties style:row-height="1.2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1.11pt double-thin #000000" style:border-line-width-bottom="0.0071in 0.0016in 0.0071in" fo:background-color="#9e9e9e" style:text-align-source="fix" style:repeat-content="false" fo:border-left="1.11pt double-thin #000000" style:border-line-width-left="0.0071in 0.0016in 0.0071in" fo:padding="0.028in" fo:border-right="none" fo:border-top="1.11pt double-thin #000000" style:border-line-width-top="0.0071in 0.0016in 0.0071in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color="#333333"/>
    </style:style>
    <style:style style:name="ce8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dbdb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0" style:family="table-cell" style:parent-style-name="Default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2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4" style:family="table-cell" style:parent-style-name="Default">
      <style:table-cell-properties fo:background-color="#607d8b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ext-properties fo:color="#333333" fo:font-size="14pt" style:font-size-asian="14pt" style:font-size-complex="14pt"/>
    </style:style>
    <style:style style:name="ce116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ackground-color="#ba68c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19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20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21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22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23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27" style:family="table-cell" style:parent-style-name="Default">
      <style:table-cell-properties fo:background-color="#e0e0e0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62" style:family="table-cell" style:parent-style-name="Default">
      <style:text-properties fo:color="#333333"/>
    </style:style>
    <style:style style:name="ce128" style:family="table-cell" style:parent-style-name="Default">
      <style:table-cell-properties fo:background-color="#ef9a9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29" style:family="table-cell" style:parent-style-name="Default">
      <style:table-cell-properties fo:background-color="#f44336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130" style:family="table-cell" style:parent-style-name="Default">
      <style:table-cell-properties fo:background-color="#c5e1a5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1" style:family="table-cell" style:parent-style-name="Default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2" style:family="table-cell" style:parent-style-name="Default">
      <style:table-cell-properties fo:background-color="#81d4f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3" style:family="table-cell" style:parent-style-name="Default">
      <style:table-cell-properties fo:background-color="#03a9f4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33" style:family="table-cell" style:parent-style-name="Default" style:data-style-name="N133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35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36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37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38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39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40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142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  <style:text-properties fo:color="#333333"/>
    </style:style>
    <style:style style:name="ce143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131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>
      <style:text-properties fo:color="#333333" fo:font-size="16pt" style:font-size-asian="16pt" style:font-size-complex="16pt"/>
    </style:style>
    <style:style style:name="ce148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49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50" style:family="table-cell" style:parent-style-name="Default">
      <style:table-cell-properties fo:background-color="#81d4f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51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51" style:family="table-cell" style:parent-style-name="Default" style:data-style-name="N0">
      <style:text-properties fo:color="#fafafa"/>
    </style:style>
    <style:style style:name="ce152" style:family="table-cell" style:parent-style-name="Default">
      <style:table-cell-properties fo:background-color="#9e9e9e" style:text-align-source="fix" style:repeat-content="false" fo:border="non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ackground-color="#ffc107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54" style:family="table-cell" style:parent-style-name="Default" style:data-style-name="N131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 style:data-style-name="N131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6" style:family="table-cell" style:parent-style-name="Default" style:data-style-name="N131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>
      <style:table-cell-properties fo:background-color="#ffc107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63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64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65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66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67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68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69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67" style:family="table-cell" style:parent-style-name="Default" style:data-style-name="N131">
      <style:table-cell-properties fo:background-color="#8bc34a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68" style:family="table-cell" style:parent-style-name="Default" style:data-style-name="N131">
      <style:table-cell-properties fo:background-color="#f44336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69" style:family="table-cell" style:parent-style-name="Default" style:data-style-name="N131">
      <style:table-cell-properties fo:background-color="#8bc34a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70" style:family="table-cell" style:parent-style-name="Default" style:data-style-name="N131">
      <style:table-cell-properties fo:background-color="#03a9f4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74" style:family="table-cell" style:parent-style-name="Default" style:data-style-name="N133">
      <style:table-cell-properties fo:background-color="#ffe082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75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77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78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79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81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82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83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84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85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 style:data-style-name="N131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89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90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91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92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93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94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95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96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7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</style:style>
    <style:style style:name="ce98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[.$H$42]&lt;1)" style:apply-style-name="Accent" style:base-cell-address="Build.E43"/>
    </style:style>
    <style:style style:name="ce99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3])&lt;1)" style:apply-style-name="Accent" style:base-cell-address="Build.E44"/>
    </style:style>
    <style:style style:name="ce100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4])&lt;1)" style:apply-style-name="Unavailable" style:base-cell-address="Build.E45"/>
    </style:style>
    <style:style style:name="ce101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5])&lt;1)" style:apply-style-name="Unavailable" style:base-cell-address="Build.E46"/>
    </style:style>
    <style:style style:name="ce102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6])&lt;1)" style:apply-style-name="Unavailable" style:base-cell-address="Build.E47"/>
    </style:style>
    <style:style style:name="ce103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7])&lt;1)" style:apply-style-name="Unavailable" style:base-cell-address="Build.E48"/>
    </style:style>
    <style:style style:name="ce104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8])&lt;1)" style:apply-style-name="Unavailable" style:base-cell-address="Build.E49"/>
    </style:style>
    <style:style style:name="ce105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9])&lt;1)" style:apply-style-name="Unavailable" style:base-cell-address="Build.E50"/>
    </style:style>
    <style:style style:name="ce106" style:family="table-cell" style:parent-style-name="Default" style:data-style-name="N0">
      <style:text-properties fo:color="#333333"/>
    </style:style>
    <style:style style:name="ce88" style:family="table-cell" style:parent-style-name="Default">
      <style:table-cell-properties fo:background-color="#bdbdbd"/>
      <style:text-properties fo:font-size="14pt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fo:background-color="#bdbdbd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>
      <style:table-cell-properties fo:background-color="#9575c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6pt" style:font-size-asian="16pt" style:font-size-complex="16pt"/>
    </style:style>
    <style:style style:name="ce191" style:family="table-cell" style:parent-style-name="Default">
      <style:text-properties fo:color="#333333" fo:font-weight="bold" style:font-weight-asian="bold" style:font-weight-complex="bold"/>
    </style:style>
    <style:style style:name="ce192" style:family="table-cell" style:parent-style-name="Default">
      <style:table-cell-properties fo:background-color="#bdbdbd"/>
      <style:text-properties fo:color="#333333" fo:font-size="14pt" fo:font-weight="bold" style:font-size-asian="14pt" style:font-weight-asian="bold" style:font-size-complex="14pt" style:font-weight-complex="bold"/>
    </style:style>
    <style:style style:name="ce228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196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 fo:margin-left="0in"/>
      <style:text-properties fo:color="#333333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bdbdbd"/>
    </style:style>
    <style:style style:name="ce198" style:family="table-cell" style:parent-style-name="Default">
      <style:table-cell-properties fo:background-color="#bdbdb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20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0pt" style:font-size-asian="10pt" style:font-size-complex="10pt"/>
    </style:style>
    <style:style style:name="ce201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/>
    </style:style>
    <style:style style:name="ce202" style:family="table-cell" style:parent-style-name="Default">
      <style:table-cell-properties fo:background-color="#9e9e9e" style:vertical-align="middle"/>
      <style:text-properties fo:color="#333333"/>
    </style:style>
    <style:style style:name="ce203" style:family="table-cell" style:parent-style-name="Default" style:data-style-name="N0">
      <style:table-cell-properties fo:background-color="#bdbdbd" style:text-align-source="fix" style:repeat-content="false" style:vertical-align="top"/>
      <style:paragraph-properties fo:text-align="start" fo:margin-left="0in"/>
      <style:text-properties fo:color="#333333"/>
    </style:style>
    <style:style style:name="ce243" style:family="table-cell" style:parent-style-name="Default">
      <style:table-cell-properties fo:background-color="#bdbdbd"/>
      <style:text-properties fo:color="#333333"/>
    </style:style>
    <style:style style:name="ce205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172" style:family="table-cell" style:parent-style-name="Default">
      <style:table-cell-properties fo:background-color="#bdbdbd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9e9e9e" style:text-align-source="fix" style:repeat-content="false" fo:border="non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fo:background-color="#fff17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able-cell-properties fo:background-color="#ffb300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09" style:family="table-cell" style:parent-style-name="Default" style:data-style-name="N131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0" style:family="table-cell" style:parent-style-name="Default" style:data-style-name="N131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1" style:family="table-cell" style:parent-style-name="Default" style:data-style-name="N131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2" style:family="table-cell" style:parent-style-name="Default" style:data-style-name="N131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3" style:family="table-cell" style:parent-style-name="Default" style:data-style-name="N131">
      <style:text-properties fo:color="#333333"/>
    </style:style>
    <style:style style:name="ce214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/>
    </style:style>
    <style:style style:name="ce231" style:family="table-cell" style:parent-style-name="Default">
      <style:table-cell-properties fo:background-color="#bdbdbd" style:text-align-source="fix" style:repeat-content="false" style:vertical-align="top"/>
      <style:paragraph-properties fo:text-align="end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233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4pt" style:font-size-asian="14pt" style:font-size-complex="14pt"/>
    </style:style>
    <style:style style:name="ce234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0pt" style:font-size-asian="10pt" style:font-size-complex="10pt"/>
    </style:style>
    <style:style style:name="ce235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/>
    </style:style>
    <style:style style:name="ce236" style:family="table-cell" style:parent-style-name="Default">
      <style:table-cell-properties fo:background-color="#9e9e9e" style:vertical-align="top"/>
      <style:text-properties fo:color="#333333"/>
    </style:style>
    <style:style style:name="ce216" style:family="table-cell" style:parent-style-name="Default">
      <style:table-cell-properties fo:background-color="#ffab91" style:text-align-source="fix" style:repeat-content="false" fo:border="0.74pt solid #000000"/>
      <style:paragraph-properties fo:text-align="center" fo:margin-left="0in"/>
      <style:text-properties fo:color="#333333"/>
    </style:style>
    <style:style style:name="ce217" style:family="table-cell" style:parent-style-name="Default">
      <style:table-cell-properties fo:background-color="#f44336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18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/>
    </style:style>
    <style:style style:name="ce219" style:family="table-cell" style:parent-style-name="Default">
      <style:table-cell-properties fo:background-color="#03a9f4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66" style:family="table-cell" style:parent-style-name="Default">
      <style:table-cell-properties fo:background-color="#fff59d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ext-properties fo:font-weight="normal" style:font-weight-asian="normal" style:font-weight-complex="normal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Utility Abilities By Art'.$B$8:.$B$71])" table:allow-empty-cell="true" table:display-list="unsorted" table:base-cell-address="Build.A38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)" table:allow-empty-cell="false" table:display-list="unsorted" table:base-cell-address="Build.B3">
          <table:error-message table:message-type="stop" table:display="true"/>
        </table:content-validation>
        <table:content-validation table:name="val3" table:base-cell-address="Build.B38">
          <table:error-message table:message-type="stop" table:display="true"/>
        </table:content-validation>
        <table:content-validation table:name="val4" table:condition="of:cell-content-is-in-list([$'Combat Abilities By Art'.$B$12:.$B$84])" table:allow-empty-cell="true" table:display-list="unsorted" table:base-cell-address="Build.E42">
          <table:error-message table:message-type="stop" table:display="true"/>
        </table:content-validation>
        <table:content-validation table:name="val5" table:condition="of:cell-content-is-in-list(&quot;  &quot;;&quot;1&quot;;&quot;2&quot;;&quot;3&quot;;&quot;4&quot;;&quot;5&quot;;&quot;6&quot;;&quot;7&quot;;&quot;8&quot;;&quot;9&quot;)" table:allow-empty-cell="true" table:display-list="unsorted" table:base-cell-address="Build.H42">
          <table:error-message table:message-type="stop" table:display="true"/>
        </table:content-validation>
        <table:content-validation table:name="val6" table:condition="of:cell-content-is-in-list(&quot;&quot;;&quot;1&quot;;&quot;2&quot;;&quot;3&quot;;&quot;4&quot;;&quot;5&quot;;&quot;6&quot;;&quot;7&quot;;&quot;8&quot;;&quot;9&quot;)" table:allow-empty-cell="true" table:display-list="unsorted" table:base-cell-address="Build.H42">
          <table:error-message table:message-type="stop" table:display="true"/>
        </table:content-validation>
        <table:content-validation table:name="val7" table:condition="of:cell-content-is-in-list([$Utility.$B$65:.$B$76])" table:allow-empty-cell="true" table:display-list="unsorted" table:base-cell-address="Utility.I4">
          <table:error-message table:message-type="stop" table:display="true"/>
        </table:content-validation>
        <table:content-validation table:name="val8" table:condition="of:cell-content-is-in-list([$Combat.$B$51:.$B$64])" table:allow-empty-cell="true" table:display-list="unsorted" table:base-cell-address="Combat.K4">
          <table:error-message table:message-type="stop" table:display="true"/>
        </table:content-validation>
      </table:content-validations>
      <table:table table:name="Buil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27" office:value-type="string" calcext:value-type="string" table:number-columns-spanned="2" table:number-rows-spanned="1">
            <text:p>Garfield McGillicuddy</text:p>
          </table:table-cell>
          <table:covered-table-cell table:style-name="ce142"/>
          <table:table-cell table:style-name="ce147"/>
          <table:table-cell table:style-name="ce152" office:value-type="string" calcext:value-type="string">
            <text:p>SPEED</text:p>
          </table:table-cell>
          <table:table-cell table:style-name="ce152" office:value-type="string" calcext:value-type="string">
            <text:p>INITIATIVE</text:p>
          </table:table-cell>
          <table:table-cell table:style-name="ce85" office:value-type="string" calcext:value-type="string">
            <text:p>MAX EFFORT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5"/>
          <table:table-cell table:style-name="ce153" table:formula="of:=4" office:value-type="float" office:value="4" calcext:value-type="float">
            <text:p>4</text:p>
          </table:table-cell>
          <table:table-cell table:style-name="ce167" table:formula="of:=[$Build.$E$10]" office:value-type="float" office:value="1" calcext:value-type="float">
            <text:p>+1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LEVEL</text:p>
          </table:table-cell>
          <table:table-cell table:style-name="ce127" table:content-validation-name="val2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80" office:value-type="string" calcext:value-type="string" table:number-columns-spanned="5" table:number-rows-spanned="1">
            <text:p>ATTRIBUTES</text:p>
          </table:table-cell>
          <table:covered-table-cell table:number-columns-repeated="4" table:style-name="ce62"/>
          <table:table-cell table:number-columns-repeated="6"/>
        </table:table-row>
        <table:table-row table:style-name="ro5">
          <table:table-cell table:style-name="ce107" office:value-type="string" calcext:value-type="string">
            <text:p>GENERAL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SPECIFIC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MODIFIER</text:p>
          </table:table-cell>
          <table:table-cell table:style-name="ce107" office:value-type="string" calcext:value-type="string">
            <text:p>DEFENSES</text:p>
          </table:table-cell>
          <table:table-cell table:style-name="ce85" office:value-type="string" calcext:value-type="string" table:number-columns-spanned="1" table:number-rows-spanned="2">
            <text:p>FATIGUE</text:p>
            <text:p>TOLERANCE</text:p>
          </table:table-cell>
          <table:table-cell table:number-columns-repeated="4"/>
        </table:table-row>
        <table:table-row table:style-name="ro5">
          <table:table-cell table:style-name="ce108" office:value-type="string" calcext:value-type="string" table:number-columns-spanned="1" table:number-rows-spanned="2">
            <text:p>Physique (PHY)</text:p>
          </table:table-cell>
          <table:table-cell table:style-name="ce128" table:number-columns-spanned="1" table:number-rows-spanned="2"/>
          <table:table-cell table:style-name="ce143" office:value-type="string" calcext:value-type="string">
            <text:p>Might (MIG)</text:p>
          </table:table-cell>
          <table:table-cell table:style-name="ce148"/>
          <table:table-cell table:style-name="ce154" table:formula="of:=[.$B$7]+[.$D7]" office:value-type="float" office:value="0" calcext:value-type="float">
            <text:p>+0</text:p>
          </table:table-cell>
          <table:table-cell table:style-name="ce107" office:value-type="string" calcext:value-type="string">
            <text:p>Resistance</text:p>
          </table:table-cell>
          <table:covered-table-cell/>
          <table:table-cell table:number-columns-repeated="4"/>
        </table:table-row>
        <table:table-row table:style-name="ro2">
          <table:covered-table-cell table:style-name="ce109"/>
          <table:covered-table-cell table:style-name="ce129"/>
          <table:table-cell table:style-name="ce143" office:value-type="string" calcext:value-type="string">
            <text:p>Endurance (END)</text:p>
          </table:table-cell>
          <table:table-cell table:style-name="ce148" office:value-type="float" office:value="1" calcext:value-type="float">
            <text:p>1</text:p>
          </table:table-cell>
          <table:table-cell table:style-name="ce154" table:formula="of:=[.$B$7]+[.$D8]" office:value-type="float" office:value="1" calcext:value-type="float">
            <text:p>+1</text:p>
          </table:table-cell>
          <table:table-cell table:style-name="ce168" table:formula="of:=[$Build.$E$8]" office:value-type="float" office:value="1" calcext:value-type="float">
            <text:p>+1</text:p>
          </table:table-cell>
          <table:table-cell table:style-name="ce143" table:formula="of:=10+[$Build.E8]" office:value-type="float" office:value="11" calcext:value-type="float">
            <text:p>11</text:p>
          </table:table-cell>
          <table:table-cell table:number-columns-repeated="4"/>
        </table:table-row>
        <table:table-row table:style-name="ro5">
          <table:table-cell table:style-name="ce110" office:value-type="string" calcext:value-type="string" table:number-columns-spanned="1" table:number-rows-spanned="2">
            <text:p>Nimbleness (NIM)</text:p>
          </table:table-cell>
          <table:table-cell table:style-name="ce130" office:value-type="float" office:value="1" calcext:value-type="float" table:number-columns-spanned="1" table:number-rows-spanned="2">
            <text:p>1</text:p>
          </table:table-cell>
          <table:table-cell table:style-name="ce144" office:value-type="string" calcext:value-type="string">
            <text:p>Finesse (FIN)</text:p>
          </table:table-cell>
          <table:table-cell table:style-name="ce149" office:value-type="float" office:value="1" calcext:value-type="float">
            <text:p>1</text:p>
          </table:table-cell>
          <table:table-cell table:style-name="ce155" table:formula="of:=[.$B$9]+[.$D9]" office:value-type="float" office:value="2" calcext:value-type="float">
            <text:p>+2</text:p>
          </table:table-cell>
          <table:table-cell table:style-name="ce107" office:value-type="string" calcext:value-type="string">
            <text:p>Evasion</text:p>
          </table:table-cell>
          <table:table-cell table:number-columns-repeated="5"/>
        </table:table-row>
        <table:table-row table:style-name="ro6">
          <table:covered-table-cell table:style-name="ce111"/>
          <table:covered-table-cell table:style-name="ce131"/>
          <table:table-cell table:style-name="ce144" office:value-type="string" calcext:value-type="string">
            <text:p>Reflex (REF)</text:p>
          </table:table-cell>
          <table:table-cell table:style-name="ce149"/>
          <table:table-cell table:style-name="ce155" table:formula="of:=[.$B$9]+[.D10]" office:value-type="float" office:value="1" calcext:value-type="float">
            <text:p>+1</text:p>
          </table:table-cell>
          <table:table-cell table:style-name="ce169" table:formula="of:=[$Build.$E$10]" office:value-type="float" office:value="1" calcext:value-type="float">
            <text:p>+1</text:p>
          </table:table-cell>
          <table:table-cell table:style-name="ce85" office:value-type="string" calcext:value-type="string" table:number-columns-spanned="1" table:number-rows-spanned="2">
            <text:p>STRESS</text:p>
            <text:p>TOLERANCE</text:p>
          </table:table-cell>
          <table:table-cell table:number-columns-repeated="4"/>
        </table:table-row>
        <table:table-row table:style-name="ro5">
          <table:table-cell table:style-name="ce112" office:value-type="string" calcext:value-type="string" table:number-columns-spanned="1" table:number-rows-spanned="2">
            <text:p>Cognition (COG)</text:p>
          </table:table-cell>
          <table:table-cell table:style-name="ce132" table:number-columns-spanned="1" table:number-rows-spanned="2"/>
          <table:table-cell table:style-name="ce145" office:value-type="string" calcext:value-type="string">
            <text:p>Reasoning (REA)</text:p>
          </table:table-cell>
          <table:table-cell table:style-name="ce150"/>
          <table:table-cell table:style-name="ce156" table:formula="of:=[.$B$11]+[.$D11]" office:value-type="float" office:value="0" calcext:value-type="float">
            <text:p>+0</text:p>
          </table:table-cell>
          <table:table-cell table:style-name="ce107" office:value-type="string" calcext:value-type="string">
            <text:p>Resolve</text:p>
          </table:table-cell>
          <table:covered-table-cell/>
          <table:table-cell table:number-columns-repeated="4"/>
        </table:table-row>
        <table:table-row table:style-name="ro2">
          <table:covered-table-cell table:style-name="ce113"/>
          <table:covered-table-cell table:style-name="ce133"/>
          <table:table-cell table:style-name="ce145" office:value-type="string" calcext:value-type="string">
            <text:p>Focus (FOC)</text:p>
          </table:table-cell>
          <table:table-cell table:style-name="ce151"/>
          <table:table-cell table:style-name="ce156" table:formula="of:=[.$B$11]+[.$D12]" office:value-type="float" office:value="0" calcext:value-type="float">
            <text:p>+0</text:p>
          </table:table-cell>
          <table:table-cell table:style-name="ce170" table:formula="of:=[$Build.$E$12]" office:value-type="float" office:value="0" calcext:value-type="float">
            <text:p>+0</text:p>
          </table:table-cell>
          <table:table-cell table:style-name="ce145" table:formula="of:=10+[$Build.E12]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114" office:value-type="string" calcext:value-type="string">
            <text:p>Unallocated</text:p>
          </table:table-cell>
          <table:table-cell table:style-name="ce114" table:formula="of:=FLOOR(([.$B$3]-1)/4)+1-([.$B$7]+[.$B$9]+[.$B$11])" office:value-type="float" office:value="0" calcext:value-type="float">
            <text:p>0</text:p>
          </table:table-cell>
          <table:table-cell/>
          <table:table-cell table:style-name="ce114" table:formula="of:=FLOOR(([.$B$3]+1)/4)+2-SUM([.D7:.D12])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table:style-name="ce115" table:number-columns-repeated="5"/>
          <table:table-cell table:number-columns-repeated="6"/>
        </table:table-row>
        <table:table-row table:style-name="ro7">
          <table:table-cell table:style-name="ce116" office:value-type="string" calcext:value-type="string" table:number-columns-spanned="3" table:number-rows-spanned="1">
            <text:p>UTILITY ARTS</text:p>
          </table:table-cell>
          <table:covered-table-cell table:number-columns-repeated="2" table:style-name="ce62"/>
          <table:table-cell/>
          <table:table-cell table:style-name="ce116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62"/>
          <table:table-cell table:number-columns-repeated="4"/>
        </table:table-row>
        <table:table-row table:style-name="ro8"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 table:number-columns-repeated="4"/>
        </table:table-row>
        <table:table-row table:style-name="ro9" table:visibility="collapse">
          <table:table-cell table:style-name="ce107" table:number-columns-repeated="3"/>
          <table:table-cell/>
          <table:table-cell table:style-name="ce107" table:number-columns-repeated="3"/>
          <table:table-cell table:number-columns-repeated="4"/>
        </table:table-row>
        <table:table-row table:style-name="ro8">
          <table:table-cell table:style-name="ce117" office:value-type="string" calcext:value-type="string">
            <text:p>Struction</text:p>
          </table:table-cell>
          <table:table-cell table:style-name="ce33" office:value-type="float" office:value="0" calcext:value-type="float">
            <text:p/>
          </table:table-cell>
          <table:table-cell table:style-name="ce146" table:formula="of:=[.$E$7]+FLOOR([.$E$8]/2)+FLOOR([.B18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Brawling</text:p>
          </table:table-cell>
          <table:table-cell table:style-name="ce74"/>
          <table:table-cell table:style-name="ce180" table:formula="of:=[$Build.$E$7]+FLOOR([$Build.$E$8]/2)+FLOOR([.F18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Craft</text:p>
          </table:table-cell>
          <table:table-cell table:style-name="ce33" office:value-type="float" office:value="1" calcext:value-type="float">
            <text:p>1</text:p>
          </table:table-cell>
          <table:table-cell table:style-name="ce146" table:formula="of:=[.$E$9]+FLOOR([.$E$8]/2)+FLOOR([.B19]/2)" office:value-type="float" office:value="2" calcext:value-type="float">
            <text:p>+2</text:p>
          </table:table-cell>
          <table:table-cell/>
          <table:table-cell table:style-name="ce157" office:value-type="string" calcext:value-type="string">
            <text:p>Dueling</text:p>
          </table:table-cell>
          <table:table-cell table:style-name="ce74" office:value-type="float" office:value="2" calcext:value-type="float">
            <text:p>2</text:p>
          </table:table-cell>
          <table:table-cell table:style-name="ce180" table:formula="of:=[$Build.$E$9]+FLOOR([$Build.$E$8]/2)+FLOOR([.F19]/2)" office:value-type="float" office:value="3" calcext:value-type="float">
            <text:p>+3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search</text:p>
          </table:table-cell>
          <table:table-cell table:style-name="ce33" office:value-type="float" office:value="0" calcext:value-type="float">
            <text:p/>
          </table:table-cell>
          <table:table-cell table:style-name="ce146" table:formula="of:=[.$E$11]+FLOOR([.$E$8]/2)+FLOOR([.B20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Infusion</text:p>
          </table:table-cell>
          <table:table-cell table:style-name="ce74"/>
          <table:table-cell table:style-name="ce180" table:formula="of:=[$Build.$E$11]+FLOOR([$Build.$E$8]/2)+FLOOR([.F20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Athletics</text:p>
          </table:table-cell>
          <table:table-cell table:style-name="ce33" office:value-type="float" office:value="0" calcext:value-type="float">
            <text:p/>
          </table:table-cell>
          <table:table-cell table:style-name="ce146" table:formula="of:=[.$E$7]+FLOOR([.$E$10]/2)+FLOOR([.B21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Archery</text:p>
          </table:table-cell>
          <table:table-cell table:style-name="ce74"/>
          <table:table-cell table:style-name="ce180" table:formula="of:=[$Build.$E$7]+FLOOR([$Build.$E$10]/2)+FLOOR([.F21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Stealth</text:p>
          </table:table-cell>
          <table:table-cell table:style-name="ce33" office:value-type="float" office:value="0" calcext:value-type="float">
            <text:p/>
          </table:table-cell>
          <table:table-cell table:style-name="ce146" table:formula="of:=[.$E$9]+FLOOR([.$E$10]/2)+FLOOR([.B22]/2)" office:value-type="float" office:value="2" calcext:value-type="float">
            <text:p>+2</text:p>
          </table:table-cell>
          <table:table-cell/>
          <table:table-cell table:style-name="ce157" office:value-type="string" calcext:value-type="string">
            <text:p>Ninjutsu</text:p>
          </table:table-cell>
          <table:table-cell table:style-name="ce74"/>
          <table:table-cell table:style-name="ce180" table:formula="of:=[$Build.$E$9]+FLOOR([$Build.$E$10]/2)+FLOOR([.F22]/2)" office:value-type="float" office:value="2" calcext:value-type="float">
            <text:p>+2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Problem Solving</text:p>
          </table:table-cell>
          <table:table-cell table:style-name="ce33" office:value-type="float" office:value="1" calcext:value-type="float">
            <text:p>1</text:p>
          </table:table-cell>
          <table:table-cell table:style-name="ce146" table:formula="of:=[.$E$11]+FLOOR([.$E$10]/2)+FLOOR([.B23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Kineticism</text:p>
          </table:table-cell>
          <table:table-cell table:style-name="ce74" office:value-type="float" office:value="1" calcext:value-type="float">
            <text:p>1</text:p>
          </table:table-cell>
          <table:table-cell table:style-name="ce180" table:formula="of:=[$Build.$E$11]+FLOOR([$Build.$E$10]/2)+FLOOR([.F23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Leadership</text:p>
          </table:table-cell>
          <table:table-cell table:style-name="ce33" office:value-type="float" office:value="0" calcext:value-type="float">
            <text:p/>
          </table:table-cell>
          <table:table-cell table:style-name="ce146" table:formula="of:=[.$E$11]+FLOOR([.$E$8]/2)+FLOOR([.B24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Animism</text:p>
          </table:table-cell>
          <table:table-cell table:style-name="ce74"/>
          <table:table-cell table:style-name="ce180" table:formula="of:=[$Build.$E$7]+FLOOR([$Build.$E$12]/2)+FLOOR([.F24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Influence</text:p>
          </table:table-cell>
          <table:table-cell table:style-name="ce33" office:value-type="float" office:value="1" calcext:value-type="float">
            <text:p>1</text:p>
          </table:table-cell>
          <table:table-cell table:style-name="ce146" table:formula="of:=[.$E$11]+FLOOR([.$E$10]/2)+FLOOR([.B25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Mesmerism</text:p>
          </table:table-cell>
          <table:table-cell table:style-name="ce74"/>
          <table:table-cell table:style-name="ce180" table:formula="of:=[$Build.$E$9]+FLOOR([$Build.$E$12]/2)+FLOOR([.F25]/2)" office:value-type="float" office:value="2" calcext:value-type="float">
            <text:p>+2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connaissance</text:p>
          </table:table-cell>
          <table:table-cell table:style-name="ce33" office:value-type="float" office:value="0" calcext:value-type="float">
            <text:p/>
          </table:table-cell>
          <table:table-cell table:style-name="ce146" table:formula="of:=[.$E$11]+FLOOR([.$E$12]/2)+FLOOR([.B26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Elementalism</text:p>
          </table:table-cell>
          <table:table-cell table:style-name="ce74"/>
          <table:table-cell table:style-name="ce180" table:formula="of:=[$Build.$E$11]+FLOOR([$Build.$E$12]/2)+FLOOR([.F26]/2)" office:value-type="float" office:value="0" calcext:value-type="float">
            <text:p>+0</text:p>
          </table:table-cell>
          <table:table-cell table:number-columns-repeated="4"/>
        </table:table-row>
        <table:table-row table:style-name="ro5">
          <table:table-cell table:style-name="ce114" office:value-type="string" calcext:value-type="string">
            <text:p>Unallocated</text:p>
          </table:table-cell>
          <table:table-cell table:style-name="ce114" table:formula="of:=FLOOR(([.$B$3]-1)/2)+FLOOR([.$B$3]/12)+3-SUM([.B18:.B26])" office:value-type="float" office:value="0" calcext:value-type="float">
            <text:p>0</text:p>
          </table:table-cell>
          <table:table-cell table:number-columns-repeated="2"/>
          <table:table-cell table:style-name="ce114" office:value-type="string" calcext:value-type="string">
            <text:p>Unallocated</text:p>
          </table:table-cell>
          <table:table-cell table:style-name="ce114" table:formula="of:=FLOOR(([.$B$3]/2)+3)-SUM([.F18:.F26]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table:style-name="ce117" office:value-type="string" calcext:value-type="string">
            <text:p>ABILITY POINTS</text:p>
          </table:table-cell>
          <table:table-cell table:style-name="ce117" table:formula="of:=SUM([.B18:.B26])" office:value-type="float" office:value="3" calcext:value-type="float">
            <text:p>3</text:p>
          </table:table-cell>
          <table:table-cell table:number-columns-repeated="2"/>
          <table:table-cell table:style-name="ce158" office:value-type="string" calcext:value-type="string">
            <text:p>ABILITY POINTS</text:p>
          </table:table-cell>
          <table:table-cell table:style-name="ce158" table:formula="of:=SUM([.F18:.F26])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7">
          <table:table-cell table:style-name="ce116" office:value-type="string" calcext:value-type="string" table:number-columns-spanned="3" table:number-rows-spanned="1">
            <text:p>UTILITY ABILITIES</text:p>
          </table:table-cell>
          <table:covered-table-cell table:number-columns-repeated="2" table:style-name="ce62"/>
          <table:table-cell/>
          <table:table-cell table:style-name="ce116" office:value-type="string" calcext:value-type="string" table:number-columns-spanned="4" table:number-rows-spanned="1">
            <text:p>COMBAT ABILITIES</text:p>
          </table:table-cell>
          <table:covered-table-cell table:number-columns-repeated="3"/>
          <table:table-cell table:number-columns-repeated="3"/>
        </table:table-row>
        <table:table-row table:style-name="ro5"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 table:style-name="ce107" office:value-type="string" calcext:value-type="string">
            <text:p>Tier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ush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Basic Attack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96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Help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Dash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96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Interced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cover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96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Double or Nothing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suscitat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96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ractic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Coup de Grac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96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Meditat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Brac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96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 office:value-type="string" calcext:value-type="string">
            <text:p>Strategize</text:p>
          </table:table-cell>
          <table:table-cell table:style-name="ce135" table:content-validation-name="val3" table:number-matrix-columns-spanned="1" table:number-matrix-rows-spanned="1" table:formula="of:=COM.MICROSOFT.FILTER(['Utility Abilities By Art'.$A$2:.$A$70]; ['Utility Abilities By Art'.$B$2:.$B$70]=[.A38])" office:value-type="string" office:string-value="Problem Solving" calcext:value-type="string">
            <text:p>Problem Solving</text:p>
          </table:table-cell>
          <table:table-cell table:style-name="ce135" table:content-validation-name="val3" table:formula="of:=IFERROR(COM.MICROSOFT.FILTER(['Utility Abilities By Art'.$C$2:.$C$70]; ['Utility Abilities By Art'.$B$2:.$B$70]=[.A38]);&quot;&quot;)" office:value-type="string" office:string-value="Downtime" calcext:value-type="string">
            <text:p>Downtime</text:p>
          </table:table-cell>
          <table:table-cell table:style-name="ce51" table:formula="of:=IFERROR(IF(IFNA(INDEX(COM.MICROSOFT.FILTER([.$B$18:.$B$26]; [.$A$18:.$A$26]=[.B38]);1);0)&lt;1;&quot;Illegal!&quot;;&quot;&quot;);&quot;&quot;)">
            <text:p/>
          </table:table-cell>
          <table:table-cell table:style-name="ce159" office:value-type="string" calcext:value-type="string">
            <text:p>Dodg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96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 office:value-type="string" calcext:value-type="string">
            <text:p>Shrewd Negotiation</text:p>
          </table:table-cell>
          <table:table-cell table:style-name="ce135" table:content-validation-name="val3" table:number-matrix-columns-spanned="1" table:number-matrix-rows-spanned="1" table:formula="of:=COM.MICROSOFT.FILTER(['Utility Abilities By Art'.$A$2:.$A$70]; ['Utility Abilities By Art'.$B$2:.$B$70]=[.A39])" office:value-type="string" office:string-value="Influence" calcext:value-type="string">
            <text:p>Influence</text:p>
          </table:table-cell>
          <table:table-cell table:style-name="ce135" table:content-validation-name="val3" table:formula="of:=IFERROR(COM.MICROSOFT.FILTER(['Utility Abilities By Art'.$C$2:.$C$70]; ['Utility Abilities By Art'.$B$2:.$B$70]=[.A39]);&quot;&quot;)" office:value-type="string" office:string-value="Proactive" calcext:value-type="string">
            <text:p>Proactive</text:p>
          </table:table-cell>
          <table:table-cell table:style-name="ce51" table:formula="of:=IFERROR(IF(IFNA(INDEX(COM.MICROSOFT.FILTER([.$B$18:.$B$26]; [.$A$18:.$A$26]=[.B39]);1);0)&lt;1;&quot;Illegal!&quot;;&quot;&quot;);&quot;&quot;)">
            <text:p/>
          </table:table-cell>
          <table:table-cell table:style-name="ce159" office:value-type="string" calcext:value-type="string">
            <text:p>Concentrat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96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 office:value-type="string" calcext:value-type="string">
            <text:p>Silver Tongue</text:p>
          </table:table-cell>
          <table:table-cell table:style-name="ce135" table:content-validation-name="val3" table:formula="of:=IFERROR(INDEX(COM.MICROSOFT.FILTER(['Utility Abilities By Art'.$A$2:.$A$70]; ['Utility Abilities By Art'.$B$2:.$B$70]=[.A40]);1);&quot;&quot;)" office:value-type="string" office:string-value="Influence" calcext:value-type="string">
            <text:p>Influence</text:p>
          </table:table-cell>
          <table:table-cell table:style-name="ce135" table:content-validation-name="val3" table:formula="of:=IFERROR(COM.MICROSOFT.FILTER(['Utility Abilities By Art'.$C$2:.$C$70]; ['Utility Abilities By Art'.$B$2:.$B$70]=[.A40]);&quot;&quot;)" office:value-type="string" office:string-value="Reactive" calcext:value-type="string">
            <text:p>Reactive</text:p>
          </table:table-cell>
          <table:table-cell table:style-name="ce51" table:formula="of:=IFERROR(IF(IFNA(INDEX(COM.MICROSOFT.FILTER([.$B$18:.$B$26]; [.$A$18:.$A$26]=[.B40]);1);0)&lt;1;&quot;Illegal!&quot;;&quot;&quot;);&quot;&quot;)">
            <text:p/>
          </table:table-cell>
          <table:table-cell table:style-name="ce159" office:value-type="string" calcext:value-type="string">
            <text:p>Assist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96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8" table:content-validation-name="val1"/>
          <table:table-cell table:style-name="ce35" table:content-validation-name="val3" table:formula="of:=IFERROR(COM.MICROSOFT.FILTER(['Utility Abilities By Art'.$A$2:.$A$70]; ['Utility Abilities By Art'.$B$2:.$B$70]=[.A41]);&quot;&quot;)">
            <text:p/>
          </table:table-cell>
          <table:table-cell table:style-name="ce35" table:content-validation-name="val3" table:formula="of:=IFERROR(COM.MICROSOFT.FILTER(['Utility Abilities By Art'.$C$2:.$C$70]; ['Utility Abilities By Art'.$B$2:.$B$70]=[.A41]);&quot;&quot;)">
            <text:p/>
          </table:table-cell>
          <table:table-cell table:style-name="ce51" table:formula="of:=IFERROR(IF(IFNA(INDEX(COM.MICROSOFT.FILTER([.$B$18:.$B$26]; [.$A$18:.$A$26]=[.B41]);1);0)&lt;1;&quot;Illegal!&quot;;&quot;&quot;);&quot;&quot;)">
            <text:p/>
          </table:table-cell>
          <table:table-cell table:style-name="ce159" office:value-type="string" calcext:value-type="string">
            <text:p>Protect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96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9" table:content-validation-name="val1"/>
          <table:table-cell table:style-name="ce36" table:content-validation-name="val3" table:formula="of:=IFERROR(COM.MICROSOFT.FILTER(['Utility Abilities By Art'.$A$2:.$A$70]; ['Utility Abilities By Art'.$B$2:.$B$70]=[.A42]);&quot;&quot;)">
            <text:p/>
          </table:table-cell>
          <table:table-cell table:style-name="ce36" table:content-validation-name="val3" table:formula="of:=IFERROR(COM.MICROSOFT.FILTER(['Utility Abilities By Art'.$C$2:.$C$70]; ['Utility Abilities By Art'.$B$2:.$B$70]=[.A42]);&quot;&quot;)">
            <text:p/>
          </table:table-cell>
          <table:table-cell table:style-name="ce51" table:formula="of:=IFERROR(IF(IFNA(INDEX(COM.MICROSOFT.FILTER([.$B$18:.$B$26]; [.$A$18:.$A$26]=[.B42]);1);0)&lt;1;&quot;Illegal!&quot;;&quot;&quot;);&quot;&quot;)">
            <text:p/>
          </table:table-cell>
          <table:table-cell table:style-name="ce60" table:content-validation-name="val4" office:value-type="string" calcext:value-type="string">
            <text:p>Precision Slash</text:p>
          </table:table-cell>
          <table:table-cell table:style-name="ce75" table:content-validation-name="val3" table:formula="of:=IFERROR(IFNA(INDEX(COM.MICROSOFT.FILTER(['Combat Abilities By Art'.$A$2:.$A$82]; ['Combat Abilities By Art'.$B$2:.$B$82]=[.E42]);1);&quot;&quot;);&quot;&quot;)" office:value-type="string" office:string-value="Dueling" calcext:value-type="string">
            <text:p>Dueling</text:p>
          </table:table-cell>
          <table:table-cell table:style-name="ce75" table:formula="of:=IFERROR(IFNA(INDEX(COM.MICROSOFT.FILTER(['Combat Abilities By Art'.$C$2:.$C$82]; ['Combat Abilities By Art'.$B$2:.$B$82]=[.E42]);1);&quot;&quot;);&quot;&quot;)" office:value-type="string" office:string-value="Action" calcext:value-type="string">
            <text:p>Action</text:p>
          </table:table-cell>
          <table:table-cell table:style-name="ce97" table:content-validation-name="val5" office:value-type="float" office:value="1" calcext:value-type="float">
            <text:p>1</text:p>
          </table:table-cell>
          <table:table-cell table:style-name="ce51" table:formula="of:=IFERROR(IF(IFNA(INDEX(COM.MICROSOFT.FILTER([.$F$18:.$F$26]; [.$E$18:.$E$26]=[.F42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0" table:content-validation-name="val1"/>
          <table:table-cell table:style-name="ce37" table:content-validation-name="val3" table:formula="of:=IFERROR(COM.MICROSOFT.FILTER(['Utility Abilities By Art'.$A$2:.$A$70]; ['Utility Abilities By Art'.$B$2:.$B$70]=[.A43]);&quot;&quot;)">
            <text:p/>
          </table:table-cell>
          <table:table-cell table:style-name="ce37" table:content-validation-name="val3" table:formula="of:=IFERROR(COM.MICROSOFT.FILTER(['Utility Abilities By Art'.$C$2:.$C$70]; ['Utility Abilities By Art'.$B$2:.$B$70]=[.A43]);&quot;&quot;)">
            <text:p/>
          </table:table-cell>
          <table:table-cell table:style-name="ce51" table:formula="of:=IFERROR(IF(IFNA(INDEX(COM.MICROSOFT.FILTER([.$B$18:.$B$26]; [.$A$18:.$A$26]=[.B43]);1);0)&lt;1;&quot;Illegal!&quot;;&quot;&quot;);&quot;&quot;)">
            <text:p/>
          </table:table-cell>
          <table:table-cell table:style-name="ce61" table:content-validation-name="val4" office:value-type="string" calcext:value-type="string">
            <text:p>Parry and Riposte</text:p>
          </table:table-cell>
          <table:table-cell table:style-name="ce76" table:content-validation-name="val3" table:formula="of:=IFERROR(IFNA(INDEX(COM.MICROSOFT.FILTER(['Combat Abilities By Art'.$A$2:.$A$82]; ['Combat Abilities By Art'.$B$2:.$B$82]=[.E43]);1);&quot;&quot;);&quot;&quot;)" office:value-type="string" office:string-value="Dueling" calcext:value-type="string">
            <text:p>Dueling</text:p>
          </table:table-cell>
          <table:table-cell table:style-name="ce87" table:formula="of:=IFERROR(IFNA(INDEX(COM.MICROSOFT.FILTER(['Combat Abilities By Art'.$C$2:.$C$82]; ['Combat Abilities By Art'.$B$2:.$B$82]=[.E43]);1);&quot;&quot;);&quot;&quot;)" office:value-type="string" office:string-value="Stance" calcext:value-type="string">
            <text:p>Stance</text:p>
          </table:table-cell>
          <table:table-cell table:style-name="ce98" table:content-validation-name="val5" office:value-type="float" office:value="1" calcext:value-type="float">
            <text:p>1</text:p>
          </table:table-cell>
          <table:table-cell table:style-name="ce51" table:formula="of:=IFERROR(IF(IFNA(INDEX(COM.MICROSOFT.FILTER([.$F$18:.$F$26]; [.$E$18:.$E$26]=[.F43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1" table:content-validation-name="val1"/>
          <table:table-cell table:style-name="ce38" table:content-validation-name="val3" table:formula="of:=IFERROR(COM.MICROSOFT.FILTER(['Utility Abilities By Art'.$A$2:.$A$70]; ['Utility Abilities By Art'.$B$2:.$B$70]=[.A44]);&quot;&quot;)">
            <text:p/>
          </table:table-cell>
          <table:table-cell table:style-name="ce38" table:content-validation-name="val3" table:formula="of:=IFERROR(COM.MICROSOFT.FILTER(['Utility Abilities By Art'.$C$2:.$C$70]; ['Utility Abilities By Art'.$B$2:.$B$70]=[.A44]);&quot;&quot;)">
            <text:p/>
          </table:table-cell>
          <table:table-cell table:style-name="ce51" table:formula="of:=IFERROR(IF(IFNA(INDEX(COM.MICROSOFT.FILTER([.$B$18:.$B$26]; [.$A$18:.$A$26]=[.B44]);1);0)&lt;1;&quot;Illegal!&quot;;&quot;&quot;);&quot;&quot;)">
            <text:p/>
          </table:table-cell>
          <table:table-cell table:style-name="ce63" table:content-validation-name="val4" office:value-type="string" calcext:value-type="string">
            <text:p>Newtonian Mechanics</text:p>
          </table:table-cell>
          <table:table-cell table:style-name="ce77" table:content-validation-name="val3" table:formula="of:=IFERROR(IFNA(INDEX(COM.MICROSOFT.FILTER(['Combat Abilities By Art'.$A$2:.$A$82]; ['Combat Abilities By Art'.$B$2:.$B$82]=[.E44]);1);&quot;&quot;);&quot;&quot;)" office:value-type="string" office:string-value="Kineticism" calcext:value-type="string">
            <text:p>Kineticism</text:p>
          </table:table-cell>
          <table:table-cell table:style-name="ce89" table:formula="of:=IFERROR(IFNA(INDEX(COM.MICROSOFT.FILTER(['Combat Abilities By Art'.$C$2:.$C$82]; ['Combat Abilities By Art'.$B$2:.$B$82]=[.E44]);1);&quot;&quot;);&quot;&quot;)" office:value-type="string" office:string-value="Passive" calcext:value-type="string">
            <text:p>Passive</text:p>
          </table:table-cell>
          <table:table-cell table:style-name="ce99" table:content-validation-name="val5" office:value-type="float" office:value="1" calcext:value-type="float">
            <text:p>1</text:p>
          </table:table-cell>
          <table:table-cell table:style-name="ce51" table:formula="of:=IFERROR(IF(IFNA(INDEX(COM.MICROSOFT.FILTER([.$F$18:.$F$26]; [.$E$18:.$E$26]=[.F44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2" table:content-validation-name="val1"/>
          <table:table-cell table:style-name="ce39" table:content-validation-name="val3" table:formula="of:=IFERROR(COM.MICROSOFT.FILTER(['Utility Abilities By Art'.$A$2:.$A$70]; ['Utility Abilities By Art'.$B$2:.$B$70]=[.A45]);&quot;&quot;)">
            <text:p/>
          </table:table-cell>
          <table:table-cell table:style-name="ce39" table:content-validation-name="val3" table:formula="of:=IFERROR(COM.MICROSOFT.FILTER(['Utility Abilities By Art'.$C$2:.$C$70]; ['Utility Abilities By Art'.$B$2:.$B$70]=[.A45]);&quot;&quot;)">
            <text:p/>
          </table:table-cell>
          <table:table-cell table:style-name="ce51" table:formula="of:=IFERROR(IF(IFNA(INDEX(COM.MICROSOFT.FILTER([.$B$18:.$B$26]; [.$A$18:.$A$26]=[.B45]);1);0)&lt;1;&quot;Illegal!&quot;;&quot;&quot;);&quot;&quot;)">
            <text:p/>
          </table:table-cell>
          <table:table-cell table:style-name="ce64" table:content-validation-name="val4"/>
          <table:table-cell table:style-name="ce78" table:content-validation-name="val3" table:formula="of:=IFERROR(IFNA(INDEX(COM.MICROSOFT.FILTER(['Combat Abilities By Art'.$A$2:.$A$82]; ['Combat Abilities By Art'.$B$2:.$B$82]=[.E45]);1);&quot;&quot;);&quot;&quot;)">
            <text:p/>
          </table:table-cell>
          <table:table-cell table:style-name="ce90" table:formula="of:=IFERROR(IFNA(INDEX(COM.MICROSOFT.FILTER(['Combat Abilities By Art'.$C$2:.$C$82]; ['Combat Abilities By Art'.$B$2:.$B$82]=[.E45]);1);&quot;&quot;);&quot;&quot;)">
            <text:p/>
          </table:table-cell>
          <table:table-cell table:style-name="ce100" table:content-validation-name="val5" office:value-type="string" calcext:value-type="string">
            <text:p><text:s text:c="2"/></text:p>
          </table:table-cell>
          <table:table-cell table:style-name="ce51" table:formula="of:=IFERROR(IF(IFNA(INDEX(COM.MICROSOFT.FILTER([.$F$18:.$F$26]; [.$E$18:.$E$26]=[.F45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3" table:content-validation-name="val1"/>
          <table:table-cell table:style-name="ce40" table:content-validation-name="val3" table:formula="of:=IFERROR(COM.MICROSOFT.FILTER(['Utility Abilities By Art'.$A$2:.$A$70]; ['Utility Abilities By Art'.$B$2:.$B$70]=[.A46]);&quot;&quot;)">
            <text:p/>
          </table:table-cell>
          <table:table-cell table:style-name="ce40" table:content-validation-name="val3" table:formula="of:=IFERROR(COM.MICROSOFT.FILTER(['Utility Abilities By Art'.$C$2:.$C$70]; ['Utility Abilities By Art'.$B$2:.$B$70]=[.A46]);&quot;&quot;)">
            <text:p/>
          </table:table-cell>
          <table:table-cell table:style-name="ce51" table:formula="of:=IFERROR(IF(IFNA(INDEX(COM.MICROSOFT.FILTER([.$B$18:.$B$26]; [.$A$18:.$A$26]=[.B46]);1);0)&lt;1;&quot;Illegal!&quot;;&quot;&quot;);&quot;&quot;)">
            <text:p/>
          </table:table-cell>
          <table:table-cell table:style-name="ce65" table:content-validation-name="val4"/>
          <table:table-cell table:style-name="ce79" table:content-validation-name="val3" table:formula="of:=IFERROR(IFNA(INDEX(COM.MICROSOFT.FILTER(['Combat Abilities By Art'.$A$2:.$A$82]; ['Combat Abilities By Art'.$B$2:.$B$82]=[.E46]);1);&quot;&quot;);&quot;&quot;)">
            <text:p/>
          </table:table-cell>
          <table:table-cell table:style-name="ce91" table:formula="of:=IFERROR(IFNA(INDEX(COM.MICROSOFT.FILTER(['Combat Abilities By Art'.$C$2:.$C$82]; ['Combat Abilities By Art'.$B$2:.$B$82]=[.E46]);1);&quot;&quot;);&quot;&quot;)">
            <text:p/>
          </table:table-cell>
          <table:table-cell table:style-name="ce101" table:content-validation-name="val5" table:formula="of:=IFERROR(IF(IFNA(INDEX(COM.MICROSOFT.FILTER([.$F$18:.$F$26]; [.$E$18:.$E$26]=[.F46]);1);0)&lt;1;&quot;Illegal!&quot;;&quot;&quot;);&quot;&quot;)">
            <text:p/>
          </table:table-cell>
          <table:table-cell table:style-name="ce51" table:formula="of:=IFERROR(IF(IFNA(INDEX(COM.MICROSOFT.FILTER([.$F$18:.$F$26]; [.$E$18:.$E$26]=[.F46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4" table:content-validation-name="val1"/>
          <table:table-cell table:style-name="Default" table:content-validation-name="val3" table:number-columns-repeated="2"/>
          <table:table-cell table:style-name="ce51" table:formula="of:=IFERROR(IF(IFNA(INDEX(COM.MICROSOFT.FILTER([.$B$18:.$B$26]; [.$A$18:.$A$26]=[.B47]);1);0)&lt;1;&quot;Illegal!&quot;;&quot;&quot;);&quot;&quot;)">
            <text:p/>
          </table:table-cell>
          <table:table-cell table:style-name="ce66" table:content-validation-name="val4"/>
          <table:table-cell table:style-name="ce81" table:content-validation-name="val3" table:formula="of:=IFERROR(IFNA(INDEX(COM.MICROSOFT.FILTER(['Combat Abilities By Art'.$A$2:.$A$82]; ['Combat Abilities By Art'.$B$2:.$B$82]=[.E47]);1);&quot;&quot;);&quot;&quot;)">
            <text:p/>
          </table:table-cell>
          <table:table-cell table:style-name="ce92" table:formula="of:=IFERROR(IFNA(INDEX(COM.MICROSOFT.FILTER(['Combat Abilities By Art'.$C$2:.$C$82]; ['Combat Abilities By Art'.$B$2:.$B$82]=[.E47]);1);&quot;&quot;);&quot;&quot;)">
            <text:p/>
          </table:table-cell>
          <table:table-cell table:style-name="ce102" table:content-validation-name="val5" table:formula="of:=IFERROR(IF(IFNA(INDEX(COM.MICROSOFT.FILTER([.$F$18:.$F$26]; [.$E$18:.$E$26]=[.F47]);1);0)&lt;1;&quot;Illegal!&quot;;&quot;&quot;);&quot;&quot;)">
            <text:p/>
          </table:table-cell>
          <table:table-cell table:style-name="ce51" table:formula="of:=IFERROR(IF(IFNA(INDEX(COM.MICROSOFT.FILTER([.$F$18:.$F$26]; [.$E$18:.$E$26]=[.F47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4"/>
          <table:table-cell table:style-name="Default" table:content-validation-name="val3" table:number-columns-repeated="2"/>
          <table:table-cell table:style-name="Default"/>
          <table:table-cell table:style-name="ce67" table:content-validation-name="val4"/>
          <table:table-cell table:style-name="ce82" table:content-validation-name="val3" table:formula="of:=IFERROR(IFNA(INDEX(COM.MICROSOFT.FILTER(['Combat Abilities By Art'.$A$2:.$A$82]; ['Combat Abilities By Art'.$B$2:.$B$82]=[.E48]);1);&quot;&quot;);&quot;&quot;)">
            <text:p/>
          </table:table-cell>
          <table:table-cell table:style-name="ce93" table:formula="of:=IFERROR(IFNA(INDEX(COM.MICROSOFT.FILTER(['Combat Abilities By Art'.$C$2:.$C$82]; ['Combat Abilities By Art'.$B$2:.$B$82]=[.E48]);1);&quot;&quot;);&quot;&quot;)">
            <text:p/>
          </table:table-cell>
          <table:table-cell table:style-name="ce103" table:content-validation-name="val5" table:formula="of:=IFERROR(IF(IFNA(INDEX(COM.MICROSOFT.FILTER([.$F$18:.$F$26]; [.$E$18:.$E$26]=[.F48]);1);0)&lt;1;&quot;Illegal!&quot;;&quot;&quot;);&quot;&quot;)">
            <text:p/>
          </table:table-cell>
          <table:table-cell table:style-name="ce51" table:formula="of:=IFERROR(IF(IFNA(INDEX(COM.MICROSOFT.FILTER([.$F$18:.$F$26]; [.$E$18:.$E$26]=[.F48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4"/>
          <table:table-cell table:style-name="Default" table:content-validation-name="val3" table:number-columns-repeated="2"/>
          <table:table-cell table:style-name="Default"/>
          <table:table-cell table:style-name="ce68" table:content-validation-name="val4"/>
          <table:table-cell table:style-name="ce83" table:content-validation-name="val3" table:formula="of:=IFERROR(IFNA(INDEX(COM.MICROSOFT.FILTER(['Combat Abilities By Art'.$A$2:.$A$82]; ['Combat Abilities By Art'.$B$2:.$B$82]=[.E49]);1);&quot;&quot;);&quot;&quot;)">
            <text:p/>
          </table:table-cell>
          <table:table-cell table:style-name="ce94" table:formula="of:=IFERROR(IFNA(INDEX(COM.MICROSOFT.FILTER(['Combat Abilities By Art'.$C$2:.$C$82]; ['Combat Abilities By Art'.$B$2:.$B$82]=[.E49]);1);&quot;&quot;);&quot;&quot;)">
            <text:p/>
          </table:table-cell>
          <table:table-cell table:style-name="ce104" table:content-validation-name="val5" table:formula="of:=IFERROR(IF(IFNA(INDEX(COM.MICROSOFT.FILTER([.$F$18:.$F$26]; [.$E$18:.$E$26]=[.F49]);1);0)&lt;1;&quot;Illegal!&quot;;&quot;&quot;);&quot;&quot;)">
            <text:p/>
          </table:table-cell>
          <table:table-cell table:style-name="ce51" table:formula="of:=IFERROR(IF(IFNA(INDEX(COM.MICROSOFT.FILTER([.$F$18:.$F$26]; [.$E$18:.$E$26]=[.F49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4"/>
          <table:table-cell table:style-name="Default"/>
          <table:table-cell table:style-name="Default" table:content-validation-name="val3"/>
          <table:table-cell table:style-name="Default"/>
          <table:table-cell table:style-name="ce69" table:content-validation-name="val4"/>
          <table:table-cell table:style-name="ce84" table:content-validation-name="val3" table:formula="of:=IFERROR(IFNA(INDEX(COM.MICROSOFT.FILTER(['Combat Abilities By Art'.$A$2:.$A$82]; ['Combat Abilities By Art'.$B$2:.$B$82]=[.E50]);1);&quot;&quot;);&quot;&quot;)">
            <text:p/>
          </table:table-cell>
          <table:table-cell table:style-name="ce95" table:formula="of:=IFERROR(IFNA(INDEX(COM.MICROSOFT.FILTER(['Combat Abilities By Art'.$C$2:.$C$82]; ['Combat Abilities By Art'.$B$2:.$B$82]=[.E50]);1);&quot;&quot;);&quot;&quot;)">
            <text:p/>
          </table:table-cell>
          <table:table-cell table:style-name="ce105" table:content-validation-name="val6" table:formula="of:=IFERROR(IF(IFNA(INDEX(COM.MICROSOFT.FILTER([.$F$18:.$F$26]; [.$E$18:.$E$26]=[.F50]);1);0)&lt;1;&quot;Illegal!&quot;;&quot;&quot;);&quot;&quot;)">
            <text:p/>
          </table:table-cell>
          <table:table-cell table:style-name="ce51" table:formula="of:=IFERROR(IF(IFNA(INDEX(COM.MICROSOFT.FILTER([.$F$18:.$F$26]; [.$E$18:.$E$26]=[.F50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4"/>
          <table:table-cell table:style-name="Default" table:number-columns-repeated="4"/>
          <table:table-cell table:content-validation-name="val3" table:formula="of:=IFERROR(IFNA(INDEX(COM.MICROSOFT.FILTER(['Combat Abilities By Art'.$C$2:.$C$82]; ['Combat Abilities By Art'.$B$2:.$B$82]=[.E51]);1);&quot;&quot;);&quot;&quot;)">
            <text:p/>
          </table:table-cell>
          <table:table-cell/>
          <table:table-cell table:style-name="ce106" table:content-validation-name="val6" table:formula="of:=IFERROR(IF(IFNA(INDEX(COM.MICROSOFT.FILTER([.$F$18:.$F$26]; [.$E$18:.$E$26]=[.F51]);1);0)&lt;1;&quot;Illegal!&quot;;&quot;&quot;);&quot;&quot;)">
            <text:p/>
          </table:table-cell>
          <table:table-cell table:number-columns-repeated="3"/>
        </table:table-row>
        <table:table-row table:style-name="ro5" table:number-rows-repeated="3">
          <table:table-cell table:style-name="ce24" table:number-columns-repeated="3"/>
          <table:table-cell table:number-columns-repeated="8"/>
        </table:table-row>
        <table:table-row table:style-name="ro3" table:number-rows-repeated="9">
          <table:table-cell table:number-columns-repeated="11"/>
        </table:table-row>
        <table:table-row table:style-name="ro3">
          <table:table-cell table:number-columns-repeated="11"/>
        </table:table-row>
        <calcext:conditional-formats>
          <calcext:conditional-format calcext:target-range-address="Build.E45:Build.H45">
            <calcext:condition calcext:apply-style-name="Unavailable" calcext:value="formula-is([.$F$28]-SUM([.$H$42:.$H$44])&lt;1)" calcext:base-cell-address="Build.E45"/>
          </calcext:conditional-format>
          <calcext:conditional-format calcext:target-range-address="Build.E46:Build.H46">
            <calcext:condition calcext:apply-style-name="Unavailable" calcext:value="formula-is([.$F$28]-SUM([.$H$42:.$H$45])&lt;1)" calcext:base-cell-address="Build.E46"/>
          </calcext:conditional-format>
          <calcext:conditional-format calcext:target-range-address="Build.E47:Build.H47">
            <calcext:condition calcext:apply-style-name="Unavailable" calcext:value="formula-is([.$F$28]-SUM([.$H$42:.$H$46])&lt;1)" calcext:base-cell-address="Build.E47"/>
          </calcext:conditional-format>
          <calcext:conditional-format calcext:target-range-address="Build.E48:Build.H48">
            <calcext:condition calcext:apply-style-name="Unavailable" calcext:value="formula-is([.$F$28]-SUM([.$H$42:.$H$47])&lt;1)" calcext:base-cell-address="Build.E48"/>
          </calcext:conditional-format>
          <calcext:conditional-format calcext:target-range-address="Build.E49:Build.H49">
            <calcext:condition calcext:apply-style-name="Unavailable" calcext:value="formula-is([.$F$28]-SUM([.$H$42:.$H$48])&lt;1)" calcext:base-cell-address="Build.E49"/>
          </calcext:conditional-format>
          <calcext:conditional-format calcext:target-range-address="Build.E50:Build.H50">
            <calcext:condition calcext:apply-style-name="Unavailable" calcext:value="formula-is([.$F$28]-SUM([.$H$42:.$H$49])&lt;1)" calcext:base-cell-address="Build.E50"/>
          </calcext:conditional-format>
          <calcext:conditional-format calcext:target-range-address="Build.A42:Build.C42">
            <calcext:condition calcext:apply-style-name="Unavailable" calcext:value="formula-is([.$B$28]&lt;5)" calcext:base-cell-address="Build.A42"/>
          </calcext:conditional-format>
          <calcext:conditional-format calcext:target-range-address="Build.A43:Build.C43">
            <calcext:condition calcext:apply-style-name="Unavailable" calcext:value="formula-is([.$B$28]&lt;6)" calcext:base-cell-address="Build.A43"/>
          </calcext:conditional-format>
          <calcext:conditional-format calcext:target-range-address="Build.A44:Build.C44">
            <calcext:condition calcext:apply-style-name="Unavailable" calcext:value="formula-is([.$B$28]&lt;7)" calcext:base-cell-address="Build.A44"/>
          </calcext:conditional-format>
          <calcext:conditional-format calcext:target-range-address="Build.A45:Build.C45">
            <calcext:condition calcext:apply-style-name="Unavailable" calcext:value="formula-is([.$B$28]&lt;8)" calcext:base-cell-address="Build.A45"/>
          </calcext:conditional-format>
          <calcext:conditional-format calcext:target-range-address="Build.A46:Build.C46">
            <calcext:condition calcext:apply-style-name="Unavailable" calcext:value="formula-is([.$B$28]&lt;9)" calcext:base-cell-address="Build.A46"/>
          </calcext:conditional-format>
          <calcext:conditional-format calcext:target-range-address="Build.A41:Build.C41">
            <calcext:condition calcext:apply-style-name="Unavailable" calcext:value="formula-is([.$B$28]&lt;4)" calcext:base-cell-address="Build.A41"/>
          </calcext:conditional-format>
          <calcext:conditional-format calcext:target-range-address="Build.E44:Build.H44">
            <calcext:condition calcext:apply-style-name="Accent" calcext:value="formula-is([.$F$28]-SUM([.$H$42:.$H$43])&lt;1)" calcext:base-cell-address="Build.E44"/>
          </calcext:conditional-format>
          <calcext:conditional-format calcext:target-range-address="Build.E43:Build.H43">
            <calcext:condition calcext:apply-style-name="Accent" calcext:value="formula-is([.$F$28]-[.$H$42]&lt;1)" calcext:base-cell-address="Build.E43"/>
          </calcext:conditional-format>
        </calcext:conditional-formats>
      </table:table>
      <table:table table:name="Utility" table:style-name="ta1">
        <table:table-column table:style-name="co13" table:visibility="collapse" table:default-cell-style-name="ce88"/>
        <table:table-column table:style-name="co14" table:default-cell-style-name="ce188"/>
        <table:table-column table:style-name="co15" table:default-cell-style-name="ce188"/>
        <table:table-column table:style-name="co16" table:default-cell-style-name="Default"/>
        <table:table-column table:style-name="co17" table:default-cell-style-name="ce198"/>
        <table:table-column table:style-name="co18" table:default-cell-style-name="ce201"/>
        <table:table-column table:style-name="co19" table:default-cell-style-name="ce243"/>
        <table:table-column table:style-name="co20" table:default-cell-style-name="ce243"/>
        <table:table-column table:style-name="co21" table:default-cell-style-name="ce243"/>
        <table:table-column table:style-name="co22" table:default-cell-style-name="ce243"/>
        <table:table-column table:style-name="co23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/>
          <table:table-cell table:style-name="ce15" office:value-type="string" calcext:value-type="string">
            <text:p>NAME</text:p>
          </table:table-cell>
          <table:table-cell table:style-name="ce189" table:formula="of:=[$Build.B1]" office:value-type="string" office:string-value="Garfield McGillicuddy" calcext:value-type="string" table:number-columns-spanned="5" table:number-rows-spanned="1">
            <text:p>Garfield McGillicuddy</text:p>
          </table:table-cell>
          <table:covered-table-cell table:number-columns-repeated="2" table:style-name="ce194"/>
          <table:covered-table-cell table:number-columns-repeated="2" table:style-name="Default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1" calcext:value-type="float">
            <text:p>1</text:p>
          </table:table-cell>
          <table:table-cell/>
          <table:table-cell table:style-name="ce116" office:value-type="string" calcext:value-type="string" table:number-columns-spanned="3" table:number-rows-spanned="1">
            <text:p>EFFORT</text:p>
          </table:table-cell>
          <table:covered-table-cell table:style-name="ce147"/>
          <table:covered-table-cell table:style-name="Default"/>
          <table:table-cell table:style-name="Default"/>
          <table:table-cell table:style-name="ce205" office:value-type="string" calcext:value-type="string" table:number-columns-spanned="2" table:number-rows-spanned="1">
            <text:p>Active Downtime Buff</text:p>
          </table:table-cell>
          <table:covered-table-cell table:style-name="Default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table:style-name="ce228" office:value-type="string" calcext:value-type="string" table:number-columns-spanned="2" table:number-rows-spanned="1">
            <text:p>CURRENT</text:p>
          </table:table-cell>
          <table:covered-table-cell table:style-name="Default"/>
          <table:table-cell table:style-name="ce107" office:value-type="string" calcext:value-type="string">
            <text:p>MAX</text:p>
          </table:table-cell>
          <table:table-cell table:style-name="Default"/>
          <table:table-cell table:style-name="ce206" table:content-validation-name="val7" office:value-type="string" calcext:value-type="string" table:number-columns-spanned="2" table:number-rows-spanned="2">
            <text:p>Meditate</text:p>
          </table:table-cell>
          <table:covered-table-cell table:style-name="Default"/>
          <table:table-cell table:number-columns-repeated="6"/>
        </table:table-row>
        <table:table-row table:style-name="ro7">
          <table:table-cell table:style-name="Default"/>
          <table:table-cell table:style-name="ce80" office:value-type="string" calcext:value-type="string" table:number-columns-spanned="2" table:number-rows-spanned="1">
            <text:p>ATTRIBUTES</text:p>
          </table:table-cell>
          <table:covered-table-cell table:style-name="ce190"/>
          <table:table-cell/>
          <table:table-cell table:style-name="ce196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117" office:value-type="float" office:value="4" calcext:value-type="float">
            <text:p>4</text:p>
          </table:table-cell>
          <table:table-cell table:style-name="Default"/>
          <table:covered-table-cell table:number-columns-repeated="2" table:style-name="Default"/>
          <table:table-cell table:number-columns-repeated="6"/>
        </table:table-row>
        <table:table-row table:style-name="ro5">
          <table:table-cell table:style-name="Default"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154" table:formula="of:=[$Build.E7]" office:value-type="float" office:value="0" calcext:value-type="float">
            <text:p>+0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7">
          <table:table-cell table:style-name="Default"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154" table:formula="of:=[$Build.E8]" office:value-type="float" office:value="1" calcext:value-type="float">
            <text:p>+1</text:p>
          </table:table-cell>
          <table:table-cell/>
          <table:table-cell table:style-name="ce197"/>
          <table:table-cell table:style-name="ce116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155" table:formula="of:=[$Build.E9]" office:value-type="float" office:value="2" calcext:value-type="float">
            <text:p>+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 table:formula="of:=IFNA(INDEX(COM.MICROSOFT.SORTBY([$Build.$A$32:.$A$46];[$Build.$C$32:.$C$46];-1);[.E8]); &quot;&quot;)" office:value-type="string" office:string-value="Intercede" calcext:value-type="string">
            <text:p>Intercede</text:p>
          </table:table-cell>
          <table:table-cell table:style-name="ce203" table:formula="of:=IFERROR(IFNA(INDEX(COM.MICROSOFT.FILTER([$'Utility Abilities By Art'.$D$2:.$D$70];['Utility Abilities By Art'.$B$2:.$B$70]=[.F8]);1);&quot;&quot;);&quot;&quot;)" office:value-type="string" office:string-value="Circumstance: An ally fumbles a Gambit, succeeds &#10;on a Costly Gambit, or Critically Fumbles a Risky Gambit&#10;Effort Cost: 2&#10;Effect: The negative consequence is avoided, or in the case &#10;of a Critical Fumble of a Risky Gambit, it is treated as a normal Fumble instead." calcext:value-type="string" table:number-columns-spanned="4" table:number-rows-spanned="5">
            <text:p>Circumstance: An ally fumbles a Gambit, succeeds </text:p>
            <text:p>on a Costly Gambit, or Critically Fumbles a Risky Gambit</text:p>
            <text:p>Effort Cost: 2</text:p>
            <text:p>Effect: The negative consequence is avoided, or in the case </text:p>
            <text:p>of a Critical Fumble of a Risky Gambit, it is treated as a normal Fumble instead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155" table:formula="of:=[$Build.E10]" office:value-type="float" office:value="1" calcext:value-type="float">
            <text:p>+1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156" table:formula="of:=[$Build.E11]" office:value-type="float" office:value="0" calcext:value-type="float">
            <text:p>+0</text:p>
          </table:table-cell>
          <table:table-cell table:number-columns-repeated="2"/>
          <table:table-cell table:formula="of:=IFERROR(IFNA(COM.MICROSOFT.FILTER(['Utility Abilities By Art'.$A$2:.$A$70]; ['Utility Abilities By Art'.$B$2:.$B$70]=[.F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156" table:formula="of:=[$Build.E12]" office:value-type="float" office:value="0" calcext:value-type="float">
            <text:p>+0</text:p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10">
          <table:table-cell table:style-name="Default" table:number-columns-repeated="3"/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16" office:value-type="string" calcext:value-type="string" table:number-columns-spanned="2" table:number-rows-spanned="1">
            <text:p>UTILITY ARTS</text:p>
          </table:table-cell>
          <table:covered-table-cell table:style-name="ce2"/>
          <table:table-cell/>
          <table:table-cell office:value-type="float" office:value="2" calcext:value-type="float">
            <text:p>2</text:p>
          </table:table-cell>
          <table:table-cell table:style-name="ce199" table:formula="of:=IFNA(INDEX(COM.MICROSOFT.SORTBY([$Build.$A$32:.$A$46];[$Build.$C$32:.$C$46];-1);[.E13]); &quot;&quot;)" office:value-type="string" office:string-value="Double or Nothing" calcext:value-type="string">
            <text:p>Double or Nothing</text:p>
          </table:table-cell>
          <table:table-cell table:style-name="ce203" table:formula="of:=IFERROR(IFNA(INDEX(COM.MICROSOFT.FILTER([$'Utility Abilities By Art'.$D$2:.$D$70];['Utility Abilities By Art'.$B$2:.$B$70]=[.F13]);1);&quot;&quot;);&quot;&quot;)" office:value-type="string" office:string-value="Circumstance: You Fumble (but don't Critical Fumble)  a Gambit that is not Costly&#10;Uses/Cooldown: 1/Episode&#10;Effect: Both your roll and the opposition roll are repeated, and the outcome is &#10;determined by the new rolls, however the Gambit is now both Costly and Risky &#10;and if it was Controlled it no longer is. If the Gambit was Powerful it still is." calcext:value-type="string" table:number-columns-spanned="4" table:number-rows-spanned="5">
            <text:p>Circumstance: You Fumble (but don't Critical Fumble)  a Gambit that is not Costly</text:p>
            <text:p>Uses/Cooldown: 1/Episode</text:p>
            <text:p>Effect: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MODIFIER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13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8]" office:value-type="string" office:string-value="Struction" calcext:value-type="string">
            <text:p>Struction</text:p>
          </table:table-cell>
          <table:table-cell table:style-name="ce146" table:formula="of:=[$Build.C18]" office:value-type="float" office:value="0" calcext:value-type="float">
            <text:p>+0</text:p>
          </table:table-cell>
          <table:table-cell table:number-columns-repeated="2"/>
          <table:table-cell table:formula="of:=IFERROR(IFNA(COM.MICROSOFT.FILTER(['Utility Abilities By Art'.$A$2:.$A$70]; ['Utility Abilities By Art'.$B$2:.$B$70]=[.F1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9]" office:value-type="string" office:string-value="Craft" calcext:value-type="string">
            <text:p>Craft</text:p>
          </table:table-cell>
          <table:table-cell table:style-name="ce146" table:formula="of:=[$Build.C19]" office:value-type="float" office:value="2" calcext:value-type="float">
            <text:p>+2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0]" office:value-type="string" office:string-value="Research" calcext:value-type="string">
            <text:p>Research</text:p>
          </table:table-cell>
          <table:table-cell table:style-name="ce146" table:formula="of:=[$Build.C20]" office:value-type="float" office:value="0" calcext:value-type="float">
            <text:p>+0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1]" office:value-type="string" office:string-value="Athletics" calcext:value-type="string">
            <text:p>Athletics</text:p>
          </table:table-cell>
          <table:table-cell table:style-name="ce146" table:formula="of:=[$Build.C21]" office:value-type="float" office:value="0" calcext:value-type="float">
            <text:p>+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9" table:formula="of:=IFNA(INDEX(COM.MICROSOFT.SORTBY([$Build.$A$32:.$A$46];[$Build.$C$32:.$C$46];-1);[.E18]); &quot;&quot;)" office:value-type="string" office:string-value="Silver Tongue" calcext:value-type="string">
            <text:p>Silver Tongue</text:p>
          </table:table-cell>
          <table:table-cell table:style-name="ce203" table:formula="of:=IFERROR(IFNA(INDEX(COM.MICROSOFT.FILTER([$'Utility Abilities By Art'.$D$2:.$D$70];['Utility Abilities By Art'.$B$2:.$B$70]=[.F18]);1);&quot;&quot;);&quot;&quot;)" office:value-type="string" office:string-value="Circumstance: You or an ally attempt any Gambit involving social interaction&#10;Uses/Cooldown: 1/Episode&#10;Effect: Add the party's current Eunoia total to the roll" calcext:value-type="string" table:number-columns-spanned="4" table:number-rows-spanned="5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2]" office:value-type="string" office:string-value="Stealth" calcext:value-type="string">
            <text:p>Stealth</text:p>
          </table:table-cell>
          <table:table-cell table:style-name="ce146" table:formula="of:=[$Build.C22]" office:value-type="float" office:value="2" calcext:value-type="float">
            <text:p>+2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1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3]" office:value-type="string" office:string-value="Problem Solving" calcext:value-type="string">
            <text:p>Problem Solving</text:p>
          </table:table-cell>
          <table:table-cell table:style-name="ce146" table:formula="of:=[$Build.C23]" office:value-type="float" office:value="0" calcext:value-type="float">
            <text:p>+0</text:p>
          </table:table-cell>
          <table:table-cell table:number-columns-repeated="2"/>
          <table:table-cell table:formula="of:=IFERROR(IFNA(COM.MICROSOFT.FILTER(['Utility Abilities By Art'.$A$2:.$A$70]; ['Utility Abilities By Art'.$B$2:.$B$70]=[.F18]);&quot;&quot;);&quot;&quot;)" office:value-type="string" office:string-value="Influence" calcext:value-type="string">
            <text:p>Influenc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4]" office:value-type="string" office:string-value="Leadership" calcext:value-type="string">
            <text:p>Leadership</text:p>
          </table:table-cell>
          <table:table-cell table:style-name="ce146" table:formula="of:=[$Build.C24]" office:value-type="float" office:value="0" calcext:value-type="float">
            <text:p>+0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5]" office:value-type="string" office:string-value="Influence" calcext:value-type="string">
            <text:p>Influence</text:p>
          </table:table-cell>
          <table:table-cell table:style-name="ce146" table:formula="of:=[$Build.C25]" office:value-type="float" office:value="0" calcext:value-type="float">
            <text:p>+0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6]" office:value-type="string" office:string-value="Reconnaissance" calcext:value-type="string">
            <text:p>Reconnaissance</text:p>
          </table:table-cell>
          <table:table-cell table:style-name="ce146" table:formula="of:=[$Build.C26]" office:value-type="float" office:value="0" calcext:value-type="float">
            <text:p>+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9" table:formula="of:=IFNA(INDEX(COM.MICROSOFT.SORTBY([$Build.$A$32:.$A$46];[$Build.$C$32:.$C$46];-1);[.E23]); &quot;&quot;)" office:value-type="string" office:string-value="Push" calcext:value-type="string">
            <text:p>Push</text:p>
          </table:table-cell>
          <table:table-cell table:style-name="ce203" table:formula="of:=IFERROR(IFNA(INDEX(COM.MICROSOFT.FILTER([$'Utility Abilities By Art'.$D$2:.$D$70];['Utility Abilities By Art'.$B$2:.$B$70]=[.F23]);1);&quot;&quot;);&quot;&quot;)" office:value-type="string" office:string-value="Circumstance: You make any Gambit Roll&#10;Effort Cost: 1&#10;Effect: Gain +1 Boon on the roll&#10;" calcext:value-type="string" table:number-columns-spanned="4" table:number-rows-spanned="5">
            <text:p>Circumstance: You make any Gambit Roll</text:p>
            <text:p>Effort Cost: 1</text:p>
            <text:p>Effect: Gain +1 Boon on the roll</text:p>
            <text:p/>
          </table:table-cell>
          <table:covered-table-cell table:number-columns-repeated="3"/>
          <table:table-cell table:number-columns-repeated="6"/>
        </table:table-row>
        <table:table-row table:style-name="ro11">
          <table:table-cell table:style-name="Default" table:number-columns-repeated="3"/>
          <table:table-cell table:number-columns-repeated="2"/>
          <table:table-cell table:style-name="ce200" table:formula="of:=IFERROR(IFNA(COM.MICROSOFT.FILTER(['Utility Abilities By Art'.$C$2:.$C$70];['Utility Abilities By Art'.$B$2:.$B$70]=[.F2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16" office:value-type="string" calcext:value-type="string" table:number-columns-spanned="2" table:number-rows-spanned="1">
            <text:p>GAMBIT MODIFIER ABILITIES</text:p>
          </table:table-cell>
          <table:covered-table-cell table:style-name="ce191"/>
          <table:table-cell table:number-columns-repeated="2"/>
          <table:table-cell table:formula="of:=IFERROR(IFNA(COM.MICROSOFT.FILTER(['Utility Abilities By Art'.$A$2:.$A$70]; ['Utility Abilities By Art'.$B$2:.$B$70]=[.F2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REACTIVE</text:p>
          </table:table-cell>
          <table:covered-table-cell table:style-name="ce192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Reactive&quot;);[.A28]);&quot;&quot;);&quot;&quot;)" office:value-type="string" office:string-value="Intercede" calcext:value-type="string">
            <text:p>Intercede</text:p>
          </table:table-cell>
          <table:table-cell table:formula="of:=IFERROR(IFNA(INDEX(COM.MICROSOFT.FILTER([Build.$B$32:.$B$46];[Build.$C$32:.$C$46]=&quot;Reactive&quot;); [.A28]);&quot;&quot;);&quot;&quot;)" office:value-type="string" office:string-value="Basic" calcext:value-type="string">
            <text:p>Basic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9" table:formula="of:=IFNA(INDEX(COM.MICROSOFT.SORTBY([$Build.$A$32:.$A$46];[$Build.$C$32:.$C$46];-1);[.E28]); &quot;&quot;)" office:value-type="string" office:string-value="Help" calcext:value-type="string">
            <text:p>Help</text:p>
          </table:table-cell>
          <table:table-cell table:style-name="ce203" table:formula="of:=IFERROR(IFNA(INDEX(COM.MICROSOFT.FILTER([$'Utility Abilities By Art'.$D$2:.$D$70];['Utility Abilities By Art'.$B$2:.$B$70]=[.F28]);1);&quot;&quot;);&quot;&quot;)" office:value-type="string" office:string-value="Circumstance: An ally makes any Gambit roll &#10;Effort Cost: 1 &#10;Effect: Grant +1 Boon to the roll" calcext:value-type="string" table:number-columns-spanned="4" table:number-rows-spanned="5">
            <text:p>Circumstance: An ally makes any Gambit roll </text:p>
            <text:p>Effort Cost: 1 </text:p>
            <text:p>Effect: Grant +1 Boon to the roll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Reactive&quot;);[.A29]);&quot;&quot;);&quot;&quot;)" office:value-type="string" office:string-value="Double or Nothing" calcext:value-type="string">
            <text:p>Double or Nothing</text:p>
          </table:table-cell>
          <table:table-cell table:formula="of:=IFERROR(IFNA(INDEX(COM.MICROSOFT.FILTER([Build.$B$32:.$B$46];[Build.$C$32:.$C$46]=&quot;Reactive&quot;); [.A29]);&quot;&quot;);&quot;&quot;)" office:value-type="string" office:string-value="Basic" calcext:value-type="string">
            <text:p>Basic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8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Reactive&quot;);[.A30]);&quot;&quot;);&quot;&quot;)" office:value-type="string" office:string-value="Silver Tongue" calcext:value-type="string">
            <text:p>Silver Tongue</text:p>
          </table:table-cell>
          <table:table-cell table:formula="of:=IFERROR(IFNA(INDEX(COM.MICROSOFT.FILTER([Build.$B$32:.$B$46];[Build.$C$32:.$C$46]=&quot;Reactive&quot;); [.A30]);&quot;&quot;);&quot;&quot;)" office:value-type="string" office:string-value="Influence" calcext:value-type="string">
            <text:p>Influence</text:p>
          </table:table-cell>
          <table:table-cell table:number-columns-repeated="2"/>
          <table:table-cell table:formula="of:=IFERROR(IFNA(COM.MICROSOFT.FILTER(['Utility Abilities By Art'.$A$2:.$A$70]; ['Utility Abilities By Art'.$B$2:.$B$70]=[.F2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Reactive&quot;);[.A31]);&quot;&quot;);&quot;&quot;)">
            <text:p/>
          </table:table-cell>
          <table:table-cell table:formula="of:=IFERROR(IFNA(INDEX(COM.MICROSOFT.FILTER([Build.$B$32:.$B$46];[Build.$C$32:.$C$46]=&quot;Reactive&quot;); [.A31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Reactive&quot;);[.A32]);&quot;&quot;);&quot;&quot;)">
            <text:p/>
          </table:table-cell>
          <table:table-cell table:formula="of:=IFERROR(IFNA(INDEX(COM.MICROSOFT.FILTER([Build.$B$32:.$B$46];[Build.$C$32:.$C$46]=&quot;Reactive&quot;); [.A32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Reactive&quot;);[.A33]);&quot;&quot;);&quot;&quot;)">
            <text:p/>
          </table:table-cell>
          <table:table-cell table:formula="of:=IFERROR(IFNA(INDEX(COM.MICROSOFT.FILTER([Build.$B$32:.$B$46];[Build.$C$32:.$C$46]=&quot;Reactive&quot;); [.A33]);&quot;&quot;);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 table:style-name="ce199" table:formula="of:=IFNA(INDEX(COM.MICROSOFT.SORTBY([$Build.$A$32:.$A$46];[$Build.$C$32:.$C$46];-1);[.E33]); &quot;&quot;)" office:value-type="string" office:string-value="Shrewd Negotiation" calcext:value-type="string">
            <text:p>Shrewd Negotiation</text:p>
          </table:table-cell>
          <table:table-cell table:style-name="ce203" table:formula="of:=IFERROR(IFNA(INDEX(COM.MICROSOFT.FILTER([$'Utility Abilities By Art'.$D$2:.$D$70];['Utility Abilities By Art'.$B$2:.$B$70]=[.F33]);1);&quot;&quot;);&quot;&quot;)" office:value-type="string" office:string-value="Circumstance: You attempt a Gambit to improve the terms of a deal, such as a&#10;quest reward or a purchase price&#10;Effort Cost: 1&#10;Effect: The Gambit becomes Controlled " calcext:value-type="string" table:number-columns-spanned="4" table:number-rows-spanned="5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Reactive&quot;);[.A34]);&quot;&quot;);&quot;&quot;)">
            <text:p/>
          </table:table-cell>
          <table:table-cell table:formula="of:=IFERROR(IFNA(INDEX(COM.MICROSOFT.FILTER([Build.$B$32:.$B$46];[Build.$C$32:.$C$46]=&quot;Reactive&quot;); [.A3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Reactive&quot;);[.A35]);&quot;&quot;);&quot;&quot;)">
            <text:p/>
          </table:table-cell>
          <table:table-cell table:formula="of:=IFERROR(IFNA(INDEX(COM.MICROSOFT.FILTER([Build.$B$32:.$B$46];[Build.$C$32:.$C$46]=&quot;Reactive&quot;); [.A35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33]);&quot;&quot;);&quot;&quot;)" office:value-type="string" office:string-value="Influence" calcext:value-type="string">
            <text:p>Influenc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Reactive&quot;);[.A36]);&quot;&quot;);&quot;&quot;)">
            <text:p/>
          </table:table-cell>
          <table:table-cell table:formula="of:=IFERROR(IFNA(INDEX(COM.MICROSOFT.FILTER([Build.$B$32:.$B$46];[Build.$C$32:.$C$46]=&quot;Reactive&quot;); [.A36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Reactive&quot;);[.A37]);&quot;&quot;);&quot;&quot;)">
            <text:p/>
          </table:table-cell>
          <table:table-cell table:formula="of:=IFERROR(IFNA(INDEX(COM.MICROSOFT.FILTER([Build.$B$32:.$B$46];[Build.$C$32:.$C$46]=&quot;Reactive&quot;); [.A37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Reactive&quot;);[.A38]);&quot;&quot;);&quot;&quot;)">
            <text:p/>
          </table:table-cell>
          <table:table-cell table:formula="of:=IFERROR(IFNA(INDEX(COM.MICROSOFT.FILTER([Build.$B$32:.$B$46];[Build.$C$32:.$C$46]=&quot;Reactive&quot;); [.A38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199" table:formula="of:=IFNA(INDEX(COM.MICROSOFT.SORTBY([$Build.$A$32:.$A$46];[$Build.$C$32:.$C$46];-1);[.E38]); &quot;&quot;)" office:value-type="string" office:string-value="Practice" calcext:value-type="string">
            <text:p>Practice</text:p>
          </table:table-cell>
          <table:table-cell table:style-name="ce203" table:formula="of:=IFERROR(IFNA(INDEX(COM.MICROSOFT.FILTER([$'Utility Abilities By Art'.$D$2:.$D$70];['Utility Abilities By Art'.$B$2:.$B$70]=[.F38]);1);&quot;&quot;);&quot;&quot;)" office:value-type="string" office:string-value="Succeed: Choose one Utility Art. You have +1 Boon&#10;on all Gambit rolls using that art while this buff is active." calcext:value-type="string" table:number-columns-spanned="4" table:number-rows-spanned="5">
            <text:p>Succeed: Choose one Utility Art. You have +1 Boon</text:p>
            <text:p>on all Gambit rolls using that art while this buff is active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PROACTIVE</text:p>
          </table:table-cell>
          <table:covered-table-cell table:style-name="ce192"/>
          <table:table-cell table:number-columns-repeated="2"/>
          <table:table-cell table:style-name="ce200" table:formula="of:=IFERROR(IFNA(COM.MICROSOFT.FILTER(['Utility Abilities By Art'.$C$2:.$C$70];['Utility Abilities By Art'.$B$2:.$B$70]=[.F3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228" office:value-type="string" calcext:value-type="string">
            <text:p>Art</text:p>
          </table:table-cell>
          <table:table-cell table:number-columns-repeated="2"/>
          <table:table-cell table:formula="of:=IFERROR(IFNA(COM.MICROSOFT.FILTER(['Utility Abilities By Art'.$A$2:.$A$70]; ['Utility Abilities By Art'.$B$2:.$B$70]=[.F3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Proactive&quot;);[.A41]);&quot;&quot;);&quot;&quot;)" office:value-type="string" office:string-value="Push" calcext:value-type="string">
            <text:p>Push</text:p>
          </table:table-cell>
          <table:table-cell table:formula="of:=IFERROR(IFNA(INDEX(COM.MICROSOFT.FILTER([Build.$B$32:.$B$46];[Build.$C$32:.$C$46]=&quot;Proactive&quot;); [.A41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roactive&quot;);[.A42]);&quot;&quot;);&quot;&quot;)" office:value-type="string" office:string-value="Help" calcext:value-type="string">
            <text:p>Help</text:p>
          </table:table-cell>
          <table:table-cell table:formula="of:=IFERROR(IFNA(INDEX(COM.MICROSOFT.FILTER([Build.$B$32:.$B$46];[Build.$C$32:.$C$46]=&quot;Proactive&quot;); [.A42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roactive&quot;);[.A43]);&quot;&quot;);&quot;&quot;)" office:value-type="string" office:string-value="Shrewd Negotiation" calcext:value-type="string">
            <text:p>Shrewd Negotiation</text:p>
          </table:table-cell>
          <table:table-cell table:formula="of:=IFERROR(IFNA(INDEX(COM.MICROSOFT.FILTER([Build.$B$32:.$B$46];[Build.$C$32:.$C$46]=&quot;Proactive&quot;); [.A43]);&quot;&quot;);&quot;&quot;)" office:value-type="string" office:string-value="Influence" calcext:value-type="string">
            <text:p>Influence</text:p>
          </table:table-cell>
          <table:table-cell/>
          <table:table-cell office:value-type="float" office:value="8" calcext:value-type="float">
            <text:p>8</text:p>
          </table:table-cell>
          <table:table-cell table:style-name="ce199" table:formula="of:=IFNA(INDEX(COM.MICROSOFT.SORTBY([$Build.$A$32:.$A$46];[$Build.$C$32:.$C$46];-1);[.E43]); &quot;&quot;)" office:value-type="string" office:string-value="Meditate" calcext:value-type="string">
            <text:p>Meditate</text:p>
          </table:table-cell>
          <table:table-cell table:style-name="ce203" table:formula="of:=IFERROR(IFNA(INDEX(COM.MICROSOFT.FILTER([$'Utility Abilities By Art'.$D$2:.$D$70];['Utility Abilities By Art'.$B$2:.$B$70]=[.F43]);1);&quot;&quot;);&quot;&quot;)" office:value-type="string" office:string-value="Succeed: While this Buff is active, you may use the Push&#10;or Help modifier without expending effort. If you do, end this buff." calcext:value-type="string" table:number-columns-spanned="4" table:number-rows-spanned="5">
            <text:p>Succeed: While this Buff is active, you may use the Push</text:p>
            <text:p>or Help modifier without expending effort. If you do, end this buff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roactive&quot;);[.A44]);&quot;&quot;);&quot;&quot;)">
            <text:p/>
          </table:table-cell>
          <table:table-cell table:formula="of:=IFERROR(IFNA(INDEX(COM.MICROSOFT.FILTER([Build.$B$32:.$B$46];[Build.$C$32:.$C$46]=&quot;Proactive&quot;); [.A4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3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roactive&quot;);[.A45]);&quot;&quot;);&quot;&quot;)">
            <text:p/>
          </table:table-cell>
          <table:table-cell table:formula="of:=IFERROR(IFNA(INDEX(COM.MICROSOFT.FILTER([Build.$B$32:.$B$46];[Build.$C$32:.$C$46]=&quot;Proactive&quot;); [.A45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roactive&quot;);[.A46]);&quot;&quot;);&quot;&quot;)">
            <text:p/>
          </table:table-cell>
          <table:table-cell table:formula="of:=IFERROR(IFNA(INDEX(COM.MICROSOFT.FILTER([Build.$B$32:.$B$46];[Build.$C$32:.$C$46]=&quot;Proactive&quot;); [.A4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roactive&quot;);[.A47]);&quot;&quot;);&quot;&quot;)">
            <text:p/>
          </table:table-cell>
          <table:table-cell table:formula="of:=IFERROR(IFNA(INDEX(COM.MICROSOFT.FILTER([Build.$B$32:.$B$46];[Build.$C$32:.$C$46]=&quot;Proactive&quot;); [.A47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roactive&quot;);[.A48]);&quot;&quot;);&quot;&quot;)">
            <text:p/>
          </table:table-cell>
          <table:table-cell table:formula="of:=IFERROR(IFNA(INDEX(COM.MICROSOFT.FILTER([Build.$B$32:.$B$46];[Build.$C$32:.$C$46]=&quot;Proactive&quot;); [.A48]);&quot;&quot;);&quot;&quot;)">
            <text:p/>
          </table:table-cell>
          <table:table-cell/>
          <table:table-cell office:value-type="float" office:value="9" calcext:value-type="float">
            <text:p>9</text:p>
          </table:table-cell>
          <table:table-cell table:style-name="ce199" table:formula="of:=IFNA(INDEX(COM.MICROSOFT.SORTBY([$Build.$A$32:.$A$46];[$Build.$C$32:.$C$46];-1);[.E48]); &quot; &quot;)" office:value-type="string" office:string-value="Strategize" calcext:value-type="string">
            <text:p>Strategize</text:p>
          </table:table-cell>
          <table:table-cell table:style-name="ce203" table:formula="of:=IFERROR(IFNA(INDEX(COM.MICROSOFT.FILTER([$'Utility Abilities By Art'.$D$2:.$D$70];['Utility Abilities By Art'.$B$2:.$B$70]=[.F48]);1);&quot;&quot;);&quot;&quot;)" office:value-type="string" office:string-value="Success: You may present the GM with up to two sets of two alternatives involving &#10;the current or upcoming Arc objective. The GM offers any relevant pros and cons&#10;that make use of information or context the party could reasonably have had access to." calcext:value-type="string" table:number-columns-spanned="4" table:number-rows-spanned="5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roactive&quot;);[.A49]);&quot;&quot;);&quot;&quot;)">
            <text:p/>
          </table:table-cell>
          <table:table-cell table:formula="of:=IFERROR(IFNA(INDEX(COM.MICROSOFT.FILTER([Build.$B$32:.$B$46];[Build.$C$32:.$C$46]=&quot;Proactive&quot;); [.A49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Proactive&quot;);[.A50]);&quot;&quot;);&quot;&quot;)">
            <text:p/>
          </table:table-cell>
          <table:table-cell table:formula="of:=IFERROR(IFNA(INDEX(COM.MICROSOFT.FILTER([Build.$B$32:.$B$46];[Build.$C$32:.$C$46]=&quot;Proactive&quot;); [.A50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8]);&quot;&quot;);&quot;&quot;)" office:value-type="string" office:string-value="Problem Solving" calcext:value-type="string">
            <text:p>Problem Solving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Proactive&quot;);[.A51]);&quot;&quot;);&quot;&quot;)">
            <text:p/>
          </table:table-cell>
          <table:table-cell table:formula="of:=IFERROR(IFNA(INDEX(COM.MICROSOFT.FILTER([Build.$B$32:.$B$46];[Build.$C$32:.$C$46]=&quot;Proactive&quot;); [.A5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16" office:value-type="string" calcext:value-type="string" table:number-columns-spanned="2" table:number-rows-spanned="1">
            <text:p>PASSIVE ABILITIES</text:p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99" table:formula="of:=IFNA(INDEX(COM.MICROSOFT.SORTBY([$Build.$A$32:.$A$46];[$Build.$C$32:.$C$46];-1);[.E53]); &quot;&quot;)">
            <text:p/>
          </table:table-cell>
          <table:table-cell table:style-name="ce203" table:formula="of:=IFERROR(IFNA(INDEX(COM.MICROSOFT.FILTER([$'Utility Abilities By Art'.$D$2:.$D$70];['Utility Abilities By Art'.$B$2:.$B$70]=[.F5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Passive&quot;);[.A54]);&quot;&quot;);&quot;&quot;)">
            <text:p/>
          </table:table-cell>
          <table:table-cell table:formula="of:=IFERROR(IFNA(INDEX(COM.MICROSOFT.FILTER([Build.$B$32:.$B$46];[Build.$C$32:.$C$46]=&quot;Passive&quot;); [.A5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assive&quot;);[.A55]);&quot;&quot;);&quot;&quot;)">
            <text:p/>
          </table:table-cell>
          <table:table-cell table:formula="of:=IFERROR(IFNA(INDEX(COM.MICROSOFT.FILTER([Build.$B$32:.$B$46];[Build.$C$32:.$C$46]=&quot;Passive&quot;); [.A55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assive&quot;);[.A56]);&quot;&quot;);&quot;&quot;)">
            <text:p/>
          </table:table-cell>
          <table:table-cell table:formula="of:=IFERROR(IFNA(INDEX(COM.MICROSOFT.FILTER([Build.$B$32:.$B$46];[Build.$C$32:.$C$46]=&quot;Passive&quot;); [.A5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assive&quot;);[.A57]);&quot;&quot;);&quot;&quot;)">
            <text:p/>
          </table:table-cell>
          <table:table-cell table:formula="of:=IFERROR(IFNA(INDEX(COM.MICROSOFT.FILTER([Build.$B$32:.$B$46];[Build.$C$32:.$C$46]=&quot;Passive&quot;); [.A57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assive&quot;);[.A58]);&quot;&quot;);&quot;&quot;)">
            <text:p/>
          </table:table-cell>
          <table:table-cell table:formula="of:=IFERROR(IFNA(INDEX(COM.MICROSOFT.FILTER([Build.$B$32:.$B$46];[Build.$C$32:.$C$46]=&quot;Passive&quot;); [.A58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199" table:formula="of:=IFNA(INDEX(COM.MICROSOFT.SORTBY([$Build.$A$32:.$A$46];[$Build.$C$32:.$C$46];-1);[.E58]); &quot;&quot;)">
            <text:p/>
          </table:table-cell>
          <table:table-cell table:style-name="ce203" table:formula="of:=IFERROR(IFNA(INDEX(COM.MICROSOFT.FILTER([$'Utility Abilities By Art'.$D$2:.$D$70];['Utility Abilities By Art'.$B$2:.$B$70]=[.F5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assive&quot;);[.A59]);&quot;&quot;);&quot;&quot;)">
            <text:p/>
          </table:table-cell>
          <table:table-cell table:formula="of:=IFERROR(IFNA(INDEX(COM.MICROSOFT.FILTER([Build.$B$32:.$B$46];[Build.$C$32:.$C$46]=&quot;Passive&quot;); [.A59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assive&quot;);[.A60]);&quot;&quot;);&quot;&quot;)">
            <text:p/>
          </table:table-cell>
          <table:table-cell table:formula="of:=IFERROR(IFNA(INDEX(COM.MICROSOFT.FILTER([Build.$B$32:.$B$46];[Build.$C$32:.$C$46]=&quot;Passive&quot;); [.A60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assive&quot;);[.A61]);&quot;&quot;);&quot;&quot;)">
            <text:p/>
          </table:table-cell>
          <table:table-cell table:formula="of:=IFERROR(IFNA(INDEX(COM.MICROSOFT.FILTER([Build.$B$32:.$B$46];[Build.$C$32:.$C$46]=&quot;Passive&quot;); [.A6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assive&quot;);[.A62]);&quot;&quot;);&quot;&quot;)">
            <text:p/>
          </table:table-cell>
          <table:table-cell table:formula="of:=IFERROR(IFNA(INDEX(COM.MICROSOFT.FILTER([Build.$B$32:.$B$46];[Build.$C$32:.$C$46]=&quot;Passive&quot;); [.A62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16" office:value-type="string" calcext:value-type="string" table:number-columns-spanned="2" table:number-rows-spanned="1">
            <text:p>DOWNTIME ACTIVITIES</text:p>
          </table:table-cell>
          <table:covered-table-cell table:style-name="ce2"/>
          <table:table-cell/>
          <table:table-cell office:value-type="float" office:value="12" calcext:value-type="float">
            <text:p>12</text:p>
          </table:table-cell>
          <table:table-cell table:style-name="ce199" table:formula="of:=IFNA(INDEX(COM.MICROSOFT.SORTBY([$Build.$A$32:.$A$46];[$Build.$C$32:.$C$46];-1);[.E63]); &quot;&quot;)">
            <text:p/>
          </table:table-cell>
          <table:table-cell table:style-name="ce203" table:formula="of:=IFERROR(IFNA(INDEX(COM.MICROSOFT.FILTER([$'Utility Abilities By Art'.$D$2:.$D$70];['Utility Abilities By Art'.$B$2:.$B$70]=[.F6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Downtime&quot;);[.A65]);&quot;&quot;);&quot;&quot;)" office:value-type="string" office:string-value="Practice" calcext:value-type="string">
            <text:p>Practice</text:p>
          </table:table-cell>
          <table:table-cell table:formula="of:=IFERROR(IFNA(INDEX(COM.MICROSOFT.FILTER([Build.$B$32:.$B$46];[Build.$C$32:.$C$46]=&quot;Downtime&quot;); [.A65]);&quot;&quot;);&quot;&quot;)" office:value-type="string" office:string-value="Basic" calcext:value-type="string">
            <text:p>Basic</text:p>
          </table:table-cell>
          <table:table-cell table:number-columns-repeated="2"/>
          <table:table-cell table:formula="of:=IFERROR(IFNA(COM.MICROSOFT.FILTER(['Utility Abilities By Art'.$A$2:.$A$70]; 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Downtime&quot;);[.A66]);&quot;&quot;);&quot;&quot;)" office:value-type="string" office:string-value="Meditate" calcext:value-type="string">
            <text:p>Meditate</text:p>
          </table:table-cell>
          <table:table-cell table:formula="of:=IFERROR(IFNA(INDEX(COM.MICROSOFT.FILTER([Build.$B$32:.$B$46];[Build.$C$32:.$C$46]=&quot;Downtime&quot;); [.A66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Downtime&quot;);[.A67]);&quot;&quot;);&quot;&quot;)" office:value-type="string" office:string-value="Strategize" calcext:value-type="string">
            <text:p>Strategize</text:p>
          </table:table-cell>
          <table:table-cell table:formula="of:=IFERROR(IFNA(INDEX(COM.MICROSOFT.FILTER([Build.$B$32:.$B$46];[Build.$C$32:.$C$46]=&quot;Downtime&quot;); [.A67]);&quot;&quot;);&quot;&quot;)" office:value-type="string" office:string-value="Problem Solving" calcext:value-type="string">
            <text:p>Problem Solving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Downtime&quot;);[.A68]);&quot;&quot;);&quot;&quot;)">
            <text:p/>
          </table:table-cell>
          <table:table-cell table:formula="of:=IFERROR(IFNA(INDEX(COM.MICROSOFT.FILTER([Build.$B$32:.$B$46];[Build.$C$32:.$C$46]=&quot;Downtime&quot;); [.A68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199" table:formula="of:=IFNA(INDEX(COM.MICROSOFT.SORTBY([$Build.$A$32:.$A$46];[$Build.$C$32:.$C$46];-1);[.E68]); &quot;&quot;)">
            <text:p/>
          </table:table-cell>
          <table:table-cell table:style-name="ce203" table:formula="of:=IFERROR(IFNA(INDEX(COM.MICROSOFT.FILTER([$'Utility Abilities By Art'.$D$2:.$D$70];['Utility Abilities By Art'.$B$2:.$B$70]=[.F6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Downtime&quot;);[.A69]);&quot;&quot;);&quot;&quot;)">
            <text:p/>
          </table:table-cell>
          <table:table-cell table:formula="of:=IFERROR(IFNA(INDEX(COM.MICROSOFT.FILTER([Build.$B$32:.$B$46];[Build.$C$32:.$C$46]=&quot;Downtime&quot;); [.A69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Downtime&quot;);[.A70]);&quot;&quot;);&quot;&quot;)">
            <text:p/>
          </table:table-cell>
          <table:table-cell table:formula="of:=IFERROR(IFNA(INDEX(COM.MICROSOFT.FILTER([Build.$B$32:.$B$46];[Build.$C$32:.$C$46]=&quot;Downtime&quot;); [.A70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Downtime&quot;);[.A71]);&quot;&quot;);&quot;&quot;)">
            <text:p/>
          </table:table-cell>
          <table:table-cell table:formula="of:=IFERROR(IFNA(INDEX(COM.MICROSOFT.FILTER([Build.$B$32:.$B$46];[Build.$C$32:.$C$46]=&quot;Downtime&quot;); [.A7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Downtime&quot;);[.A72]);&quot;&quot;);&quot;&quot;)">
            <text:p/>
          </table:table-cell>
          <table:table-cell table:formula="of:=IFERROR(IFNA(INDEX(COM.MICROSOFT.FILTER([Build.$B$32:.$B$46];[Build.$C$32:.$C$46]=&quot;Downtime&quot;); [.A72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Downtime&quot;);[.A73]);&quot;&quot;);&quot;&quot;)">
            <text:p/>
          </table:table-cell>
          <table:table-cell table:formula="of:=IFERROR(IFNA(INDEX(COM.MICROSOFT.FILTER([Build.$B$32:.$B$46];[Build.$C$32:.$C$46]=&quot;Downtime&quot;); [.A73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199" table:formula="of:=IFNA(INDEX(COM.MICROSOFT.SORTBY([$Build.$A$32:.$A$46];[$Build.$C$32:.$C$46];-1);[.E73]); &quot;&quot;)">
            <text:p/>
          </table:table-cell>
          <table:table-cell table:style-name="ce203" table:formula="of:=IFERROR(IFNA(INDEX(COM.MICROSOFT.FILTER([$'Utility Abilities By Art'.$D$2:.$D$70];['Utility Abilities By Art'.$B$2:.$B$70]=[.F7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Downtime&quot;);[.A74]);&quot;&quot;);&quot;&quot;)">
            <text:p/>
          </table:table-cell>
          <table:table-cell table:formula="of:=IFERROR(IFNA(INDEX(COM.MICROSOFT.FILTER([Build.$B$32:.$B$46];[Build.$C$32:.$C$46]=&quot;Downtime&quot;); [.A7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Downtime&quot;);[.A75]);&quot;&quot;);&quot;&quot;)">
            <text:p/>
          </table:table-cell>
          <table:table-cell table:formula="of:=IFERROR(IFNA(INDEX(COM.MICROSOFT.FILTER([Build.$B$32:.$B$46];[Build.$C$32:.$C$46]=&quot;Downtime&quot;); [.A75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15" calcext:value-type="float">
            <text:p>15</text:p>
          </table:table-cell>
          <table:table-cell table:style-name="ce199" table:formula="of:=IFNA(INDEX(COM.MICROSOFT.SORTBY([$Build.$A$32:.$A$46];[$Build.$C$32:.$C$46];-1);[.E78]); &quot;&quot;)">
            <text:p/>
          </table:table-cell>
          <table:table-cell table:style-name="ce203" table:formula="of:=IFERROR(IFNA(INDEX(COM.MICROSOFT.FILTER([$'Utility Abilities By Art'.$D$2:.$D$70];['Utility Abilities By Art'.$B$2:.$B$70]=[.F7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style-name="ce200" table:formula="of:=IFERROR(IFNA(COM.MICROSOFT.FILTER(['Utility Abilities By Art'.$C$2:.$C$70];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</table:table>
      <table:table table:name="Combat" table:style-name="ta1">
        <table:table-column table:style-name="co26" table:visibility="collapse" table:default-cell-style-name="Default"/>
        <table:table-column table:style-name="co27" table:default-cell-style-name="ce193"/>
        <table:table-column table:style-name="co28" table:default-cell-style-name="ce193"/>
        <table:table-column table:style-name="co29" table:default-cell-style-name="ce2"/>
        <table:table-column table:style-name="co30" table:default-cell-style-name="ce2"/>
        <table:table-column table:style-name="co30" table:default-cell-style-name="ce231"/>
        <table:table-column table:style-name="co31" table:default-cell-style-name="ce235"/>
        <table:table-column table:style-name="co32" table:default-cell-style-name="ce243"/>
        <table:table-column table:style-name="co33" table:default-cell-style-name="ce243"/>
        <table:table-column table:style-name="co34" table:default-cell-style-name="ce243"/>
        <table:table-column table:style-name="co35" table:default-cell-style-name="ce243"/>
        <table:table-column table:style-name="co12" table:default-cell-style-name="ce2"/>
        <table:table-column table:style-name="co26" table:default-cell-style-name="ce2"/>
        <table:table-column table:style-name="co12" table:default-cell-style-name="ce2"/>
        <table:table-column table:style-name="co36" table:default-cell-style-name="ce2"/>
        <table:table-column table:style-name="co37" table:default-cell-style-name="ce2"/>
        <table:table-column table:style-name="co12" table:default-cell-style-name="ce2"/>
        <table:table-row table:style-name="ro1">
          <table:table-cell/>
          <table:table-cell table:style-name="ce15" office:value-type="string" calcext:value-type="string">
            <text:p>NAME</text:p>
          </table:table-cell>
          <table:table-cell table:style-name="ce189" table:formula="of:=[$Build.B1]" office:value-type="string" office:string-value="Garfield McGillicuddy" calcext:value-type="string" table:number-columns-spanned="6" table:number-rows-spanned="1">
            <text:p>Garfield McGillicuddy</text:p>
          </table:table-cell>
          <table:covered-table-cell table:number-columns-repeated="2"/>
          <table:covered-table-cell table:style-name="ce147"/>
          <table:covered-table-cell table:number-columns-repeated="2" table:style-name="ce2"/>
          <table:table-cell table:style-name="ce2" table:number-columns-repeated="3"/>
          <table:table-cell table:number-columns-repeated="6"/>
        </table:table-row>
        <table:table-row table:style-name="ro5">
          <table:table-cell/>
          <table:table-cell table:style-name="ce2" table:number-columns-repeated="2"/>
          <table:table-cell table:number-columns-repeated="2"/>
          <table:table-cell table:style-name="ce115"/>
          <table:table-cell table:style-name="ce2" table:number-columns-repeated="5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1" calcext:value-type="float">
            <text:p>1</text:p>
          </table:table-cell>
          <table:table-cell table:number-columns-repeated="2"/>
          <table:table-cell table:style-name="ce80" office:value-type="string" calcext:value-type="string" table:number-columns-spanned="4" table:number-rows-spanned="1">
            <text:p>FATIGUE AND STRESS</text:p>
          </table:table-cell>
          <table:covered-table-cell table:number-columns-repeated="2" table:style-name="ce215"/>
          <table:covered-table-cell table:style-name="ce2"/>
          <table:table-cell table:style-name="ce2"/>
          <table:table-cell table:style-name="ce205" office:value-type="string" calcext:value-type="string">
            <text:p>Active Stance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table:style-name="ce2" table:number-columns-repeated="2"/>
          <table:table-cell table:number-columns-repeated="2"/>
          <table:table-cell table:style-name="ce214" table:number-columns-spanned="2" table:number-rows-spanned="1"/>
          <table:covered-table-cell table:style-name="ce2"/>
          <table:table-cell table:style-name="ce107" office:value-type="string" calcext:value-type="string">
            <text:p>FATIGUE</text:p>
          </table:table-cell>
          <table:table-cell table:style-name="ce107" office:value-type="string" calcext:value-type="string">
            <text:p>STRESS</text:p>
          </table:table-cell>
          <table:table-cell table:style-name="ce2"/>
          <table:table-cell table:style-name="ce266" table:content-validation-name="val8" office:value-type="string" calcext:value-type="string">
            <text:p>Dodge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table:style-name="ce80" office:value-type="string" calcext:value-type="string" table:number-columns-spanned="2" table:number-rows-spanned="1">
            <text:p>ATTRIBUTES</text:p>
          </table:table-cell>
          <table:covered-table-cell table:style-name="ce190"/>
          <table:table-cell table:number-columns-repeated="2"/>
          <table:table-cell table:style-name="ce228" office:value-type="string" calcext:value-type="string" table:number-columns-spanned="2" table:number-rows-spanned="1">
            <text:p>Load</text:p>
          </table:table-cell>
          <table:covered-table-cell table:style-name="ce2"/>
          <table:table-cell table:style-name="ce216"/>
          <table:table-cell table:style-name="ce218"/>
          <table:table-cell table:style-name="ce2"/>
          <table:table-cell table:style-name="ce205" office:value-type="string" calcext:value-type="string">
            <text:p>Active Buff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154" table:formula="of:=[$Build.E7]" office:value-type="float" office:value="0" calcext:value-type="float">
            <text:p>+0</text:p>
          </table:table-cell>
          <table:table-cell table:number-columns-repeated="2"/>
          <table:table-cell table:style-name="ce228" office:value-type="string" calcext:value-type="string" table:number-columns-spanned="2" table:number-rows-spanned="1">
            <text:p>Lost Tolerance</text:p>
          </table:table-cell>
          <table:covered-table-cell table:style-name="ce2"/>
          <table:table-cell table:style-name="ce216"/>
          <table:table-cell table:style-name="ce218"/>
          <table:table-cell table:style-name="ce2"/>
          <table:table-cell table:style-name="ce266" table:content-validation-name="val3"/>
          <table:table-cell table:number-columns-repeated="6"/>
        </table:table-row>
        <table:table-row table:style-name="ro5">
          <table:table-cell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154" table:formula="of:=[$Build.E8]" office:value-type="float" office:value="1" calcext:value-type="float">
            <text:p>+1</text:p>
          </table:table-cell>
          <table:table-cell table:number-columns-repeated="2"/>
          <table:table-cell table:style-name="ce228" office:value-type="string" calcext:value-type="string" table:number-columns-spanned="2" table:number-rows-spanned="1">
            <text:p>Current Tolerance</text:p>
          </table:table-cell>
          <table:covered-table-cell table:style-name="ce2"/>
          <table:table-cell table:style-name="ce217" table:formula="of:=[.H8]-[.H6]" office:value-type="float" office:value="11" calcext:value-type="float">
            <text:p>11</text:p>
          </table:table-cell>
          <table:table-cell table:style-name="ce219" table:formula="of:=[.I8]-[.I6]" office:value-type="float" office:value="10" calcext:value-type="float">
            <text:p>10</text:p>
          </table:table-cell>
          <table:table-cell table:style-name="ce2"/>
          <table:table-cell table:style-name="ce205" office:value-type="string" calcext:value-type="string">
            <text:p>Active Terrain Effect</text:p>
          </table:table-cell>
          <table:table-cell table:number-columns-repeated="6"/>
        </table:table-row>
        <table:table-row table:style-name="ro5">
          <table:table-cell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155" table:formula="of:=[$Build.E9]" office:value-type="float" office:value="2" calcext:value-type="float">
            <text:p>+2</text:p>
          </table:table-cell>
          <table:table-cell table:number-columns-repeated="2"/>
          <table:table-cell table:style-name="ce228" office:value-type="string" calcext:value-type="string" table:number-columns-spanned="2" table:number-rows-spanned="1">
            <text:p>Max Tolerance</text:p>
          </table:table-cell>
          <table:covered-table-cell table:style-name="ce2"/>
          <table:table-cell table:style-name="ce143" table:formula="of:=10+[$Build.E8]" office:value-type="float" office:value="11" calcext:value-type="float">
            <text:p>11</text:p>
          </table:table-cell>
          <table:table-cell table:style-name="ce145" table:formula="of:=10+[$Build.E12]" office:value-type="float" office:value="10" calcext:value-type="float">
            <text:p>10</text:p>
          </table:table-cell>
          <table:table-cell table:style-name="ce2"/>
          <table:table-cell table:style-name="ce266" table:content-validation-name="val3"/>
          <table:table-cell table:number-columns-repeated="6"/>
        </table:table-row>
        <table:table-row table:style-name="ro5">
          <table:table-cell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155" table:formula="of:=[$Build.E10]" office:value-type="float" office:value="1" calcext:value-type="float">
            <text:p>+1</text:p>
          </table:table-cell>
          <table:table-cell table:number-columns-repeated="2"/>
          <table:table-cell table:style-name="ce2" table:number-columns-repeated="6"/>
          <table:table-cell table:number-columns-repeated="6"/>
        </table:table-row>
        <table:table-row table:style-name="ro12">
          <table:table-cell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156" table:formula="of:=[$Build.E11]" office:value-type="float" office:value="0" calcext:value-type="float">
            <text:p>+0</text:p>
          </table:table-cell>
          <table:table-cell table:number-columns-repeated="2"/>
          <table:table-cell table:style-name="ce243"/>
          <table:table-cell table:style-name="ce116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12">
          <table:table-cell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156" table:formula="of:=[$Build.E12]" office:value-type="float" office:value="0" calcext:value-type="float">
            <text:p>+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33" table:formula="of:=IFNA(INDEX(COM.MICROSOFT.SORTBY([$Build.$E$32:.$E$50];[$Build.$G$32:.$G$50];-1);[.F11]); &quot;&quot;)" office:value-type="string" office:string-value="Brace" calcext:value-type="string">
            <text:p>Brace</text:p>
          </table:table-cell>
          <table:table-cell table:style-name="ce203" table:formula="of:=IFERROR(IFNA(INDEX(COM.MICROSOFT.FILTER([$'Combat Abilities By Art'.$D$2:.$D$68];['Combat Abilities By Art'.$B$2:.$B$68]=[.G11]);1);&quot;&quot;);&quot;&quot;)" office:value-type="string" office:string-value="Effect: Gain +1 Boon on Resilience rolls" calcext:value-type="string" table:number-columns-spanned="4" table:number-rows-spanned="5">
            <text:p>Effect: Gain +1 Boon on Resilienc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1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SPEED</text:p>
          </table:table-cell>
          <table:table-cell table:style-name="ce208" table:formula="of:=4" office:value-type="float" office:value="4" calcext:value-type="float">
            <text:p>4</text:p>
          </table:table-cell>
          <table:table-cell table:number-columns-repeated="3"/>
          <table:table-cell table:formula="of:=IFERROR(IFNA(COM.MICROSOFT.FILTER(['Combat Abilities By Art'.$A$2:.$A$68]; ['Combat Abilities By Art'.$B$2:.$B$68]=[.G1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INITIATIVE</text:p>
          </table:table-cell>
          <table:table-cell table:style-name="ce209" table:formula="of:=[$Build.$E$10]" office:value-type="float" office:value="1" calcext:value-type="float">
            <text:p>+1</text:p>
          </table:table-cell>
          <table:table-cell table:number-columns-repeated="3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80" office:value-type="string" calcext:value-type="string" table:number-columns-spanned="2" table:number-rows-spanned="1">
            <text:p>DEFENSES</text:p>
          </table:table-cell>
          <table:covered-table-cell table:style-name="ce2"/>
          <table:table-cell table:number-columns-repeated="2"/>
          <table:table-cell office:value-type="float" office:value="2" calcext:value-type="float">
            <text:p>2</text:p>
          </table:table-cell>
          <table:table-cell table:style-name="ce233" table:formula="of:=IFNA(INDEX(COM.MICROSOFT.SORTBY([$Build.$E$32:.$E$50];[$Build.$G$32:.$G$50];-1);[.F16]); &quot;&quot;)" office:value-type="string" office:string-value="Dodge" calcext:value-type="string">
            <text:p>Dodge</text:p>
          </table:table-cell>
          <table:table-cell table:style-name="ce203" table:formula="of:=IFERROR(IFNA(INDEX(COM.MICROSOFT.FILTER([$'Combat Abilities By Art'.$D$2:.$D$68];['Combat Abilities By Art'.$B$2:.$B$68]=[.G16]);1);&quot;&quot;);&quot;&quot;)" office:value-type="string" office:string-value="Effect: Gain +1 Boon on Evasion rolls" calcext:value-type="string" table:number-columns-spanned="4" table:number-rows-spanned="5">
            <text:p>Effect: Gain +1 Boon on Evasion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istance</text:p>
          </table:table-cell>
          <table:table-cell table:style-name="ce210" table:formula="of:=[$Build.$E$8]" office:value-type="float" office:value="1" calcext:value-type="float">
            <text:p>+1</text:p>
          </table:table-cell>
          <table:table-cell table:style-name="ce213" table:number-columns-repeated="2"/>
          <table:table-cell/>
          <table:table-cell table:style-name="ce234" table:formula="of:=IFERROR(IFNA(COM.MICROSOFT.FILTER(['Combat Abilities By Art'.$C$2:.$C$68];['Combat Abilities By Art'.$B$2:.$B$68]=[.G1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Evasion</text:p>
          </table:table-cell>
          <table:table-cell table:style-name="ce211" table:formula="of:=[$Build.$E$10]" office:value-type="float" office:value="1" calcext:value-type="float">
            <text:p>+1</text:p>
          </table:table-cell>
          <table:table-cell table:style-name="ce213" table:number-columns-repeated="2"/>
          <table:table-cell/>
          <table:table-cell table:formula="of:=IFERROR(IFNA(COM.MICROSOFT.FILTER(['Combat Abilities By Art'.$A$2:.$A$68]; ['Combat Abilities By Art'.$B$2:.$B$68]=[.G1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olve</text:p>
          </table:table-cell>
          <table:table-cell table:style-name="ce212" table:formula="of:=[$Build.$E$12]" office:value-type="float" office:value="0" calcext:value-type="float">
            <text:p>+0</text:p>
          </table:table-cell>
          <table:table-cell table:style-name="ce213" table:number-columns-repeated="2"/>
          <table:table-cell table:number-columns-repeated="2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16" office:value-type="string" calcext:value-type="string" table:number-columns-spanned="2" table:number-rows-spanned="1">
            <text:p>COMBAT ARTS</text:p>
          </table:table-cell>
          <table:covered-table-cell table:style-name="ce2"/>
          <table:table-cell table:number-columns-repeated="2"/>
          <table:table-cell office:value-type="float" office:value="3" calcext:value-type="float">
            <text:p>3</text:p>
          </table:table-cell>
          <table:table-cell table:style-name="ce233" table:formula="of:=IFNA(INDEX(COM.MICROSOFT.SORTBY([$Build.$E$32:.$E$50];[$Build.$G$32:.$G$50];-1);[.F21]); &quot;&quot;)" office:value-type="string" office:string-value="Concentrate" calcext:value-type="string">
            <text:p>Concentrate</text:p>
          </table:table-cell>
          <table:table-cell table:style-name="ce203" table:formula="of:=IFERROR(IFNA(INDEX(COM.MICROSOFT.FILTER([$'Combat Abilities By Art'.$D$2:.$D$68];['Combat Abilities By Art'.$B$2:.$B$68]=[.G21]);1);&quot;&quot;);&quot;&quot;)" office:value-type="string" office:string-value="Effect: Gain +1 Boon on Resolve rolls" calcext:value-type="string" table:number-columns-spanned="4" table:number-rows-spanned="5">
            <text:p>Effect: Gain +1 Boon on Resolv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MODIFIER</text:p>
          </table:table-cell>
          <table:table-cell table:number-columns-repeated="3"/>
          <table:table-cell table:style-name="ce234" table:formula="of:=IFERROR(IFNA(COM.MICROSOFT.FILTER(['Combat Abilities By Art'.$C$2:.$C$68];['Combat Abilities By Art'.$B$2:.$B$68]=[.G2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8]" office:value-type="string" office:string-value="Brawling" calcext:value-type="string">
            <text:p>Brawling</text:p>
          </table:table-cell>
          <table:table-cell table:style-name="ce180" table:formula="of:=[$Build.G18]" office:value-type="float" office:value="0" calcext:value-type="float">
            <text:p>+0</text:p>
          </table:table-cell>
          <table:table-cell table:number-columns-repeated="3"/>
          <table:table-cell table:formula="of:=IFERROR(IFNA(COM.MICROSOFT.FILTER(['Combat Abilities By Art'.$A$2:.$A$68]; ['Combat Abilities By Art'.$B$2:.$B$68]=[.G2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9]" office:value-type="string" office:string-value="Dueling" calcext:value-type="string">
            <text:p>Dueling</text:p>
          </table:table-cell>
          <table:table-cell table:style-name="ce180" table:formula="of:=[$Build.G19]" office:value-type="float" office:value="3" calcext:value-type="float">
            <text:p>+3</text:p>
          </table:table-cell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0]" office:value-type="string" office:string-value="Infusion" calcext:value-type="string">
            <text:p>Infusion</text:p>
          </table:table-cell>
          <table:table-cell table:style-name="ce180" table:formula="of:=[$Build.G20]" office:value-type="float" office:value="0" calcext:value-type="float">
            <text:p>+0</text:p>
          </table:table-cell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1]" office:value-type="string" office:string-value="Archery" calcext:value-type="string">
            <text:p>Archery</text:p>
          </table:table-cell>
          <table:table-cell table:style-name="ce180" table:formula="of:=[$Build.G21]" office:value-type="float" office:value="0" calcext:value-type="float">
            <text:p>+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33" table:formula="of:=IFNA(INDEX(COM.MICROSOFT.SORTBY([$Build.$E$32:.$E$50];[$Build.$G$32:.$G$50];-1);[.F26]); &quot;&quot;)" office:value-type="string" office:string-value="Assist" calcext:value-type="string">
            <text:p>Assist</text:p>
          </table:table-cell>
          <table:table-cell table:style-name="ce203" table:formula="of:=IFERROR(IFNA(INDEX(COM.MICROSOFT.FILTER([$'Combat Abilities By Art'.$D$2:.$D$68];['Combat Abilities By Art'.$B$2:.$B$68]=[.G26]);1);&quot;&quot;);&quot;&quot;)" office:value-type="string" office:string-value="Range: 1&#10;Trigger: An ally targets an enemy within range&#10;Effect: You may grant the ally gains +1 Boon on their offensive&#10;roll. If you do, end this stance." calcext:value-type="string" table:number-columns-spanned="4" table:number-rows-spanned="5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2]" office:value-type="string" office:string-value="Ninjutsu" calcext:value-type="string">
            <text:p>Ninjutsu</text:p>
          </table:table-cell>
          <table:table-cell table:style-name="ce180" table:formula="of:=[$Build.G22]" office:value-type="float" office:value="2" calcext:value-type="float">
            <text:p>+2</text:p>
          </table:table-cell>
          <table:table-cell table:number-columns-repeated="3"/>
          <table:table-cell table:style-name="ce234" table:formula="of:=IFERROR(IFNA(COM.MICROSOFT.FILTER(['Combat Abilities By Art'.$C$2:.$C$68];['Combat Abilities By Art'.$B$2:.$B$68]=[.G2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3]" office:value-type="string" office:string-value="Kineticism" calcext:value-type="string">
            <text:p>Kineticism</text:p>
          </table:table-cell>
          <table:table-cell table:style-name="ce180" table:formula="of:=[$Build.G23]" office:value-type="float" office:value="0" calcext:value-type="float">
            <text:p>+0</text:p>
          </table:table-cell>
          <table:table-cell table:number-columns-repeated="3"/>
          <table:table-cell table:formula="of:=IFERROR(IFNA(COM.MICROSOFT.FILTER(['Combat Abilities By Art'.$A$2:.$A$68]; ['Combat Abilities By Art'.$B$2:.$B$68]=[.G2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4]" office:value-type="string" office:string-value="Animism" calcext:value-type="string">
            <text:p>Animism</text:p>
          </table:table-cell>
          <table:table-cell table:style-name="ce180" table:formula="of:=[$Build.G24]" office:value-type="float" office:value="0" calcext:value-type="float">
            <text:p>+0</text:p>
          </table:table-cell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5]" office:value-type="string" office:string-value="Mesmerism" calcext:value-type="string">
            <text:p>Mesmerism</text:p>
          </table:table-cell>
          <table:table-cell table:style-name="ce180" table:formula="of:=[$Build.G25]" office:value-type="float" office:value="2" calcext:value-type="float">
            <text:p>+2</text:p>
          </table:table-cell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6]" office:value-type="string" office:string-value="Elementalism" calcext:value-type="string">
            <text:p>Elementalism</text:p>
          </table:table-cell>
          <table:table-cell table:style-name="ce180" table:formula="of:=[$Build.G26]" office:value-type="float" office:value="0" calcext:value-type="float">
            <text:p>+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33" table:formula="of:=IFNA(INDEX(COM.MICROSOFT.SORTBY([$Build.$E$32:.$E$50];[$Build.$G$32:.$G$50];-1);[.F31]); &quot;&quot;)" office:value-type="string" office:string-value="Protect" calcext:value-type="string">
            <text:p>Protect</text:p>
          </table:table-cell>
          <table:table-cell table:style-name="ce203" table:formula="of:=IFERROR(IFNA(INDEX(COM.MICROSOFT.FILTER([$'Combat Abilities By Art'.$D$2:.$D$68];['Combat Abilities By Art'.$B$2:.$B$68]=[.G31]);1);&quot;&quot;);&quot;&quot;)" office:value-type="string" office:string-value="Range: 1&#10;Trigger: An ally within range is targeted by an enemy&#10;Effect: You may grant the ally +1 Boon on their defensive roll. &#10;If you do, end this stance." calcext:value-type="string" table:number-columns-spanned="4" table:number-rows-spanned="5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3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16" office:value-type="string" calcext:value-type="string" table:number-columns-spanned="3" table:number-rows-spanned="1">
            <text:p>ACTIONS</text:p>
          </table:table-cell>
          <table:covered-table-cell table:style-name="ce191"/>
          <table:covered-table-cell/>
          <table:table-cell table:number-columns-repeated="2"/>
          <table:table-cell table:formula="of:=IFERROR(IFNA(COM.MICROSOFT.FILTER(['Combat Abilities By Art'.$A$2:.$A$68]; ['Combat Abilities By Art'.$B$2:.$B$68]=[.G3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ier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formula="of:=IFERROR(IFNA(INDEX(COM.MICROSOFT.FILTER([Build.$E$32:.$E$50]; [Build.$G$32:.$G$50]=&quot;Action&quot;);[.A35]);&quot;&quot;);&quot;&quot;)" office:value-type="string" office:string-value="Basic Attack" calcext:value-type="string">
            <text:p>Basic Attack</text:p>
          </table:table-cell>
          <table:table-cell table:formula="of:=IFERROR(IFNA(INDEX(COM.MICROSOFT.FILTER([Build.$F$32:.$F$50];[Build.$G$32:.$G$50]=&quot;Action&quot;); [.A35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5]);&quot;&quot;);&quot;&quot;)" office:value-type="string" office:string-value="-" calcext:value-type="string">
            <text:p>-</text:p>
          </table:table-cell>
          <table:table-cell table:style-name="Default"/>
          <table:table-cell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Action&quot;);[.A36]);&quot;&quot;);&quot;&quot;)" office:value-type="string" office:string-value="Dash" calcext:value-type="string">
            <text:p>Dash</text:p>
          </table:table-cell>
          <table:table-cell table:formula="of:=IFERROR(IFNA(INDEX(COM.MICROSOFT.FILTER([Build.$F$32:.$F$50];[Build.$G$32:.$G$50]=&quot;Action&quot;); [.A36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6]);&quot;&quot;);&quot;&quot;)" office:value-type="string" office:string-value="-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3" table:formula="of:=IFNA(INDEX(COM.MICROSOFT.SORTBY([$Build.$E$32:.$E$50];[$Build.$G$32:.$G$50];-1);[.F36]); &quot;&quot;)" office:value-type="string" office:string-value="Parry and Riposte" calcext:value-type="string">
            <text:p>Parry and Riposte</text:p>
          </table:table-cell>
          <table:table-cell table:style-name="ce203" table:formula="of:=IFERROR(IFNA(INDEX(COM.MICROSOFT.FILTER([$'Combat Abilities By Art'.$D$2:.$D$68];['Combat Abilities By Art'.$B$2:.$B$68]=[.G36]);1);&quot;&quot;);&quot;&quot;)" office:value-type="string" office:string-value="Range: 1&#10;Trigger: An enemy in range targets you with an attack.&#10;Effect: You may contest using Dueling, resolving as with Resilience. If your&#10;contesting roll is a Critical, make a Physical Attack against the triggering enemy,&#10;dealing Fatigue on a success." calcext:value-type="string" table:number-columns-spanned="4" table:number-rows-spanned="5">
            <text:p>Range: 1</text:p>
            <text:p>Trigger: An enemy in range targets you with an attack.</text:p>
            <text:p>Effect: You may contest using Dueling, resolving as with Resilience. If your</text:p>
            <text:p>contesting roll is a Critical, make a Physical Attack against the triggering enemy,</text:p>
            <text:p>dealing Fatigue on a success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Action&quot;);[.A37]);&quot;&quot;);&quot;&quot;)" office:value-type="string" office:string-value="Recover" calcext:value-type="string">
            <text:p>Recover</text:p>
          </table:table-cell>
          <table:table-cell table:formula="of:=IFERROR(IFNA(INDEX(COM.MICROSOFT.FILTER([Build.$F$32:.$F$50];[Build.$G$32:.$G$50]=&quot;Action&quot;); [.A37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7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3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Action&quot;);[.A38]);&quot;&quot;);&quot;&quot;)" office:value-type="string" office:string-value="Resuscitate" calcext:value-type="string">
            <text:p>Resuscitate</text:p>
          </table:table-cell>
          <table:table-cell table:formula="of:=IFERROR(IFNA(INDEX(COM.MICROSOFT.FILTER([Build.$F$32:.$F$50];[Build.$G$32:.$G$50]=&quot;Action&quot;); [.A38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8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36]);&quot;&quot;);&quot;&quot;)" office:value-type="string" office:string-value="Dueling" calcext:value-type="string">
            <text:p>Dueling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Action&quot;);[.A39]);&quot;&quot;);&quot;&quot;)" office:value-type="string" office:string-value="Coup de Grace" calcext:value-type="string">
            <text:p>Coup de Grace</text:p>
          </table:table-cell>
          <table:table-cell table:formula="of:=IFERROR(IFNA(INDEX(COM.MICROSOFT.FILTER([Build.$F$32:.$F$50];[Build.$G$32:.$G$50]=&quot;Action&quot;); [.A39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9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Action&quot;);[.A40]);&quot;&quot;);&quot;&quot;)" office:value-type="string" office:string-value="Precision Slash" calcext:value-type="string">
            <text:p>Precision Slash</text:p>
          </table:table-cell>
          <table:table-cell table:formula="of:=IFERROR(IFNA(INDEX(COM.MICROSOFT.FILTER([Build.$F$32:.$F$50];[Build.$G$32:.$G$50]=&quot;Action&quot;); [.A40]);&quot;&quot;);&quot;&quot;)" office:value-type="string" office:string-value="Dueling" calcext:value-type="string">
            <text:p>Dueling</text:p>
          </table:table-cell>
          <table:table-cell table:style-name="ce193" table:formula="of:=IFERROR(IFNA(INDEX(COM.MICROSOFT.FILTER([Build.$H$32:.$H$50];[Build.$G$32:.$G$50]=&quot;Action&quot;); [.A40]);&quot;&quot;);&quot;&quot;)" office:value-type="float" office:value="1" calcext:value-type="float">
            <text:p>1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Action&quot;);[.A41]);&quot;&quot;);&quot;&quot;)">
            <text:p/>
          </table:table-cell>
          <table:table-cell table:formula="of:=IFERROR(IFNA(INDEX(COM.MICROSOFT.FILTER([Build.$F$32:.$F$50];[Build.$G$32:.$G$50]=&quot;Action&quot;); [.A41]);&quot;&quot;);&quot;&quot;)">
            <text:p/>
          </table:table-cell>
          <table:table-cell table:style-name="ce193" table:formula="of:=IFERROR(IFNA(INDEX(COM.MICROSOFT.FILTER([Build.$H$32:.$H$50];[Build.$G$32:.$G$50]=&quot;Action&quot;); [.A41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233" table:formula="of:=IFNA(INDEX(COM.MICROSOFT.SORTBY([$Build.$E$32:.$E$50];[$Build.$G$32:.$G$50];-1);[.F41]); &quot;&quot;)" office:value-type="string" office:string-value="Newtonian Mechanics" calcext:value-type="string">
            <text:p>Newtonian Mechanics</text:p>
          </table:table-cell>
          <table:table-cell table:style-name="ce203" table:formula="of:=IFERROR(IFNA(INDEX(COM.MICROSOFT.FILTER([$'Combat Abilities By Art'.$D$2:.$D$68];['Combat Abilities By Art'.$B$2:.$B$68]=[.G41]);1);&quot;&quot;);&quot;&quot;)" office:value-type="string" office:string-value="Effect: Whenever you target a creature or area with an ability using an action,&#10;you may move yourself [Tier] spaces further away from that creature (or from&#10;the closest space in the area)." calcext:value-type="string" table:number-columns-spanned="4" table:number-rows-spanned="5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Action&quot;);[.A42]);&quot;&quot;);&quot;&quot;)">
            <text:p/>
          </table:table-cell>
          <table:table-cell table:formula="of:=IFERROR(IFNA(INDEX(COM.MICROSOFT.FILTER([Build.$F$32:.$F$50];[Build.$G$32:.$G$50]=&quot;Action&quot;); [.A42]);&quot;&quot;);&quot;&quot;)">
            <text:p/>
          </table:table-cell>
          <table:table-cell table:style-name="ce193" table:formula="of:=IFERROR(IFNA(INDEX(COM.MICROSOFT.FILTER([Build.$H$32:.$H$50];[Build.$G$32:.$G$50]=&quot;Action&quot;); [.A42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41]);&quot;&quot;);&quot;&quot;)" office:value-type="string" office:string-value="Passive" calcext:value-type="string">
            <text:p>Passiv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Action&quot;);[.A43]);&quot;&quot;);&quot;&quot;)">
            <text:p/>
          </table:table-cell>
          <table:table-cell table:formula="of:=IFERROR(IFNA(INDEX(COM.MICROSOFT.FILTER([Build.$F$32:.$F$50];[Build.$G$32:.$G$50]=&quot;Action&quot;); [.A43]);&quot;&quot;);&quot;&quot;)">
            <text:p/>
          </table:table-cell>
          <table:table-cell table:style-name="ce193" table:formula="of:=IFERROR(IFNA(INDEX(COM.MICROSOFT.FILTER([Build.$H$32:.$H$50];[Build.$G$32:.$G$50]=&quot;Action&quot;); [.A43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1]);&quot;&quot;);&quot;&quot;)" office:value-type="string" office:string-value="Kineticism" calcext:value-type="string">
            <text:p>Kineticism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Action&quot;);[.A44]);&quot;&quot;);&quot;&quot;)">
            <text:p/>
          </table:table-cell>
          <table:table-cell table:formula="of:=IFERROR(IFNA(INDEX(COM.MICROSOFT.FILTER([Build.$F$32:.$F$50];[Build.$G$32:.$G$50]=&quot;Action&quot;); [.A44]);&quot;&quot;);&quot;&quot;)">
            <text:p/>
          </table:table-cell>
          <table:table-cell table:style-name="ce193" table:formula="of:=IFERROR(IFNA(INDEX(COM.MICROSOFT.FILTER([Build.$H$32:.$H$50];[Build.$G$32:.$G$50]=&quot;Action&quot;); [.A4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Action&quot;);[.A45]);&quot;&quot;);&quot;&quot;)">
            <text:p/>
          </table:table-cell>
          <table:table-cell table:formula="of:=IFERROR(IFNA(INDEX(COM.MICROSOFT.FILTER([Build.$F$32:.$F$50];[Build.$G$32:.$G$50]=&quot;Action&quot;); [.A45]);&quot;&quot;);&quot;&quot;)">
            <text:p/>
          </table:table-cell>
          <table:table-cell table:style-name="ce193" table:formula="of:=IFERROR(IFNA(INDEX(COM.MICROSOFT.FILTER([Build.$H$32:.$H$50];[Build.$G$32:.$G$50]=&quot;Action&quot;); [.A4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Action&quot;);[.A46]);&quot;&quot;);&quot;&quot;)">
            <text:p/>
          </table:table-cell>
          <table:table-cell table:formula="of:=IFERROR(IFNA(INDEX(COM.MICROSOFT.FILTER([Build.$F$32:.$F$50];[Build.$G$32:.$G$50]=&quot;Action&quot;); [.A46]);&quot;&quot;);&quot;&quot;)">
            <text:p/>
          </table:table-cell>
          <table:table-cell table:style-name="ce193" table:formula="of:=IFERROR(IFNA(INDEX(COM.MICROSOFT.FILTER([Build.$H$32:.$H$50];[Build.$G$32:.$G$50]=&quot;Action&quot;); [.A46]);&quot;&quot;);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 table:style-name="ce233" table:formula="of:=IFNA(INDEX(COM.MICROSOFT.SORTBY([$Build.$E$32:.$E$50];[$Build.$G$32:.$G$50];-1);[.F46]); &quot;&quot;)" office:value-type="string" office:string-value="Basic Attack" calcext:value-type="string">
            <text:p>Basic Attack</text:p>
          </table:table-cell>
          <table:table-cell table:style-name="ce203" table:formula="of:=IFERROR(IFNA(INDEX(COM.MICROSOFT.FILTER([$'Combat Abilities By Art'.$D$2:.$D$68];['Combat Abilities By Art'.$B$2:.$B$68]=[.G46]);1);&quot;&quot;);&quot;&quot;)" office:value-type="string" office:string-value="Range: 3&#10;Target: One enemy&#10;Effect: Roll an attack using your highest Combat Art modifier&#10;Success: Deal Fatigue" calcext:value-type="string" table:number-columns-spanned="4" table:number-rows-spanned="5">
            <text:p>Range: 3</text:p>
            <text:p>Target: One enemy</text:p>
            <text:p>Effect: Roll an attack using your highest Combat Art modifier</text:p>
            <text:p>Success: Deal Fatigue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Action&quot;);[.A47]);&quot;&quot;);&quot;&quot;)">
            <text:p/>
          </table:table-cell>
          <table:table-cell table:formula="of:=IFERROR(IFNA(INDEX(COM.MICROSOFT.FILTER([Build.$F$32:.$F$50];[Build.$G$32:.$G$50]=&quot;Action&quot;); [.A47]);&quot;&quot;);&quot;&quot;)">
            <text:p/>
          </table:table-cell>
          <table:table-cell table:style-name="ce193" table:formula="of:=IFERROR(IFNA(INDEX(COM.MICROSOFT.FILTER([Build.$H$32:.$H$50];[Build.$G$32:.$G$50]=&quot;Action&quot;); [.A47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4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Action&quot;);[.A48]);&quot;&quot;);&quot;&quot;)">
            <text:p/>
          </table:table-cell>
          <table:table-cell table:formula="of:=IFERROR(IFNA(INDEX(COM.MICROSOFT.FILTER([Build.$F$32:.$F$50];[Build.$G$32:.$G$50]=&quot;Action&quot;); [.A48]);&quot;&quot;);&quot;&quot;)">
            <text:p/>
          </table:table-cell>
          <table:table-cell table:style-name="ce193" table:formula="of:=IFERROR(IFNA(INDEX(COM.MICROSOFT.FILTER([Build.$H$32:.$H$50];[Build.$G$32:.$G$50]=&quot;Action&quot;); [.A48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16" office:value-type="string" calcext:value-type="string" table:number-columns-spanned="3" table:number-rows-spanned="1">
            <text:p>STANCES</text:p>
          </table:table-cell>
          <table:covered-table-cell table:style-name="ce192"/>
          <table:covered-table-cell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07" office:value-type="string" calcext:value-type="string">
            <text:p>Ability</text:p>
          </table:table-cell>
          <table:table-cell table:style-name="ce228" office:value-type="string" calcext:value-type="string">
            <text:p>Art</text:p>
          </table:table-cell>
          <table:table-cell table:style-name="ce228" office:value-type="string" calcext:value-type="string">
            <text:p>Tier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formula="of:=IFERROR(IFNA(INDEX(COM.MICROSOFT.FILTER([Build.$E$32:.$E$50]; [Build.$G$32:.$G$50]=&quot;Stance&quot;);[.A51]);&quot;&quot;);&quot;&quot;)" office:value-type="string" office:string-value="Brace" calcext:value-type="string">
            <text:p>Brace</text:p>
          </table:table-cell>
          <table:table-cell table:formula="of:=IFERROR(IFNA(INDEX(COM.MICROSOFT.FILTER([Build.$F$32:.$F$50];[Build.$G$32:.$G$50]=&quot;Stance&quot;); [.A51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1]);&quot;&quot;);&quot;&quot;)" office:value-type="string" office:string-value="-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table:style-name="ce233" table:formula="of:=IFNA(INDEX(COM.MICROSOFT.SORTBY([$Build.$E$32:.$E$50];[$Build.$G$32:.$G$50];-1);[.F51]); &quot;&quot;)" office:value-type="string" office:string-value="Dash" calcext:value-type="string">
            <text:p>Dash</text:p>
          </table:table-cell>
          <table:table-cell table:style-name="ce203" table:formula="of:=IFERROR(IFNA(INDEX(COM.MICROSOFT.FILTER([$'Combat Abilities By Art'.$D$2:.$D$68];['Combat Abilities By Art'.$B$2:.$B$68]=[.G51]);1);&quot;&quot;);&quot;&quot;)" office:value-type="string" office:string-value="Effect: Move a number of spaces up to your speed" calcext:value-type="string" table:number-columns-spanned="4" table:number-rows-spanned="5">
            <text:p>Effect: Move a number of spaces up to your spee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Stance&quot;);[.A52]);&quot;&quot;);&quot;&quot;)" office:value-type="string" office:string-value="Dodge" calcext:value-type="string">
            <text:p>Dodge</text:p>
          </table:table-cell>
          <table:table-cell table:formula="of:=IFERROR(IFNA(INDEX(COM.MICROSOFT.FILTER([Build.$F$32:.$F$50];[Build.$G$32:.$G$50]=&quot;Stance&quot;); [.A52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2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5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Stance&quot;);[.A53]);&quot;&quot;);&quot;&quot;)" office:value-type="string" office:string-value="Concentrate" calcext:value-type="string">
            <text:p>Concentrate</text:p>
          </table:table-cell>
          <table:table-cell table:formula="of:=IFERROR(IFNA(INDEX(COM.MICROSOFT.FILTER([Build.$F$32:.$F$50];[Build.$G$32:.$G$50]=&quot;Stance&quot;); [.A53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3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5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Stance&quot;);[.A54]);&quot;&quot;);&quot;&quot;)" office:value-type="string" office:string-value="Assist" calcext:value-type="string">
            <text:p>Assist</text:p>
          </table:table-cell>
          <table:table-cell table:formula="of:=IFERROR(IFNA(INDEX(COM.MICROSOFT.FILTER([Build.$F$32:.$F$50];[Build.$G$32:.$G$50]=&quot;Stance&quot;); [.A54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4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Stance&quot;);[.A55]);&quot;&quot;);&quot;&quot;)" office:value-type="string" office:string-value="Protect" calcext:value-type="string">
            <text:p>Protect</text:p>
          </table:table-cell>
          <table:table-cell table:formula="of:=IFERROR(IFNA(INDEX(COM.MICROSOFT.FILTER([Build.$F$32:.$F$50];[Build.$G$32:.$G$50]=&quot;Stance&quot;); [.A55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5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Stance&quot;);[.A56]);&quot;&quot;);&quot;&quot;)" office:value-type="string" office:string-value="Parry and Riposte" calcext:value-type="string">
            <text:p>Parry and Riposte</text:p>
          </table:table-cell>
          <table:table-cell table:formula="of:=IFERROR(IFNA(INDEX(COM.MICROSOFT.FILTER([Build.$F$32:.$F$50];[Build.$G$32:.$G$50]=&quot;Stance&quot;); [.A56]);&quot;&quot;);&quot;&quot;)" office:value-type="string" office:string-value="Dueling" calcext:value-type="string">
            <text:p>Dueling</text:p>
          </table:table-cell>
          <table:table-cell table:style-name="ce193" table:formula="of:=IFERROR(IFNA(INDEX(COM.MICROSOFT.FILTER([Build.$H$32:.$H$50];[Build.$G$32:.$G$50]=&quot;Stance&quot;); [.A56]);&quot;&quot;);&quot;&quot;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3" table:formula="of:=IFNA(INDEX(COM.MICROSOFT.SORTBY([$Build.$E$32:.$E$50];[$Build.$G$32:.$G$50];-1);[.F56]); &quot;&quot;)" office:value-type="string" office:string-value="Recover" calcext:value-type="string">
            <text:p>Recover</text:p>
          </table:table-cell>
          <table:table-cell table:style-name="ce203" table:formula="of:=IFERROR(IFNA(INDEX(COM.MICROSOFT.FILTER([$'Combat Abilities By Art'.$D$2:.$D$68];['Combat Abilities By Art'.$B$2:.$B$68]=[.G56]);1);&quot;&quot;);&quot;&quot;)" office:value-type="string" office:string-value="Target: Self Effect: Reduce current Fatigue or Stress by 1" calcext:value-type="string" table:number-columns-spanned="4" table:number-rows-spanned="5">
            <text:p>Target: Self Effect: Reduce current Fatigue or Stress by 1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Stance&quot;);[.A57]);&quot;&quot;);&quot;&quot;)">
            <text:p/>
          </table:table-cell>
          <table:table-cell table:formula="of:=IFERROR(IFNA(INDEX(COM.MICROSOFT.FILTER([Build.$F$32:.$F$50];[Build.$G$32:.$G$50]=&quot;Stance&quot;); [.A57]);&quot;&quot;);&quot;&quot;)">
            <text:p/>
          </table:table-cell>
          <table:table-cell table:style-name="ce193" table:formula="of:=IFERROR(IFNA(INDEX(COM.MICROSOFT.FILTER([Build.$H$32:.$H$50];[Build.$G$32:.$G$50]=&quot;Stance&quot;); [.A57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5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Stance&quot;);[.A58]);&quot;&quot;);&quot;&quot;)">
            <text:p/>
          </table:table-cell>
          <table:table-cell table:formula="of:=IFERROR(IFNA(INDEX(COM.MICROSOFT.FILTER([Build.$F$32:.$F$50];[Build.$G$32:.$G$50]=&quot;Stance&quot;); [.A58]);&quot;&quot;);&quot;&quot;)">
            <text:p/>
          </table:table-cell>
          <table:table-cell table:style-name="ce193" table:formula="of:=IFERROR(IFNA(INDEX(COM.MICROSOFT.FILTER([Build.$H$32:.$H$50];[Build.$G$32:.$G$50]=&quot;Stance&quot;); [.A58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5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Stance&quot;);[.A59]);&quot;&quot;);&quot;&quot;)">
            <text:p/>
          </table:table-cell>
          <table:table-cell table:formula="of:=IFERROR(IFNA(INDEX(COM.MICROSOFT.FILTER([Build.$F$32:.$F$50];[Build.$G$32:.$G$50]=&quot;Stance&quot;); [.A59]);&quot;&quot;);&quot;&quot;)">
            <text:p/>
          </table:table-cell>
          <table:table-cell table:style-name="ce193" table:formula="of:=IFERROR(IFNA(INDEX(COM.MICROSOFT.FILTER([Build.$H$32:.$H$50];[Build.$G$32:.$G$50]=&quot;Stance&quot;); [.A5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Stance&quot;);[.A60]);&quot;&quot;);&quot;&quot;)">
            <text:p/>
          </table:table-cell>
          <table:table-cell table:formula="of:=IFERROR(IFNA(INDEX(COM.MICROSOFT.FILTER([Build.$F$32:.$F$50];[Build.$G$32:.$G$50]=&quot;Stance&quot;); [.A60]);&quot;&quot;);&quot;&quot;)">
            <text:p/>
          </table:table-cell>
          <table:table-cell table:style-name="ce193" table:formula="of:=IFERROR(IFNA(INDEX(COM.MICROSOFT.FILTER([Build.$H$32:.$H$50];[Build.$G$32:.$G$50]=&quot;Stance&quot;); [.A6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Stance&quot;);[.A61]);&quot;&quot;);&quot;&quot;)">
            <text:p/>
          </table:table-cell>
          <table:table-cell table:formula="of:=IFERROR(IFNA(INDEX(COM.MICROSOFT.FILTER([Build.$F$32:.$F$50];[Build.$G$32:.$G$50]=&quot;Stance&quot;); [.A61]);&quot;&quot;);&quot;&quot;)">
            <text:p/>
          </table:table-cell>
          <table:table-cell table:style-name="ce193" table:formula="of:=IFERROR(IFNA(INDEX(COM.MICROSOFT.FILTER([Build.$H$32:.$H$50];[Build.$G$32:.$G$50]=&quot;Stance&quot;); [.A61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233" table:formula="of:=IFNA(INDEX(COM.MICROSOFT.SORTBY([$Build.$E$32:.$E$50];[$Build.$G$32:.$G$50];-1);[.F61]); &quot;&quot;)" office:value-type="string" office:string-value="Resuscitate" calcext:value-type="string">
            <text:p>Resuscitate</text:p>
          </table:table-cell>
          <table:table-cell table:style-name="ce203" table:formula="of:=IFERROR(IFNA(INDEX(COM.MICROSOFT.FILTER([$'Combat Abilities By Art'.$D$2:.$D$68];['Combat Abilities By Art'.$B$2:.$B$68]=[.G61]);1);&quot;&quot;);&quot;&quot;)" office:value-type="string" office:string-value="Target: One ally who is Incapacitated&#10;Effect: The target is no longer Incapacitated, their Fatigue and&#10;Stress are halved (round down), and they clear any negative statuses" calcext:value-type="string" table:number-columns-spanned="4" table:number-rows-spanned="5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Stance&quot;);[.A62]);&quot;&quot;);&quot;&quot;)">
            <text:p/>
          </table:table-cell>
          <table:table-cell table:formula="of:=IFERROR(IFNA(INDEX(COM.MICROSOFT.FILTER([Build.$F$32:.$F$50];[Build.$G$32:.$G$50]=&quot;Stance&quot;); [.A62]);&quot;&quot;);&quot;&quot;)">
            <text:p/>
          </table:table-cell>
          <table:table-cell table:style-name="ce193" table:formula="of:=IFERROR(IFNA(INDEX(COM.MICROSOFT.FILTER([Build.$H$32:.$H$50];[Build.$G$32:.$G$50]=&quot;Stance&quot;); [.A62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6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Stance&quot;);[.A63]);&quot;&quot;);&quot;&quot;)">
            <text:p/>
          </table:table-cell>
          <table:table-cell table:formula="of:=IFERROR(IFNA(INDEX(COM.MICROSOFT.FILTER([Build.$F$32:.$F$50];[Build.$G$32:.$G$50]=&quot;Stance&quot;); [.A63]);&quot;&quot;);&quot;&quot;)">
            <text:p/>
          </table:table-cell>
          <table:table-cell table:style-name="ce193" table:formula="of:=IFERROR(IFNA(INDEX(COM.MICROSOFT.FILTER([Build.$H$32:.$H$50];[Build.$G$32:.$G$50]=&quot;Stance&quot;); [.A63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Stance&quot;);[.A64]);&quot;&quot;);&quot;&quot;)">
            <text:p/>
          </table:table-cell>
          <table:table-cell table:formula="of:=IFERROR(IFNA(INDEX(COM.MICROSOFT.FILTER([Build.$F$32:.$F$50];[Build.$G$32:.$G$50]=&quot;Stance&quot;); [.A64]);&quot;&quot;);&quot;&quot;)">
            <text:p/>
          </table:table-cell>
          <table:table-cell table:style-name="ce193" table:formula="of:=IFERROR(IFNA(INDEX(COM.MICROSOFT.FILTER([Build.$H$32:.$H$50];[Build.$G$32:.$G$50]=&quot;Stance&quot;); [.A6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16" office:value-type="string" calcext:value-type="string" table:number-columns-spanned="3" table:number-rows-spanned="1">
            <text:p>PASSIVE ABILITIES</text:p>
          </table:table-cell>
          <table:covered-table-cell table:style-name="ce2"/>
          <table:covered-table-cell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228" office:value-type="string" calcext:value-type="string">
            <text:p>Tier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33" table:formula="of:=IFNA(INDEX(COM.MICROSOFT.SORTBY([$Build.$E$32:.$E$50];[$Build.$G$32:.$G$50];-1);[.F66]); &quot;&quot;)" office:value-type="string" office:string-value="Coup de Grace" calcext:value-type="string">
            <text:p>Coup de Grace</text:p>
          </table:table-cell>
          <table:table-cell table:style-name="ce203" table:formula="of:=IFERROR(IFNA(INDEX(COM.MICROSOFT.FILTER([$'Combat Abilities By Art'.$D$2:.$D$68];['Combat Abilities By Art'.$B$2:.$B$68]=[.G66]);1);&quot;&quot;);&quot;&quot;)" office:value-type="string" office:string-value="Range: 1 Target: One enemy who is Incapacitated&#10;Effect: The enemy is removed from combat" calcext:value-type="string" table:number-columns-spanned="4" table:number-rows-spanned="5">
            <text:p>Range: 1 Target: One enemy who is Incapacitated</text:p>
            <text:p>Effect: The enemy is removed from combat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formula="of:=IFERROR(IFNA(INDEX(COM.MICROSOFT.FILTER([Build.$E$32:.$E$50]; [Build.$G$32:.$G$50]=&quot;Passive&quot;);[.A67]);&quot;&quot;);&quot;&quot;)" office:value-type="string" office:string-value="Newtonian Mechanics" calcext:value-type="string">
            <text:p>Newtonian Mechanics</text:p>
          </table:table-cell>
          <table:table-cell table:formula="of:=IFERROR(IFNA(INDEX(COM.MICROSOFT.FILTER([Build.$F$32:.$F$50];[Build.$G$32:.$G$50]=&quot;Passive&quot;); [.A67]);&quot;&quot;);&quot;&quot;)" office:value-type="string" office:string-value="Kineticism" calcext:value-type="string">
            <text:p>Kineticism</text:p>
          </table:table-cell>
          <table:table-cell table:style-name="ce193" table:formula="of:=IFERROR(IFNA(INDEX(COM.MICROSOFT.FILTER([Build.$H$32:.$H$50];[Build.$G$32:.$G$50]=&quot;Passive&quot;); [.A67]);&quot;&quot;);&quot;&quot;)" office:value-type="float" office:value="1" calcext:value-type="float">
            <text:p>1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6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Passive&quot;);[.A68]);&quot;&quot;);&quot;&quot;)">
            <text:p/>
          </table:table-cell>
          <table:table-cell table:formula="of:=IFERROR(IFNA(INDEX(COM.MICROSOFT.FILTER([Build.$F$32:.$F$50];[Build.$G$32:.$G$50]=&quot;Passive&quot;); [.A68]);&quot;&quot;);&quot;&quot;)">
            <text:p/>
          </table:table-cell>
          <table:table-cell table:style-name="ce193" table:formula="of:=IFERROR(IFNA(INDEX(COM.MICROSOFT.FILTER([Build.$H$32:.$H$50];[Build.$G$32:.$G$50]=&quot;Passive&quot;); [.A68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Passive&quot;);[.A69]);&quot;&quot;);&quot;&quot;)">
            <text:p/>
          </table:table-cell>
          <table:table-cell table:formula="of:=IFERROR(IFNA(INDEX(COM.MICROSOFT.FILTER([Build.$F$32:.$F$50];[Build.$G$32:.$G$50]=&quot;Passive&quot;); [.A69]);&quot;&quot;);&quot;&quot;)">
            <text:p/>
          </table:table-cell>
          <table:table-cell table:style-name="ce193" table:formula="of:=IFERROR(IFNA(INDEX(COM.MICROSOFT.FILTER([Build.$H$32:.$H$50];[Build.$G$32:.$G$50]=&quot;Passive&quot;); [.A6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Passive&quot;);[.A70]);&quot;&quot;);&quot;&quot;)">
            <text:p/>
          </table:table-cell>
          <table:table-cell table:formula="of:=IFERROR(IFNA(INDEX(COM.MICROSOFT.FILTER([Build.$F$32:.$F$50];[Build.$G$32:.$G$50]=&quot;Passive&quot;); [.A70]);&quot;&quot;);&quot;&quot;)">
            <text:p/>
          </table:table-cell>
          <table:table-cell table:style-name="ce193" table:formula="of:=IFERROR(IFNA(INDEX(COM.MICROSOFT.FILTER([Build.$H$32:.$H$50];[Build.$G$32:.$G$50]=&quot;Passive&quot;); [.A7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Passive&quot;);[.A71]);&quot;&quot;);&quot;&quot;)">
            <text:p/>
          </table:table-cell>
          <table:table-cell table:formula="of:=IFERROR(IFNA(INDEX(COM.MICROSOFT.FILTER([Build.$F$32:.$F$50];[Build.$G$32:.$G$50]=&quot;Passive&quot;); [.A71]);&quot;&quot;);&quot;&quot;)">
            <text:p/>
          </table:table-cell>
          <table:table-cell table:style-name="ce193" table:formula="of:=IFERROR(IFNA(INDEX(COM.MICROSOFT.FILTER([Build.$H$32:.$H$50];[Build.$G$32:.$G$50]=&quot;Passive&quot;); [.A71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233" table:formula="of:=IFNA(INDEX(COM.MICROSOFT.SORTBY([$Build.$E$32:.$E$50];[$Build.$G$32:.$G$50];-1);[.F71]); &quot;&quot;)" office:value-type="string" office:string-value="Precision Slash" calcext:value-type="string">
            <text:p>Precision Slash</text:p>
          </table:table-cell>
          <table:table-cell table:style-name="ce203" table:formula="of:=IFERROR(IFNA(INDEX(COM.MICROSOFT.FILTER([$'Combat Abilities By Art'.$D$2:.$D$68];['Combat Abilities By Art'.$B$2:.$B$68]=[.G71]);1);&quot;&quot;);&quot;&quot;)" office:value-type="string" office:string-value="Range: 1&#10;Target: One enemy&#10;Succeed: Deal Fatigue. The target gains +[Tier] Bleed.&#10;Critical: The target gains +2[Tier] Bleed instead" calcext:value-type="string" table:number-columns-spanned="4" table:number-rows-spanned="5">
            <text:p>Range: 1</text:p>
            <text:p>Target: One enemy</text:p>
            <text:p>Succeed: Deal Fatigue. The target gains +[Tier] Bleed.</text:p>
            <text:p>Critical: The target gains +2[Tier] Bleed instea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Passive&quot;);[.A72]);&quot;&quot;);&quot;&quot;)">
            <text:p/>
          </table:table-cell>
          <table:table-cell table:formula="of:=IFERROR(IFNA(INDEX(COM.MICROSOFT.FILTER([Build.$F$32:.$F$50];[Build.$G$32:.$G$50]=&quot;Passive&quot;); [.A72]);&quot;&quot;);&quot;&quot;)">
            <text:p/>
          </table:table-cell>
          <table:table-cell table:style-name="ce193" table:formula="of:=IFERROR(IFNA(INDEX(COM.MICROSOFT.FILTER([Build.$H$32:.$H$50];[Build.$G$32:.$G$50]=&quot;Passive&quot;); [.A72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7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Passive&quot;);[.A73]);&quot;&quot;);&quot;&quot;)">
            <text:p/>
          </table:table-cell>
          <table:table-cell table:formula="of:=IFERROR(IFNA(INDEX(COM.MICROSOFT.FILTER([Build.$F$32:.$F$50];[Build.$G$32:.$G$50]=&quot;Passive&quot;); [.A73]);&quot;&quot;);&quot;&quot;)">
            <text:p/>
          </table:table-cell>
          <table:table-cell table:style-name="ce193" table:formula="of:=IFERROR(IFNA(INDEX(COM.MICROSOFT.FILTER([Build.$H$32:.$H$50];[Build.$G$32:.$G$50]=&quot;Passive&quot;); [.A73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71]);&quot;&quot;);&quot;&quot;)" office:value-type="string" office:string-value="Dueling" calcext:value-type="string">
            <text:p>Dueling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Passive&quot;);[.A74]);&quot;&quot;);&quot;&quot;)">
            <text:p/>
          </table:table-cell>
          <table:table-cell table:formula="of:=IFERROR(IFNA(INDEX(COM.MICROSOFT.FILTER([Build.$F$32:.$F$50];[Build.$G$32:.$G$50]=&quot;Passive&quot;); [.A74]);&quot;&quot;);&quot;&quot;)">
            <text:p/>
          </table:table-cell>
          <table:table-cell table:style-name="ce193" table:formula="of:=IFERROR(IFNA(INDEX(COM.MICROSOFT.FILTER([Build.$H$32:.$H$50];[Build.$G$32:.$G$50]=&quot;Passive&quot;); [.A7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Passive&quot;);[.A75]);&quot;&quot;);&quot;&quot;)">
            <text:p/>
          </table:table-cell>
          <table:table-cell table:formula="of:=IFERROR(IFNA(INDEX(COM.MICROSOFT.FILTER([Build.$F$32:.$F$50];[Build.$G$32:.$G$50]=&quot;Passive&quot;); [.A75]);&quot;&quot;);&quot;&quot;)">
            <text:p/>
          </table:table-cell>
          <table:table-cell table:style-name="ce193" table:formula="of:=IFERROR(IFNA(INDEX(COM.MICROSOFT.FILTER([Build.$H$32:.$H$50];[Build.$G$32:.$G$50]=&quot;Passive&quot;); [.A7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/>
          <table:table-cell office:value-type="float" office:value="14" calcext:value-type="float">
            <text:p>14</text:p>
          </table:table-cell>
          <table:table-cell table:style-name="ce233" table:formula="of:=IFNA(INDEX(COM.MICROSOFT.SORTBY([$Build.$E$32:.$E$50];[$Build.$G$32:.$G$50];-1);[.F76]); &quot;&quot;)">
            <text:p/>
          </table:table-cell>
          <table:table-cell table:style-name="ce203" table:formula="of:=IFERROR(IFNA(INDEX(COM.MICROSOFT.FILTER([$'Combat Abilities By Art'.$D$2:.$D$68];['Combat Abilities By Art'.$B$2:.$B$68]=[.G7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style-name="ce234" table:formula="of:=IFERROR(IFNA(COM.MICROSOFT.FILTER(['Combat Abilities By Art'.$C$2:.$C$68];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formula="of:=IFERROR(IFNA(COM.MICROSOFT.FILTER(['Combat Abilities By Art'.$A$2:.$A$68]; 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table:style-name="ce233" table:formula="of:=IFNA(INDEX(COM.MICROSOFT.SORTBY([$Build.$E$32:.$E$50];[$Build.$G$32:.$G$50];-1);[.F81]); &quot;&quot;)">
            <text:p/>
          </table:table-cell>
          <table:table-cell table:style-name="ce203" table:formula="of:=IFERROR(IFNA(INDEX(COM.MICROSOFT.FILTER([$'Combat Abilities By Art'.$D$2:.$D$68];['Combat Abilities By Art'.$B$2:.$B$68]=[.G8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table:style-name="ce233" table:formula="of:=IFNA(INDEX(COM.MICROSOFT.SORTBY([$Build.$E$32:.$E$50];[$Build.$G$32:.$G$50];-1);[.F86]); &quot;&quot;)">
            <text:p/>
          </table:table-cell>
          <table:table-cell table:style-name="ce203" table:formula="of:=IFERROR(IFNA(INDEX(COM.MICROSOFT.FILTER([$'Combat Abilities By Art'.$D$2:.$D$68];['Combat Abilities By Art'.$B$2:.$B$68]=[.G8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7" calcext:value-type="float">
            <text:p>17</text:p>
          </table:table-cell>
          <table:table-cell table:style-name="ce233" table:formula="of:=IFNA(INDEX(COM.MICROSOFT.SORTBY([$Build.$E$32:.$E$50];[$Build.$G$32:.$G$50];-1);[.F91]); &quot;&quot;)">
            <text:p/>
          </table:table-cell>
          <table:table-cell table:style-name="ce203" table:formula="of:=IFERROR(IFNA(INDEX(COM.MICROSOFT.FILTER([$'Combat Abilities By Art'.$D$2:.$D$68];['Combat Abilities By Art'.$B$2:.$B$68]=[.G9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8" calcext:value-type="float">
            <text:p>18</text:p>
          </table:table-cell>
          <table:table-cell table:style-name="ce233" table:formula="of:=IFNA(INDEX(COM.MICROSOFT.SORTBY([$Build.$E$32:.$E$50];[$Build.$G$32:.$G$50];-1);[.F96]); &quot;&quot;)">
            <text:p/>
          </table:table-cell>
          <table:table-cell table:style-name="ce203" table:formula="of:=IFERROR(IFNA(INDEX(COM.MICROSOFT.FILTER([$'Combat Abilities By Art'.$D$2:.$D$68];['Combat Abilities By Art'.$B$2:.$B$68]=[.G96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9" calcext:value-type="float">
            <text:p>19</text:p>
          </table:table-cell>
          <table:table-cell table:style-name="ce233" table:formula="of:=IFNA(INDEX(COM.MICROSOFT.SORTBY([$Build.$E$32:.$E$50];[$Build.$G$32:.$G$50];-1);[.F101]); &quot;&quot;)">
            <text:p/>
          </table:table-cell>
          <table:table-cell table:style-name="ce203" table:formula="of:=IFERROR(IFNA(INDEX(COM.MICROSOFT.FILTER([$'Combat Abilities By Art'.$D$2:.$D$68];['Combat Abilities By Art'.$B$2:.$B$68]=[.G10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</table:table>
      <table:table table:name="Utility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39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1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ush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You make any Gambit Roll</text:p>
            <text:p><text:span text:style-name="T1">Effort Cost:</text:span> 1</text:p>
            <text:p><text:span text:style-name="T1">Effect:</text:span> Gain +1 Boon on the roll</text:p>
            <text:p/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Help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An ally makes any Gambit roll </text:p>
            <text:p><text:span text:style-name="T1">Effort Cost:</text:span> 1 </text:p>
            <text:p><text:span text:style-name="T1">Effect:</text:span> Grant +1 Boon to the roll</text:p>
          </table:table-cell>
        </table:table-row>
        <table:table-row table:style-name="ro15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Intercede</text:p>
          </table:table-cell>
          <table:table-cell table:style-name="ce221" office:value-type="string" calcext:value-type="string">
            <text:p>Reactive</text:p>
          </table:table-cell>
          <table:table-cell table:style-name="ce222" office:value-type="string" calcext:value-type="string">
            <text:p><text:span text:style-name="T1">Circumstance:</text:span> An ally fumbles a Gambit, succeeds </text:p>
            <text:p>on a Costly Gambit, or Critically Fumbles a Risky Gambit</text:p>
            <text:p><text:span text:style-name="T1">Effort Cost:</text:span> 2</text:p>
            <text:p><text:span text:style-name="T1">Effect:</text:span> The negative consequence is avoided, or in the case </text:p>
            <text:p>of a Critical Fumble of a Risky Gambit, it is treated as a normal Fumble instead.</text:p>
          </table:table-cell>
        </table:table-row>
        <table:table-row table:style-name="ro16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ouble or Nothing</text:p>
          </table:table-cell>
          <table:table-cell table:style-name="ce221"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Fumble (but don't Critical Fumble)  a Gambit that is not Costly</text:p>
            <text:p>Uses/Cooldown: 1/Episode</text:p>
            <text:p><text:span text:style-name="T1">Effect:</text:span>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Meditat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While this Buff is active, you may use the Push</text:p>
            <text:p>or Help modifier without expending effort. If you do, end this buff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ractic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Choose one Utility Art. You have +1 Boon</text:p>
            <text:p>on all Gambit rolls using that art while this buff is active.</text:p>
          </table:table-cell>
        </table:table-row>
        <table:table-row table:style-name="ro16">
          <table:table-cell/>
          <table:table-cell office:value-type="string" calcext:value-type="string">
            <text:p>STRUCTION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Struction</text:p>
          </table:table-cell>
          <table:table-cell office:value-type="string" calcext:value-type="string">
            <text:p>Accessible Desig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 </text:span>You make a Struction gambit to create a ramp, scaffolding, or </text:p>
            <text:p>similar structure to facilitate entry to a building or structure at a spot not normally </text:p>
            <text:p>accessible</text:p>
            <text:p><text:span text:style-name="T1">Effort Cost:</text:span> 1 </text:p>
            <text:p><text:span text:style-name="T1">Effect:</text:span> The Gambit is Controlled and Powerful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Hate if Something Happened to I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or an ally make a gambit (using any Art) to intimidate someone </text:p>
            <text:p><text:span text:style-name="T1">Uses/Cooldown:</text:span> 1/Episode Effect: Treat the outcome as one category better than </text:p>
            <text:p>the roll (Critical Fumble becomes Fumble, Fumble becomes Success, Success</text:p>
            <text:p>becomes Critical Success)</text:p>
          </table:table-cell>
        </table:table-row>
        <table:table-row table:style-name="ro17">
          <table:table-cell office:value-type="string" calcext:value-type="string">
            <text:p>Struction</text:p>
          </table:table-cell>
          <table:table-cell office:value-type="string" calcext:value-type="string">
            <text:p>More Like a Window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always have +1 Boon on Gambits to destroy</text:p>
            <text:p>obstacles (such as doors)</text:p>
          </table:table-cell>
        </table:table-row>
        <table:table-row table:style-name="ro19">
          <table:table-cell office:value-type="string" calcext:value-type="string">
            <text:p>Struction</text:p>
          </table:table-cell>
          <table:table-cell office:value-type="string" calcext:value-type="string">
            <text:p>An Eye for Workmanship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can glean the following pieces of information about the visible parts </text:p>
            <text:p>of a building or other structure without a roll:</text:p>
            <text:p>* Any structural weak-points</text:p>
            <text:p>* The approximate age of the construction, as well as whether any parts </text:p>
            <text:p>were added or replaced more recently     </text:p>
            <text:p>* The approximate thickness of any wall, floor, or ceiling, and any hollowed out </text:p>
            <text:p>or similarly altered segments 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Fixer-Upper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Treat the quality of your downtime accommodations as one tier higher. </text:p>
            <text:p>If it is already a luxury accommodation, the party (re)gains 1 Eunoia.</text:p>
            <text:p><text:span text:style-name="T1">Special:</text:span> This activity should be resolved before allies' downtime activities,</text:p>
            <text:p>as it affects their rolls</text:p>
          </table:table-cell>
        </table:table-row>
        <table:table-row table:style-name="ro3">
          <table:table-cell office:value-type="string" calcext:value-type="string">
            <text:p>Struction</text:p>
          </table:table-cell>
          <table:table-cell office:value-type="string" calcext:value-type="string">
            <text:p>No Place Like It</text:p>
          </table:table-cell>
          <table:table-cell office:value-type="string" calcext:value-type="string">
            <text:p>Downtime</text:p>
          </table:table-cell>
          <table:table-cell table:style-name="Default"/>
        </table:table-row>
        <table:table-row table:style-name="ro20">
          <table:table-cell/>
          <table:table-cell office:value-type="string" calcext:value-type="string">
            <text:p>CRAFT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Craft</text:p>
          </table:table-cell>
          <table:table-cell office:value-type="string" calcext:value-type="string">
            <text:p>Quickfingered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</text:span> You attempt a Gambit that involves an act of time-sensitive</text:p>
            <text:p>manual precision, such as stitching a wound, picking a pocket, manipulating </text:p>
            <text:p>a deck of cards, or playing a musical instrument</text:p>
            <text:p><text:span text:style-name="T1">Effort Cost:</text:span> 1</text:p>
            <text:p><text:span text:style-name="T1">Effect:</text:span> You can make the Gambit Controlled or Powerful. You can </text:p>
            <text:p>use this modifier twice on the same Gambit to add both properties.</text:p>
          </table:table-cell>
        </table:table-row>
        <table:table-row table:style-name="ro18">
          <table:table-cell office:value-type="string" calcext:value-type="string">
            <text:p>Craft</text:p>
          </table:table-cell>
          <table:table-cell office:value-type="string" calcext:value-type="string">
            <text:p>Do It With Flar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get a critical success on a Powerful Gambit using Craft in </text:p>
            <text:p>front of NPC witnesses</text:p>
            <text:p>Uses/Cooldown: 1/Episode</text:p>
            <text:p><text:span text:style-name="T1">Effect:</text:span> The party gains +1 Eunoia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Mechanically-Mind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When you attempt a Gambit to understand or intervene in the operation </text:p>
            <text:p>of something with moving parts (such as a machine or lock), it is Controlled </text:p>
            <text:p>and Powerful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Utility Bel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At the start of each episode, you may select an Ability from another Art.</text:p>
            <text:p>You can use that Ability for the duration of the episode.</text:p>
            <text:p>You cannot repeat the same one more than once per Arc.</text:p>
          </table:table-cell>
        </table:table-row>
        <table:table-row table:style-name="ro16">
          <table:table-cell office:value-type="string" calcext:value-type="string">
            <text:p>Craft</text:p>
          </table:table-cell>
          <table:table-cell office:value-type="string" calcext:value-type="string">
            <text:p>Assistive Technolog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Choose a Utility Art. You fashion a rough device that aids in that pursuit.</text:p>
            <text:p>Your own Gambits using that art become Controlled, and you may use the Help </text:p>
            <text:p>ability on Gambits using that Art without expending Effort, as long as this Buff is active. </text:p>
            <text:p>When a Gambit benefitting from this Buff is a Critical Fumble, the device breaks</text:p>
            <text:p>and this Buff ends.</text:p>
          </table:table-cell>
        </table:table-row>
        <table:table-row table:style-name="ro3">
          <table:table-cell office:value-type="string" calcext:value-type="string">
            <text:p>Craft</text:p>
          </table:table-cell>
          <table:table-cell office:value-type="string" calcext:value-type="string">
            <text:p>Artisa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You create a trinket that can be sold for 1 Lucre</text:p>
          </table:table-cell>
        </table:table-row>
        <table:table-row table:style-name="ro16">
          <table:table-cell/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Research</text:p>
          </table:table-cell>
          <table:table-cell office:value-type="string" calcext:value-type="string">
            <text:p>Historical Asid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involving a public figure, institution, </text:p>
            <text:p>or place </text:p>
            <text:p>Uses/Cooldown: 1/Episode </text:p>
            <text:p>Effect: You remember reading something that could help here! The Gambit gains </text:p>
            <text:p>+1 Boon and is Powerful</text:p>
          </table:table-cell>
        </table:table-row>
        <table:table-row table:style-name="ro18">
          <table:table-cell office:value-type="string" calcext:value-type="string">
            <text:p>Research</text:p>
          </table:table-cell>
          <table:table-cell office:value-type="string" calcext:value-type="string">
            <text:p>Applied Booksmarts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An ally makes any Gambit</text:p>
            <text:p>Uses/Cooldown: 1/Scene</text:p>
            <text:p>Effect: You may make a Research roll. On a success, the Gambit gains +1 Boon.</text:p>
            <text:p>On a Fumble, there is no effect. On a Critical Fumble, the Gambit gains +1 Bane.</text:p>
          </table:table-cell>
        </table:table-row>
        <table:table-row table:style-name="ro14">
          <table:table-cell office:value-type="string" calcext:value-type="string">
            <text:p>Research</text:p>
          </table:table-cell>
          <table:table-cell office:value-type="string" calcext:value-type="string">
            <text:p>Polymat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designate a Utility Art other than this one.</text:p>
            <text:p>Gain +1 to your modifier in that Art Special: You can choose this ability more </text:p>
            <text:p>than once, but must choose a different Art each time</text:p>
          </table:table-cell>
        </table:table-row>
        <table:table-row table:style-name="ro19">
          <table:table-cell office:value-type="string" calcext:value-type="string">
            <text:p>Research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choose one of the following areas of expertise.</text:p>
            <text:p>Your Research Gambits made to recall or acquire knowledge in that area are Powerful</text:p>
            <text:p>* Botany and Brewing</text:p>
            <text:p>* The Arcane Arts</text:p>
            <text:p>* Human Physiology and Medicine</text:p>
            <text:p>* Religious or Occult Practices</text:p>
            <text:p>Special: You may choose this ability more than once</text:p>
          </table:table-cell>
        </table:table-row>
        <table:table-row table:style-name="ro20">
          <table:table-cell office:value-type="string" calcext:value-type="string">
            <text:p>Research</text:p>
          </table:table-cell>
          <table:table-cell office:value-type="string" calcext:value-type="string">
            <text:p>Anthropological Staycatio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brush up on their history, customs and </text:p>
            <text:p>practices that provides a benefit when interacting with a member of that Faction</text:p>
            <text:p>socially, or to interact with a location they control. During such an interaction,</text:p>
            <text:p>choose one of the following:</text:p>
            <text:p>* You may make a Gambit Controlled or Powerful. If the Gambit is fumbled, end this effect.</text:p>
            <text:p>* You may use Intercede on the Gambit without expending Effort. Then end this effect. </text:p>
          </table:table-cell>
        </table:table-row>
        <table:table-row table:style-name="ro17">
          <table:table-cell office:value-type="string" calcext:value-type="string">
            <text:p>Research</text:p>
          </table:table-cell>
          <table:table-cell office:value-type="string" calcext:value-type="string">
            <text:p>Crash Cour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Choose one Utility Art. You may use Help on Gambits involving that Art </text:p>
            <text:p>without expending effort. When you do, you grant +2 Boons instead of +1.</text:p>
          </table:table-cell>
        </table:table-row>
        <table:table-row table:style-name="ro18">
          <table:table-cell/>
          <table:table-cell office:value-type="string" calcext:value-type="string">
            <text:p>ATHLETICS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Athletics</text:p>
          </table:table-cell>
          <table:table-cell office:value-type="string" calcext:value-type="string">
            <text:p>Prodigious Leap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n Athletics Gambit to achieve a difficult jump, up to </text:p>
            <text:p>twice as far as a typical person could reliably achieve</text:p>
            <text:p>Effort Cost: 1</text:p>
            <text:p>Effect: You automatically succeed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ort Cost: 1</text:p>
            <text:p>Effect: You can apply the effect of the Intercede ability to your own Athletics Gambit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Fierce Competi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an ally Critically Succeeds on a Powerful Gambit, you regain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Quick Resc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</text:p>
            <text:p>physical nature, it costs only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Strength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ruction and Leadership Gambits while</text:p>
            <text:p>this Buff is active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Reflex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ealth and Problem-Solving Gambits while this Buff is active</text:p>
          </table:table-cell>
        </table:table-row>
        <table:table-row table:style-name="ro14">
          <table:table-cell/>
          <table:table-cell office:value-type="string" calcext:value-type="string">
            <text:p>STEALTH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tealth</text:p>
          </table:table-cell>
          <table:table-cell office:value-type="string" calcext:value-type="string">
            <text:p>Silent Pursuit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follow someone undetected</text:p>
            <text:p>Effort Cost: 1</text:p>
            <text:p>Effect: Choose 1: Gain +2 Boons, or the Gambit becomes Powerful and loses Risky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Now You Don’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Uses/Cooldown: 1/Episode</text:p>
            <text:p>Effect: You can apply the Intercede ability to your own Stealth Gambit without spending Effort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I Am No O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have +1 Boon on Stealth Gambits you make in any scene where</text:p>
            <text:p>the party is outnumbered by nonhostile NPCs</text:p>
          </table:table-cell>
        </table:table-row>
        <table:table-row table:style-name="ro3">
          <table:table-cell office:value-type="string" calcext:value-type="string">
            <text:p>Stealth</text:p>
          </table:table-cell>
          <table:table-cell office:value-type="string" calcext:value-type="string">
            <text:p>Cover of Darknes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Stealth Gambits are always Controlled when in darkness 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Cover Their Tracks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Stealth Gambits made to reach a location undetected apply</text:p>
            <text:p>to the whole party provided the location is known when this activity is taken</text:p>
          </table:table-cell>
        </table:table-row>
        <table:table-row table:style-name="ro16">
          <table:table-cell office:value-type="string" calcext:value-type="string">
            <text:p>Stealth</text:p>
          </table:table-cell>
          <table:table-cell office:value-type="string" calcext:value-type="string">
            <text:p>Master of Disgu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disguise the party as generic members of that</text:p>
            <text:p>faction while this effect persists. The party's own renown and infamy do not apply</text:p>
            <text:p>to Gambits while this effect is active, and are replaced by modifiers appropriate</text:p>
            <text:p>to relationships with the designated faction. Any Eunoia earned while this effect</text:p>
            <text:p>is active must be expended before it ends.</text:p>
          </table:table-cell>
        </table:table-row>
        <table:table-row table:style-name="ro16">
          <table:table-cell/>
          <table:table-cell office:value-type="string" calcext:value-type="string">
            <text:p>PROBLEM SOLVING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Problem Solving</text:p>
          </table:table-cell>
          <table:table-cell office:value-type="string" calcext:value-type="string">
            <text:p>Deus Ex Machin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s to do something Risky against formidable opposition.</text:p>
            <text:p>Uses/Cooldown: 1/Arc</text:p>
            <text:p>Effect: Swap the player and opposition modifiers, and invert the Risk profile: </text:p>
            <text:p>Risky becomes Powerful and vice versa, Costly becomes Controlled and vice versa,</text:p>
            <text:p>and if there are Boons or Banes in effect, swap those as well. 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Eureka Momen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A Gambit attempt by you or an ally results in new information</text:p>
            <text:p>Uses/Cooldown: 1/Episode Effect: The GM offers additional detail or a second</text:p>
            <text:p>related piece of information relevant to the party's current Arc objective, as if</text:p>
            <text:p>from a Critical Success on a Powerful Gambit</text:p>
          </table:table-cell>
        </table:table-row>
        <table:table-row table:style-name="ro17">
          <table:table-cell office:value-type="string" calcext:value-type="string">
            <text:p>Problem Solving</text:p>
          </table:table-cell>
          <table:table-cell office:value-type="string" calcext:value-type="string">
            <text:p>Puzzle Enthusia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Problem Solving Gambits involving Traps, Ciphers, Riddles, and</text:p>
            <text:p>Puzzles are at +1 Boon and are Powerful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Student of Peop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interacts with an NPC that has an ulterior motive or has</text:p>
            <text:p>something to hide, you intuit this (but you do not necessarily learn what it is).</text:p>
            <text:p>When a piece of information offered by an NPC contradicts another (either </text:p>
            <text:p>from the same NPC or a different one), you notice this as well.</text:p>
          </table:table-cell>
        </table:table-row>
        <table:table-row table:style-name="ro3">
          <table:table-cell office:value-type="string" calcext:value-type="string">
            <text:p>Problem Solving</text:p>
          </table:table-cell>
          <table:table-cell office:value-type="string" calcext:value-type="string">
            <text:p>Mental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gain +1 Boon on Research and Reconnaissance</text:p>
          </table:table-cell>
        </table:table-row>
        <table:table-row table:style-name="ro14">
          <table:table-cell office:value-type="string" calcext:value-type="string">
            <text:p>Problem Solving</text:p>
          </table:table-cell>
          <table:table-cell office:value-type="string" calcext:value-type="string">
            <text:p>Strategiz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</table:table-row>
        <table:table-row table:style-name="ro20">
          <table:table-cell/>
          <table:table-cell office:value-type="string" calcext:value-type="string">
            <text:p>LEADERSHIP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Leadership</text:p>
          </table:table-cell>
          <table:table-cell office:value-type="string" calcext:value-type="string">
            <text:p>Create A Divers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 Leadership Gambit to draw the attention of a group</text:p>
            <text:p>Effort Cost: 2</text:p>
            <text:p>Effect: Gain +1 Boon on the roll. On a Success, all opposition rolls involving NPCs</text:p>
            <text:p>are at +1 Bane until the end of the scene as long as you do not take any additional</text:p>
            <text:p>Gambits or use Proactive abilities. On a Critical Success, your allies' Gambits are</text:p>
            <text:p>at +1 Boon as well and you refund 1 Effort.</text:p>
          </table:table-cell>
        </table:table-row>
        <table:table-row table:style-name="ro18">
          <table:table-cell office:value-type="string" calcext:value-type="string">
            <text:p>Leadership</text:p>
          </table:table-cell>
          <table:table-cell office:value-type="string" calcext:value-type="string">
            <text:p>Intimidating Presenc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where Infamy would be added to </text:p>
            <text:p>the Opposition roll</text:p>
            <text:p>Uses/Cooldown: 1/Arc per Faction</text:p>
            <text:p>Effect: Add Infamy to the player roll instead</text:p>
          </table:table-cell>
        </table:table-row>
        <table:table-row table:style-name="ro14">
          <table:table-cell office:value-type="string" calcext:value-type="string">
            <text:p>Leadership</text:p>
          </table:table-cell>
          <table:table-cell office:value-type="string" calcext:value-type="string">
            <text:p>Natural Charism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succeed on any Gambit involving social interaction</text:p>
            <text:p>Uses/Cooldown: 1/Episode</text:p>
            <text:p>Effect: The party gains +1 Eunoia</text:p>
          </table:table-cell>
        </table:table-row>
        <table:table-row table:style-name="ro3">
          <table:table-cell office:value-type="string" calcext:value-type="string">
            <text:p>Leadership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would gain Renown, they gain +1 additional Renown 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Motivational Speech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allies gain 1 Effort in addition to what they would regain normally</text:p>
            <text:p>during the downtime. This can cause their effort total to exceed their normal maximum.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Team-Building Exerc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When you or an ally use Help or Intercede, the next Gambit the party</text:p>
            <text:p>attempts gains +1 Boon as well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Shrewd Negotiat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</table:table-row>
        <table:table-row table:style-name="ro14">
          <table:table-cell/>
          <table:table-cell office:value-type="string" calcext:value-type="string">
            <text:p>INFLUENCE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Influence</text:p>
          </table:table-cell>
          <table:table-cell office:value-type="string" calcext:value-type="string">
            <text:p>Silver Tongu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Smooth Opera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 social</text:p>
            <text:p>nature, it costs only 1 Effort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Opposition rolls on Gambits made to deceive an individual NPC are</text:p>
            <text:p>at +1 Bane, provided you have not previously failed at such a gambit with that NPC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The party temporarily gains +1 Renown, +1 Infamy</text:p>
            <text:p>or -1 Infamy with that faction (reverted when this Buff ends)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Extended Sta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If any ally failed a Downtime Activity roll during this instance of downtime,</text:p>
            <text:p>they can attempt a different Downtime Activity</text:p>
            <text:p>Special: This activity can be declared and resolved after everyone else has</text:p>
            <text:p>attemped their Downtime Activity</text:p>
          </table:table-cell>
        </table:table-row>
        <table:table-row table:style-name="ro18">
          <table:table-cell/>
          <table:table-cell office:value-type="string" calcext:value-type="string">
            <text:p>RECONNAISSANCE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Clairvoyant Synethsesi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see, hear, or smell something in a nearby</text:p>
            <text:p>location</text:p>
            <text:p>Effort Cost: 1 Effect: If the Gambit succeeds, you obtain information from all of</text:p>
            <text:p>your senses as though you were up close</text:p>
          </table:table-cell>
        </table:table-row>
        <table:table-row table:style-name="ro20">
          <table:table-cell office:value-type="string" calcext:value-type="string">
            <text:p>Reconnaissance</text:p>
          </table:table-cell>
          <table:table-cell office:value-type="string" calcext:value-type="string">
            <text:p>Retroactive Continuity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fumbles a Gambit opposed by an NPC or in a</text:p>
            <text:p>location the party has interacted with in a previous episode</text:p>
            <text:p>Uses/Cooldown: 1/Episode</text:p>
            <text:p>Effect: You recall something you noticed on a previous occasion that suggests</text:p>
            <text:p>a different approach. You or your ally may treat the first attempt as if it</text:p>
            <text:p>never happened, and reattempt the Gambit with a different Approach, at +1 Boon.</text:p>
          </table:table-cell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Eagle-Ey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outdoors and you make a Reconnassaince Gambit</text:p>
            <text:p>to observe something in the distance, choose one of the following:</text:p>
            <text:p>* The Opposition is treated as if you were half the distance away</text:p>
            <text:p>* It becomes Powerful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Forensic 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Gambits made to notice clues about past activities in a location </text:p>
            <text:p>(such as finding footprints, smudges or other marks, or evidence of something</text:p>
            <text:p>out of place) are at +1 Boon</text:p>
          </table:table-cell>
        </table:table-row>
        <table:table-row table:style-name="ro21">
          <table:table-cell office:value-type="string" calcext:value-type="string">
            <text:p>Reconnaissance</text:p>
          </table:table-cell>
          <table:table-cell office:value-type="string" calcext:value-type="string">
            <text:p>Due Diligenc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learn a piece of useful information about your current or next Arc</text:p>
            <text:p>objective. Choose one of the following:</text:p>
            <text:p>* You overhear something about a specific NPC. The party gains one of +1 Boon,</text:p>
            <text:p>Controlled or Powerful on Influence Gambits involving them (based on the nature</text:p>
            <text:p>of the information)</text:p>
            <text:p>* You discover a hidden route or entrance to a specified location. Fill in one segment </text:p>
            <text:p>on a Progress Clock involving reaching that location (representing a more efficient path),</text:p>
            <text:p>or add one to an associated Threat Clock (representing a safer one).</text:p>
            <text:p>* You gain advance knowledge of an obstacle or hazard. When you or an ally attempts</text:p>
            <text:p>any Gambit to overcome it, it loses the Risky property if it had it; otherwise, it becomes </text:p>
            <text:p>Controlled.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Dream Insight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The GM reveals a piece of information about the current Arc objective</text:p>
            <text:p>that the party could have learned previously using Reconnaissance but didn't</text:p>
            <text:p>(either because of a fumbled Gambit or because they didn't seek it out)</text:p>
          </table:table-cell>
        </table:table-row>
      </table:table>
      <table:table table:name="Combat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40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22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asic Attack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3</text:p>
            <text:p>Target: One enemy</text:p>
            <text:p>Effect: Roll an attack using your highest Combat Art modifier</text:p>
            <text:p>Success: Deal Fatigue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ash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Effect: Move a number of spaces up to your speed</text:p>
          </table:table-cell>
        </table:table-row>
        <table:table-row table:style-name="ro12">
          <table:table-cell table:style-name="ce221" office:value-type="string" calcext:value-type="string">
            <text:p>Basic</text:p>
          </table:table-cell>
          <table:table-cell table:style-name="ce225" office:value-type="string" calcext:value-type="string">
            <text:p>Recover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Self Effect: Reduce current Fatigue or Stress by 1</text:p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Resuscitat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Coup de Grac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1 Target: One enemy who is Incapacitated</text:p>
            <text:p>Effect: The enemy is removed from combat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race</text:p>
          </table:table-cell>
          <table:table-cell table:style-name="ce221" office:value-type="string" calcext:value-type="string">
            <text:p>Stance</text:p>
          </table:table-cell>
          <table:table-cell table:style-name="Default" office:value-type="string" calcext:value-type="string">
            <text:p>Effect: Gain +1 Boon on Resilience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Evasion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Concentra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Resolve rolls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</table:table-row>
        <table:table-row table:style-name="ro18">
          <table:table-cell/>
          <table:table-cell office:value-type="string" calcext:value-type="string">
            <text:p>BRAWLING</text:p>
          </table:table-cell>
          <table:table-cell/>
          <table:table-cell table:style-name="Default"/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Bull Ru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character</text:p>
            <text:p>Effect: Move to any open space adjacent to the target which is</text:p>
            <text:p>within half your speed of your starting position.</text:p>
            <text:p>Succeed: If the target is an enemy, they take Fatigue</text:p>
            <text:p>Critical: You may move the target to any space adjacent to</text:p>
            <text:p>their starting position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Bull Ru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character</text:p>
            <text:p>Effect: Move to any open space adjacent to the target which is</text:p>
            <text:p>within half your speed of your starting position.</text:p>
            <text:p>Succeed: If the target is an enemy, they take Fatigue</text:p>
            <text:p>Critical: You may move the target to any space adjacent to</text:p>
            <text:p>their starting position.</text:p>
          </table:table-cell>
        </table:table-row>
        <table:table-row table:style-name="ro23">
          <table:table-cell office:value-type="string" calcext:value-type="string">
            <text:p>Brawling</text:p>
          </table:table-cell>
          <table:table-cell office:value-type="string" calcext:value-type="string">
            <text:p>Chokeho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</text:p>
            <text:p>Succeed: Target is Immobilized and Weakened until the end of your next</text:p>
            <text:p>turn or until you are no longer in range. They may use their action to attempt</text:p>
            <text:p>to break this effect by rolling MIG contested by your END. You may attempt</text:p>
            <text:p>to maintain the effect on up to [Tier] targets immediately after any other action</text:p>
            <text:p>(no action cost) on subsequent turns as long as you remain in range. You may</text:p>
            <text:p>drag immobilized targets at a cost of +1 additional square per square moved.</text:p>
            <text:p>Critical: Deal Fatigue </text:p>
          </table:table-cell>
        </table:table-row>
        <table:table-row table:style-name="ro20">
          <table:table-cell office:value-type="string" calcext:value-type="string">
            <text:p>Brawling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that has not triggered this stance on the current turn exits a</text:p>
            <text:p>square within range</text:p>
            <text:p>Succeed: Deal Fatigue to the triggering enemy</text:p>
            <text:p>Critical: They must spend 2 extra squares of movement or else return to the</text:p>
            <text:p>square they exit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Pou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3</text:p>
            <text:p>Trigger: An enemy within range targets one of your allies with an ability.</text:p>
            <text:p>Effect: Move to any open space adjacent to the triggering enemy and make a</text:p>
            <text:p>Physical Attack</text:p>
            <text:p>Succeed: Deal Fatigue</text:p>
            <text:p>Critical: The target may redirect the triggering ability to you. If they don't, they are</text:p>
            <text:p>Weakened until the end of their turn.</text:p>
          </table:table-cell>
        </table:table-row>
        <table:table-row table:style-name="ro3">
          <table:table-cell office:value-type="string" calcext:value-type="string">
            <text:p>Brawling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maximum Fatigue Tolerance by 1+[Tier]</text:p>
          </table:table-cell>
        </table:table-row>
        <table:table-row table:style-name="ro14">
          <table:table-cell office:value-type="string" calcext:value-type="string">
            <text:p>Brawling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are dealt Fatigue and are not incapacitated, you may end or</text:p>
            <text:p>ignore one Status of your choice affecting (or that would effect) you. Once per</text:p>
            <text:p>round when you are dealt Stress you may choose to take Fatigue instead.</text:p>
          </table:table-cell>
        </table:table-row>
        <table:table-row table:style-name="ro18">
          <table:table-cell/>
          <table:table-cell office:value-type="string" calcext:value-type="string">
            <text:p>DUE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cision Sla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Bleed.</text:p>
            <text:p>Critical: The target gains +2[Tier] Bleed instead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ssure Point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Dazed.</text:p>
            <text:p>Critical: The target also gains +1 Vulnerable.</text:p>
          </table:table-cell>
        </table:table-row>
        <table:table-row table:style-name="ro14">
          <table:table-cell office:value-type="string" calcext:value-type="string">
            <text:p>Dueling</text:p>
          </table:table-cell>
          <table:table-cell office:value-type="string" calcext:value-type="string">
            <text:p>Whirling Slic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1+[Tier] enemies within range</text:p>
            <text:p>Succeed: Deal Fatigue</text:p>
          </table:table-cell>
        </table:table-row>
        <table:table-row table:style-name="ro16">
          <table:table-cell office:value-type="string" calcext:value-type="string">
            <text:p>Dueling</text:p>
          </table:table-cell>
          <table:table-cell office:value-type="string" calcext:value-type="string">
            <text:p>Parry and Ripos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in range targets you with an attack.</text:p>
            <text:p>Effect: You may contest using Dueling, resolving as with Resilience. If your</text:p>
            <text:p>contesting roll is a Critical, make a Physical Attack against the triggering enemy,</text:p>
            <text:p>dealing Fatigue on a success.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or an adjacent character are targeted with an ability</text:p>
            <text:p>Effect: End this stance and enter any Basic Stance of your choice.</text:p>
            <text:p>If the stance has an effect that shares a trigger with this one, you may carry it out</text:p>
            <text:p>immediately.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Press Advantag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ttack abilities that target an enemy suffering a Status are at +1 Boon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Long Reac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bilities listed as having Range 1 have Range 2 instead</text:p>
          </table:table-cell>
        </table:table-row>
        <table:table-row table:style-name="ro14">
          <table:table-cell/>
          <table:table-cell office:value-type="string" calcext:value-type="string">
            <text:p>INFUSION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Infuse Weap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ffect: Make a Basic Attack against a valid target resolved using Infusion.</text:p>
            <text:p>If you succeed, choose one of the following statuses to apply to the target:</text:p>
            <text:p>+1 Burning, +1 Slowed, +1 Blinded or +1 Dazed</text:p>
          </table:table-cell>
        </table:table-row>
        <table:table-row table:style-name="ro24">
          <table:table-cell office:value-type="string" calcext:value-type="string">
            <text:p>Infusion</text:p>
          </table:table-cell>
          <table:table-cell office:value-type="string" calcext:value-type="string">
            <text:p>Selective War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Self or an Ally in Range</text:p>
            <text:p>Effect: Choose one of the following statuses: Burning, Slowed, Blinded, Dazed.</text:p>
            <text:p>The target is immune to the effects of the chosen status and cannot receive</text:p>
            <text:p>additional stacks, though any stacks they have when this effect is applied remain</text:p>
            <text:p>and are reduced at the end of their turns as normal. Rather than choose a status</text:p>
            <text:p>you may instead grant the target the ability to selectively ignore the impact of</text:p>
            <text:p>terrain and terrain effects on their movement.</text:p>
          </table:table-cell>
        </table:table-row>
        <table:table-row table:style-name="ro19">
          <table:table-cell office:value-type="string" calcext:value-type="string">
            <text:p>Infusion</text:p>
          </table:table-cell>
          <table:table-cell office:value-type="string" calcext:value-type="string">
            <text:p>Homing Beac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0</text:p>
            <text:p>Target: Area 3</text:p>
            <text:p>Effect: While the effect is present, you may spend 4 spaces of movement or</text:p>
            <text:p>your Action to teleport to any space in the area from anywhere on the battlefield.</text:p>
            <text:p>Your allies may teleport in this way as well (using their own movement or action)</text:p>
            <text:p>if they are adjacent to you, or may teleport from the area to any space adjacent</text:p>
            <text:p>to you. (Tier 2: Teleporting costs only 2 spaces of movement)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Force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succeed on a Resilience roll against an enemy attack</text:p>
            <text:p>Effect: Push the enemy up to 1+[Tier] spaces away from you (each space pushed</text:p>
            <text:p>must be in the same direction and must increase the distance between you).</text:p>
            <text:p>If you critically succeed, push them an additional [Tier] spaces. The attack</text:p>
            <text:p>otherwise resolves as normal based on the rolls involved.</text:p>
          </table:table-cell>
        </table:table-row>
        <table:table-row table:style-name="ro18">
          <table:table-cell office:value-type="string" calcext:value-type="string">
            <text:p>Infusion</text:p>
          </table:table-cell>
          <table:table-cell office:value-type="string" calcext:value-type="string">
            <text:p>Magnetic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An enemy attempts to exit adjacency with you</text:p>
            <text:p>Effect: You may make an Infusion roll contested by the triggering enemy's Resilience.</text:p>
            <text:p>Success: The triggering enemy spends 2 squares of movement and does not move.</text:p>
            <text:p>Critical: The triggering enemy spends 4 squares of movement instead.</text:p>
          </table:table-cell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Transmut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or one of your allies afflicts an enemy within Range [Tier] </text:p>
            <text:p>with one of the following statuses: Burning, Slowed, Blinded, Dazed, you may</text:p>
            <text:p>replace that application of the status with a different status from the same list.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suffering from Burning, Slowed, Blinded or Dazed, you</text:p>
            <text:p>may apply one stack of that status as part of a successful attack. If you are</text:p>
            <text:p>suffering from more than one, you may only apply one of them. This is in addition</text:p>
            <text:p>to any statuses the attack applies normally (and the stacks add together if the same</text:p>
            <text:p>status applies more than once and has a parameter).</text:p>
          </table:table-cell>
        </table:table-row>
        <table:table-row table:style-name="ro16">
          <table:table-cell/>
          <table:table-cell office:value-type="string" calcext:value-type="string">
            <text:p>ARCHERY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iercing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pecial: Does not trigger any Triggered Effects normally triggered by being targeted</text:p>
            <text:p>or attacked</text:p>
            <text:p>Succeed: Deal Fatigue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Tric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ucceed: Deal Fatigue</text:p>
            <text:p>Critical: Repeat this action immediately, targeting an enemy that has not been</text:p>
            <text:p>targeted by this ability this turn as if you were standing in the space of the first</text:p>
            <text:p>target. You have +1 Bane on the attack for each previous target of this ability this turn.</text:p>
          </table:table-cell>
        </table:table-row>
        <table:table-row table:style-name="ro3">
          <table:table-cell office:value-type="string" calcext:value-type="string">
            <text:p>Archery</text:p>
          </table:table-cell>
          <table:table-cell office:value-type="string" calcext:value-type="string">
            <text:p>Flaming Arr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 Target: One enemy Succeed: Deal Fatigue and inflict +1 Burning.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Point Blan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enemy Special: You have +1 Bane on the attack if you are adjacent</text:p>
            <text:p>to the target Succeed: Deal Fatigue and push the target up to 1+[Tier] spaces</text:p>
            <text:p>(you may move them any direction provided each square of movement is in the</text:p>
            <text:p>same direction and leaves them further from you than they started)</text:p>
            <text:p>Critical: Push the target up to 1+2[Tier] spaces instead</text:p>
          </table:table-cell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repared Sh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6</text:p>
            <text:p>Trigger: An enemy moves into the Aura</text:p>
            <text:p>Effect: You may make a Physical Attack against the triggering enemy. If you do,</text:p>
            <text:p>end this stance and you cannot take an action during your next turn (you can</text:p>
            <text:p>still move and take a new stance). Succeed: Deal Fatigue. </text:p>
          </table:table-cell>
        </table:table-row>
        <table:table-row table:style-name="ro17">
          <table:table-cell office:value-type="string" calcext:value-type="string">
            <text:p>Archery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f you do not move during your turn your offensive ability rolls until the</text:p>
            <text:p>start of your next turn have +[Tier] Boons</text:p>
          </table:table-cell>
        </table:table-row>
        <table:table-row table:style-name="ro18">
          <table:table-cell office:value-type="string" calcext:value-type="string">
            <text:p>Archery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may take an action during your Move instead of afterwards, provided</text:p>
            <text:p>each square moved during your turn is in the same direction. If you make an attack</text:p>
            <text:p>your remaining Movement may not take you further from the target than you were</text:p>
            <text:p>when you made the attack.</text:p>
          </table:table-cell>
        </table:table-row>
        <table:table-row table:style-name="ro24">
          <table:table-cell/>
          <table:table-cell office:value-type="string" calcext:value-type="string">
            <text:p>NINJUTSU</text:p>
          </table:table-cell>
          <table:table-cell/>
          <table:table-cell table:style-name="Default"/>
        </table:table-row>
        <table:table-row table:style-name="ro24">
          <table:table-cell office:value-type="string" calcext:value-type="string">
            <text:p>Ninjutsu</text:p>
          </table:table-cell>
          <table:table-cell office:value-type="string" calcext:value-type="string">
            <text:p>Assassin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enemy</text:p>
            <text:p>Special: You have +1 Boon on the attack for each stack of Mark on the target</text:p>
            <text:p>Succeed: Deal Fatigue equal to one or the number of stacks of Mark on the target</text:p>
            <text:p>(whichever is greater). If the target becomes incapacitated, clear all stacks of Mark</text:p>
            <text:p>and become Hidden. Otherwise, reduce their Mark by one.</text:p>
            <text:p>Critical: If the target becomes incapacitated, they retain half their stacks of Mark</text:p>
            <text:p>(round up). Otherwise, they retain all of them.</text:p>
          </table:table-cell>
        </table:table-row>
        <table:table-row table:style-name="ro19">
          <table:table-cell office:value-type="string" calcext:value-type="string">
            <text:p>Ninjutsu</text:p>
          </table:table-cell>
          <table:table-cell office:value-type="string" calcext:value-type="string">
            <text:p>Poison Dag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The target is Scouted, +1 Vulnerable, and is Weakened until the end</text:p>
            <text:p>of their next turn</text:p>
            <text:p>Critical: Deal Fatigue</text:p>
            <text:p>Effect: You may move up to half your speed (round up) (plus [Tier]-1 additional</text:p>
            <text:p>spaces) after this ability resolves, hit or miss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Flashban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 Target: Area 2 Succeed: Deal Stress, and target gains +[Tier] Blinded.</text:p>
            <text:p>Critical: The target is also Disoriented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Quiet Min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fail an Evasion roll</text:p>
            <text:p>Effect: You may treat the roll as a success. If you do, end this stance.</text:p>
          </table:table-cell>
        </table:table-row>
        <table:table-row table:style-name="ro18">
          <table:table-cell office:value-type="string" calcext:value-type="string">
            <text:p>Ninjutsu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Range: 3</text:p>
            <text:p>Target: One enemy Effect: The target is Scouted and you become Hidden.</text:p>
            <text:p>Trigger: A Scouted enemy enters a square adjacent to you</text:p>
            <text:p>Effect: The target immediately gains +1 Mark</text:p>
          </table:table-cell>
        </table:table-row>
        <table:table-row table:style-name="ro3">
          <table:table-cell office:value-type="string" calcext:value-type="string">
            <text:p>Ninjutsu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Speed by [Tier]</text:p>
          </table:table-cell>
        </table:table-row>
        <table:table-row table:style-name="ro14">
          <table:table-cell office:value-type="string" calcext:value-type="string">
            <text:p>Ninjutsu</text:p>
          </table:table-cell>
          <table:table-cell office:value-type="string" calcext:value-type="string">
            <text:p>Transpositional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ect: During your move you may spend 1 space of movement to swap places</text:p>
            <text:p>with an adjacent ally (Tier 2: You may use this effect to swap with an enemy,</text:p>
            <text:p>and when you swap with an ally it does not cost movement.)</text:p>
          </table:table-cell>
        </table:table-row>
        <table:table-row table:style-name="ro19">
          <table:table-cell/>
          <table:table-cell office:value-type="string" calcext:value-type="string">
            <text:p>KINETICISM</text:p>
          </table:table-cell>
          <table:table-cell/>
          <table:table-cell table:style-name="Default"/>
        </table:table-row>
        <table:table-row table:style-name="ro19">
          <table:table-cell office:value-type="string" calcext:value-type="string">
            <text:p>Kineticism</text:p>
          </table:table-cell>
          <table:table-cell office:value-type="string" calcext:value-type="string">
            <text:p>Three Body Probl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 in range and a second character within 4 and sharing a row </text:p>
            <text:p>or column with the first</text:p>
            <text:p>Effect: Propel one or both targets closer to each other along the line until they</text:p>
            <text:p>are adjacent</text:p>
            <text:p>Succeed: You may deal Fatigue to one [Tier 2: or both] of the targets</text:p>
            <text:p>Critical: The target gainst +1 Dazed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Vector Fie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Area 3+[Tier]</text:p>
            <text:p>Effect: Indicate a side or corner of the area. Whenever a character moves into any</text:p>
            <text:p>space in the area they are pushed one space toward the indicated side or corner</text:p>
            <text:p>unless they spend an extra space of movement to resist this effect.</text:p>
            <text:p>Movement triggered by this effect does not trigger this effect.</text:p>
          </table:table-cell>
        </table:table-row>
        <table:table-row table:style-name="ro17">
          <table:table-cell office:value-type="string" calcext:value-type="string">
            <text:p>Kineticism</text:p>
          </table:table-cell>
          <table:table-cell office:value-type="string" calcext:value-type="string">
            <text:p>Accele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 Target: One Ally or Self</text:p>
            <text:p>Effect: Target is Hastened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Orthogonal Incide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are targeted with an ability that inflicts Fatigue or Stress by an enemy</text:p>
            <text:p>sharing a row or column with your position and at least 3 spaces away</text:p>
            <text:p>Effect: In lieu of contesting the ability normally you may instead contest using</text:p>
            <text:p>Kineticism and end this stance Success: Avoid the effect as if by Evasion</text:p>
            <text:p>Critical: Apply the effect to a new target sharing a row or column with you which</text:p>
            <text:p>is at a right angle to the row or column you share with the triggering enemy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Eigencomplex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2 and indicate an orientation: clockwise or counterclockwise.</text:p>
            <text:p>Whenever a character moves into any space in the aura, they are pushed one</text:p>
            <text:p>space in a cardinal direction in the indicated orientation unless they spend an</text:p>
            <text:p>extra space of movement to resist this effect. Movement triggered by this effect</text:p>
            <text:p>does not trigger this effect. You cannot be targeted by enemies in this aura unless</text:p>
            <text:p>they are orthogonally adjacent to you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Allies may bounce abilities off of your space as if they were originating</text:p>
            <text:p>from you. You must be in range of their ability and they must have a clear line</text:p>
            <text:p>of effect to you which is not interrupted by cover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Newtonian Mechanic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</table:table-row>
        <table:table-row table:style-name="ro18">
          <table:table-cell/>
          <table:table-cell office:value-type="string" calcext:value-type="string">
            <text:p>ANIMISM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Animism</text:p>
          </table:table-cell>
          <table:table-cell office:value-type="string" calcext:value-type="string">
            <text:p>Amelio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[Tier]</text:p>
            <text:p>Target: One ally</text:p>
            <text:p>Effect: Reduce the target's Fatigue or Stress by 1</text:p>
            <text:p>Overexert: Reduce the target's Fatigue or Stress by 2 instead, or reduce each by 1.</text:p>
          </table:table-cell>
        </table:table-row>
        <table:table-row table:style-name="ro16">
          <table:table-cell office:value-type="string" calcext:value-type="string">
            <text:p>Animism</text:p>
          </table:table-cell>
          <table:table-cell office:value-type="string" calcext:value-type="string">
            <text:p>Spirit Arm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ally</text:p>
            <text:p>Effect: If the target fails an Resilience roll, they may treat the result as a success.</text:p>
            <text:p>Alternatively if they fail a roll to become Incapacitated they may reroll.</text:p>
            <text:p>Either way, end this Buff after it is used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Aggress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Effect: When you take this action, if you do not already have a Minion in play,</text:p>
            <text:p>place a Minion in a space in range. If you already have a Minion in play, instead</text:p>
            <text:p>move it up to 4. You may then have your minion make a Physical Attack against</text:p>
            <text:p>an enemy adjacent to it.</text:p>
            <text:p>Success: Deal Fatigue, and push the enemy up to [Tier] spaces in any direction.</text:p>
            <text:p>Critical: Push the enemy an additional [Tier] spaces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Protect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 instead</text:p>
            <text:p>move it up to 4.</text:p>
            <text:p>Trigger: An enemy exits a space within [Tier] of your minion.</text:p>
            <text:p>Effect: Make a physical attack against the triggering enemy.</text:p>
            <text:p>Success: Deal Fatigue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Bolste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</text:p>
            <text:p>instead move it up to 4.</text:p>
            <text:p>Effect: The minion gains Aura [Tier]. You and your allies have +1 to all defensive</text:p>
            <text:p>rolls while in the aura.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Channel Wil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take the Basic Attack, Resuscitate or Coup de Grace action or the</text:p>
            <text:p>Assist or Protect stances, you may use your Minion's space instead of your own for</text:p>
            <text:p>the purpose of determining whether a target is in Range. You may also select targets </text:p>
            <text:p>for other abilities you have as if you were in your Minion's space, but if they have a</text:p>
            <text:p>Range greater than [Tier], they are treated as if they had a Range of [Tier] instead (this</text:p>
            <text:p>does not apply to basic actions and stances).</text:p>
          </table:table-cell>
        </table:table-row>
        <table:table-row table:style-name="ro17">
          <table:table-cell office:value-type="string" calcext:value-type="string">
            <text:p>Animism</text:p>
          </table:table-cell>
          <table:table-cell office:value-type="string" calcext:value-type="string">
            <text:p>Enhanced Recover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ke the Recover action, you may reduce your Fatigue or</text:p>
            <text:p>Stress by 2 rather than 1, or you may reduce both of them by 1.</text:p>
          </table:table-cell>
        </table:table-row>
        <table:table-row table:style-name="ro16">
          <table:table-cell/>
          <table:table-cell office:value-type="string" calcext:value-type="string">
            <text:p>MESMERISM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Mesmerism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One enemy</text:p>
            <text:p>Success: Force the target to move up to their speed to any other space within range</text:p>
            <text:p>Critical: Deal Stress</text:p>
            <text:p>Overexert: The target is Immobilized until the end of their turn. You may choose to pay the Overexert cost after the roll.</text:p>
          </table:table-cell>
        </table:table-row>
        <table:table-row table:style-name="ro14">
          <table:table-cell office:value-type="string" calcext:value-type="string">
            <text:p>Mesmerism</text:p>
          </table:table-cell>
          <table:table-cell office:value-type="string" calcext:value-type="string">
            <text:p>Addle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enemy Success: The target is Disoriented. (Tier &gt; 1:</text:p>
            <text:p>They also gain +1 Slowed for each Tier above 1).</text:p>
            <text:p>Critical: Deal Stress</text:p>
          </table:table-cell>
        </table:table-row>
        <table:table-row table:style-name="ro20">
          <table:table-cell office:value-type="string" calcext:value-type="string">
            <text:p>Mesmerism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character in range</text:p>
            <text:p>Success: The target makes a Basic Attack against a valid target, resolved using</text:p>
            <text:p>your Mesmerism.</text:p>
            <text:p>Overexert: You may direct the target to use a different action you have access</text:p>
            <text:p>to instead of a Basic Attack</text:p>
            <text:p>Critical: If the target is an enemy, deal Stress</text:p>
          </table:table-cell>
        </table:table-row>
        <table:table-row table:style-name="ro24">
          <table:table-cell office:value-type="string" calcext:value-type="string">
            <text:p>Mesmerism</text:p>
          </table:table-cell>
          <table:table-cell office:value-type="string" calcext:value-type="string">
            <text:p>The Prestig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n enemy attack</text:p>
            <text:p>Effect: If there is another character adjacent to you, you may swap places with them,</text:p>
            <text:p>causing them to be targeted by the triggering attack instead of you. If the other</text:p>
            <text:p>character is an enemy, roll Mesmerism contested by their Resolve. If they succeed</text:p>
            <text:p>this effect fails but you may contest the triggering attack normally. Alternatively,</text:p>
            <text:p>or if there is no adjacent character, you may move to an adjacent space before the</text:p>
            <text:p>triggering attack resolves. If this puts you out of its range, it automatically fails.</text:p>
            <text:p>Otherwise, contest it normally. After this effect triggers, end this stance.</text:p>
          </table:table-cell>
        </table:table-row>
        <table:table-row table:style-name="ro17">
          <table:table-cell office:value-type="string" calcext:value-type="string">
            <text:p>Mesmerism</text:p>
          </table:table-cell>
          <table:table-cell office:value-type="string" calcext:value-type="string">
            <text:p>Mind Over Matter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Effect: If you would take Fatigue, you may choose to take Stress instead. If you do, end</text:p>
            <text:p>this stance. 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Increase your maximum Stress Tolerance by 1+[Tier]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Disappearing Act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you successfully defend against an enemy attack, become Hidden.</text:p>
          </table:table-cell>
        </table:table-row>
        <table:table-row table:style-name="ro14">
          <table:table-cell/>
          <table:table-cell office:value-type="string" calcext:value-type="string">
            <text:p>ELEMENTALISM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Fire Burs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Area 1+[Tier]</text:p>
            <text:p>Success: Characters in the area take Fatigue and are Burning</text:p>
            <text:p>Overexert: Increase the area to Area 3+[Tier] 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</text:p>
            <text:p>Target: Area 3+[Tier]</text:p>
            <text:p>Effect: The area is Difficult Terrain.</text:p>
            <text:p>Overexert: Whenever a character starts their turn in the area or enters it for the</text:p>
            <text:p>first time on a turn, roll Elementalism contested by their Resilience. If you</text:p>
            <text:p>succeed, they take Fatigue. At the start of your turn you may maintain this</text:p>
            <text:p>effect by paying the Overexert cost again.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Unlimited Power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Self</text:p>
            <text:p>Target: One adjacent enemy</text:p>
            <text:p>Success: Deal Stress and the target is +1 Dazed</text:p>
            <text:p>Overexert: The target becomes Aura 1+[Tier] and on a Success you may repeat</text:p>
            <text:p>this action immediately, except the attack is resolved as you were the</text:p>
            <text:p>previous target, and you cannot target an enemy that has been targeted by</text:p>
            <text:p>this ability this turn.</text:p>
          </table:table-cell>
        </table:table-row>
        <table:table-row table:style-name="ro16">
          <table:table-cell office:value-type="string" calcext:value-type="string">
            <text:p>Elementalism</text:p>
          </table:table-cell>
          <table:table-cell office:value-type="string" calcext:value-type="string">
            <text:p>Earthen Hid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Resilience you may roll Elementalism, with +X Banes</text:p>
            <text:p>where X is your current Stress Load. Resolve the effect as if you had rolled</text:p>
            <text:p>Resilience. If you roll a Critical success, you may remain in this stance.</text:p>
            <text:p>Otherwise, end this stance.</text:p>
          </table:table-cell>
        </table:table-row>
        <table:table-row table:style-name="ro18">
          <table:table-cell office:value-type="string" calcext:value-type="string">
            <text:p>Elementalism</text:p>
          </table:table-cell>
          <table:table-cell office:value-type="string" calcext:value-type="string">
            <text:p>Cloak of Wind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Evasion you may roll Elementalism, with +X Banes where</text:p>
            <text:p>X is your current Fatigue Load. Resolve the effect as if you had rolled Evasion.</text:p>
            <text:p>If you roll a Critical success, you may remain in this stance. Otherwise, end this stance.</text:p>
          </table:table-cell>
        </table:table-row>
        <table:table-row table:style-name="ro17">
          <table:table-cell office:value-type="string" calcext:value-type="string">
            <text:p>Elementalism</text:p>
          </table:table-cell>
          <table:table-cell office:value-type="string" calcext:value-type="string">
            <text:p>Living Spark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in Range 6 removes the Burning condition, you</text:p>
            <text:p>may apply +1 Burning to another character within range 1+[Tier] of them</text:p>
          </table:table-cell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Deep Freeze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enters any space in a Terrain Effect you created,</text:p>
            <text:p>you may roll Elementalism contested by their Resilience. If you succeed they gain</text:p>
            <text:p>+1 Slowed.</text:p>
          </table:table-cell>
        </table:table-row>
      </table:table>
      <table:named-expressions/>
      <table:database-ranges>
        <table:database-range table:name="AttributeModifiers" table:target-range-address="Build.E7:Build.E12" table:on-update-keep-styles="true" table:on-update-keep-size="false"/>
        <table:database-range table:name="__Anonymous_Sheet_DB__0" table:target-range-address="Build.J32:Build.L3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text>+</number:text>
      <number:number number:decimal-places="0" number:min-decimal-places="0" number:min-integer-digits="1"/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+</number:text>
      <number:number number:decimal-places="0" number:min-decimal-places="0" number:min-integer-digits="1"/>
    </number:number-style>
    <number:number-style style:name="N132P1" style:volatile="true">
      <number:text>-</number:text>
      <number:number number:decimal-places="0" number:min-decimal-places="0" number:min-integer-digits="1"/>
    </number:number-style>
    <number:number-style style:name="N132">
      <number:number number:decimal-places="0" number:min-decimal-places="0" number:min-integer-digits="1"/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/>
    </number:number-style>
    <number:number-style style:name="N133P1" style:volatile="true">
      <number:number number:decimal-places="0" number:min-decimal-places="0" number:min-integer-digits="1"/>
    </number:number-style>
    <number:number-style style:name="N133">
      <number:text/>
      <style:map style:condition="value()&gt;0" style:apply-style-name="N133P0"/>
      <style:map style:condition="value()&lt;0" style:apply-style-name="N133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available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6:50:00.237418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13:49:24.024801931</meta:creation-date>
    <dc:date>2025-05-28T17:38:17.943353821</dc:date>
    <meta:editing-duration>PT2H35M12S</meta:editing-duration>
    <meta:editing-cycles>33</meta:editing-cycles>
    <meta:generator>LibreOffice/25.2.3.2$Linux_X86_64 LibreOffice_project/520$Build-2</meta:generator>
    <meta:document-statistic meta:table-count="5" meta:cell-count="1387" meta:object-count="0"/>
  </office:meta>
</office:document-meta>
</file>